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leObj1"/>
  <manifest:file-entry manifest:media-type="application/octet-stream" manifest:full-path="OleObj2"/>
  <manifest:file-entry manifest:media-type="application/octet-stream" manifest:full-path="OleObj3"/>
  <manifest:file-entry manifest:media-type="application/octet-stream" manifest:full-path="OleObj4"/>
  <manifest:file-entry manifest:media-type="application/octet-stream" manifest:full-path="OleObj5"/>
  <manifest:file-entry manifest:media-type="application/octet-stream" manifest:full-path="OleObj6"/>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leObj1"/>
  <manifest:file-entry manifest:media-type="" manifest:full-path="ObjectReplacements/OleObj2"/>
  <manifest:file-entry manifest:media-type="" manifest:full-path="ObjectReplacements/OleObj3"/>
  <manifest:file-entry manifest:media-type="" manifest:full-path="ObjectReplacements/OleObj4"/>
  <manifest:file-entry manifest:media-type="" manifest:full-path="ObjectReplacements/OleObj5"/>
  <manifest:file-entry manifest:media-type="" manifest:full-path="ObjectReplacements/OleObj6"/>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Calibri1" svg:font-family="Calibri"/>
    <style:font-face style:name="Cambria" svg:font-family="Cambria"/>
    <style:font-face style:name="Consolas" svg:font-family="Consolas"/>
    <style:font-face style:name="OpenSymbol" svg:font-family="OpenSymbol"/>
    <style:font-face style:name="Symbol" svg:font-family="Symbol"/>
    <style:font-face style:name="Verdana" svg:font-family="Verdana"/>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16.801cm" fo:margin-left="0cm" table:align="left" style:may-break-between-rows="true" style:writing-mode="lr-tb"/>
    </style:style>
    <style:style style:name="Tabla1.A" style:family="table-column">
      <style:table-column-properties style:column-width="5.743cm"/>
    </style:style>
    <style:style style:name="Tabla1.B" style:family="table-column">
      <style:table-column-properties style:column-width="4.814cm"/>
    </style:style>
    <style:style style:name="Tabla1.C" style:family="table-column">
      <style:table-column-properties style:column-width="6.244cm"/>
    </style:style>
    <style:style style:name="Tabla1.A1" style:family="table-cell">
      <style:table-cell-properties fo:background-color="#ffffff" fo:padding-left="0.097cm" fo:padding-right="0.097cm" fo:padding-top="0cm" fo:padding-bottom="0cm" fo:border="0.035cm solid #000000" fo:vertical-align="top">
        <style:background-image/>
      </style:table-cell-properties>
    </style:style>
    <style:style style:name="P1" style:family="paragraph" style:parent-style-name="Standard">
      <style:paragraph-properties fo:margin-top="0.423cm" fo:margin-bottom="0.212cm" fo:line-height="100%" fo:text-align="start" style:justify-single-word="false"/>
    </style:style>
    <style:style style:name="P2" style:family="paragraph" style:parent-style-name="Standard">
      <style:paragraph-properties fo:margin-top="0cm" fo:margin-bottom="0.212cm" fo:line-height="100%" fo:text-align="start" style:justify-single-word="false"/>
    </style:style>
    <style:style style:name="P3" style:family="paragraph" style:parent-style-name="Standard">
      <style:paragraph-properties fo:margin-left="0.635cm" fo:margin-right="0cm" fo:line-height="100%" fo:text-align="start" style:justify-single-word="false" fo:text-indent="0cm" style:auto-text-indent="false"/>
    </style:style>
    <style:style style:name="P4" style:family="paragraph" style:parent-style-name="Standard">
      <style:paragraph-properties fo:margin-left="1.27cm" fo:margin-right="0cm" fo:line-height="100%" fo:text-align="start" style:justify-single-word="false" fo:text-indent="0cm" style:auto-text-indent="false"/>
    </style:style>
    <style:style style:name="P5" style:family="paragraph" style:parent-style-name="Standard">
      <style:paragraph-properties fo:margin-top="0.423cm" fo:margin-bottom="0cm" fo:line-height="100%" fo:text-align="center" style:justify-single-word="false"/>
      <style:text-properties fo:color="#000000" style:font-name="Cambria" fo:font-size="18pt" fo:font-weight="bold" fo:background-color="transparent" style:font-name-asian="Cambria" style:font-name-complex="Cambria"/>
    </style:style>
    <style:style style:name="P6" style:family="paragraph" style:parent-style-name="Standard">
      <style:paragraph-properties fo:margin-top="0.423cm" fo:margin-bottom="0.212cm" fo:line-height="100%" fo:text-align="center" style:justify-single-word="false"/>
      <style:text-properties fo:color="#000000" style:font-name="Cambria" fo:font-size="14pt" fo:font-style="italic" fo:font-weight="normal" fo:background-color="transparent" style:font-name-asian="Cambria" style:font-name-complex="Cambria"/>
    </style:style>
    <style:style style:name="P7" style:family="paragraph" style:parent-style-name="Standard">
      <style:paragraph-properties fo:margin-top="0.423cm" fo:margin-bottom="0.212cm" fo:line-height="100%" fo:text-align="start" style:justify-single-word="false"/>
      <style:text-properties fo:color="#000000" style:font-name="Cambria" fo:font-size="14pt" fo:font-style="italic" fo:font-weight="bold" fo:background-color="transparent" style:font-name-asian="Cambria" style:font-name-complex="Cambria"/>
    </style:style>
    <style:style style:name="P8" style:family="paragraph" style:parent-style-name="Standard">
      <style:paragraph-properties fo:margin-top="0.423cm" fo:margin-bottom="0.212cm" fo:line-height="100%" fo:text-align="start" style:justify-single-word="false"/>
      <style:text-properties fo:color="#000000" style:font-name="Cambria" fo:font-size="14pt" fo:font-weight="bold" fo:background-color="transparent" style:font-name-asian="Cambria" style:font-name-complex="Cambria"/>
    </style:style>
    <style:style style:name="P9" style:family="paragraph" style:parent-style-name="Standard">
      <style:paragraph-properties fo:margin-top="0.423cm" fo:margin-bottom="0.212cm" fo:line-height="100%" fo:text-align="start" style:justify-single-word="false"/>
      <style:text-properties fo:color="#000000" style:font-name="Cambria" fo:font-size="16pt" fo:font-weight="bold" fo:background-color="transparent" style:font-name-asian="Cambria" style:font-name-complex="Cambria"/>
    </style:style>
    <style:style style:name="P10" style:family="paragraph" style:parent-style-name="Standard">
      <style:paragraph-properties fo:margin-top="0.423cm" fo:margin-bottom="0.212cm" fo:line-height="100%" fo:text-align="start" style:justify-single-word="false"/>
      <style:text-properties fo:color="#000000" style:font-name="Verdana" fo:font-size="12pt" fo:font-style="italic"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P11" style:family="paragraph" style:parent-style-name="Standard">
      <style:paragraph-properties fo:margin-top="0.423cm" fo:margin-bottom="0.212cm" fo:line-height="100%" fo:text-align="start" style:justify-single-word="false"/>
      <style:text-properties fo:color="#000000" style:font-name="Verdana" fo:font-size="12pt" fo:font-weight="normal" fo:background-color="transparent" style:font-name-asian="Verdana" style:font-name-complex="Verdana"/>
    </style:style>
    <style:style style:name="P12" style:family="paragraph" style:parent-style-name="Standard" style:list-style-name="L10">
      <style:paragraph-properties fo:margin-top="0.423cm" fo:margin-bottom="0.212cm" fo:line-height="100%" fo:text-align="start" style:justify-single-word="false"/>
      <style:text-properties fo:color="#000000" style:font-name="Verdana" fo:font-size="12pt" fo:font-weight="normal" fo:background-color="transparent" style:font-name-asian="Verdana" style:font-name-complex="Verdana"/>
    </style:style>
    <style:style style:name="P13" style:family="paragraph" style:parent-style-name="Standard">
      <style:paragraph-properties fo:margin-top="0.423cm" fo:margin-bottom="0.212cm" fo:line-height="100%" fo:text-align="start" style:justify-single-word="false"/>
      <style:text-properties fo:color="#000000" style:font-name="Verdana" fo:font-size="10pt" fo:font-style="italic"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14" style:family="paragraph" style:parent-style-name="Standard">
      <style:paragraph-properties fo:margin-top="0.423cm" fo:margin-bottom="0.212cm"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paragraph-properties fo:margin-top="0cm" fo:margin-bottom="0.212cm" fo:line-height="100%" fo:text-align="center" style:justify-single-word="false"/>
      <style:text-properties fo:color="#000000" style:font-name="Verdana" fo:font-size="12pt" fo:font-weight="normal" fo:background-color="transparent" style:font-name-asian="Verdana" style:font-name-complex="Verdana"/>
    </style:style>
    <style:style style:name="P16" style:family="paragraph" style:parent-style-name="Standard">
      <style:paragraph-properties fo:margin-top="0cm" fo:margin-bottom="0.212cm" fo:line-height="100%" fo:text-align="start" style:justify-single-word="false"/>
      <style:text-properties fo:color="#000000" style:font-name="Verdana" fo:font-size="12pt" fo:font-weight="normal" fo:background-color="transparent" style:font-name-asian="Verdana" style:font-name-complex="Verdana"/>
    </style:style>
    <style:style style:name="P17" style:family="paragraph" style:parent-style-name="Standard" style:list-style-name="L2">
      <style:paragraph-properties fo:margin-top="0cm" fo:margin-bottom="0.212cm" fo:line-height="100%" fo:text-align="start" style:justify-single-word="false"/>
      <style:text-properties fo:color="#000000" style:font-name="Verdana" fo:font-size="12pt" fo:font-weight="normal" fo:background-color="transparent" style:font-name-asian="Verdana" style:font-name-complex="Verdana"/>
    </style:style>
    <style:style style:name="P18" style:family="paragraph" style:parent-style-name="Standard">
      <style:paragraph-properties fo:margin-top="0cm" fo:margin-bottom="0.212cm" fo:line-height="100%" fo:text-align="start" style:justify-single-word="false"/>
      <style:text-properties fo:color="#000000" style:font-name="Verdana" fo:font-size="12pt"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19" style:family="paragraph" style:parent-style-name="Standard">
      <style:paragraph-properties fo:margin-top="0cm" fo:margin-bottom="0.212cm" fo:line-height="100%" fo:text-align="start" style:justify-single-word="false"/>
      <style:text-properties fo:color="#000000" style:font-name="Verdana" fo:font-size="12pt" fo:font-weight="bold" fo:background-color="transparent" style:font-name-asian="Verdana" style:font-name-complex="Verdana"/>
    </style:style>
    <style:style style:name="P20" style:family="paragraph" style:parent-style-name="Standard">
      <style:paragraph-properties fo:margin-top="0cm" fo:margin-bottom="0.212cm" fo:line-height="100%" fo:text-align="start" style:justify-single-word="false"/>
      <style:text-properties fo:color="#000000" style:font-name="Verdana" fo:font-size="10pt"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21" style:family="paragraph" style:parent-style-name="Standard">
      <style:paragraph-properties fo:margin-top="0cm" fo:margin-bottom="0.212cm" fo:line-height="100%" fo:text-align="start" style:justify-single-word="false"/>
      <style:text-properties fo:color="#000000" style:font-name="Verdana" fo:font-size="10pt" fo:font-weight="bold" fo:background-color="transparent" style:font-name-asian="Verdana" style:font-name-complex="Verdana"/>
    </style:style>
    <style:style style:name="P22" style:family="paragraph" style:parent-style-name="Standard">
      <style:paragraph-properties fo:margin-top="0cm" fo:margin-bottom="0.212cm"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paragraph-properties fo:margin-top="0cm" fo:margin-bottom="0.212cm" fo:line-height="100%" fo:text-align="start" style:justify-single-word="false"/>
      <style:text-properties style:use-window-font-color="true" style:font-name="Consolas" fo:font-size="10.5pt" fo:font-weight="normal" fo:background-color="transparent" style:font-name-asian="Consolas" style:font-name-complex="Consolas"/>
    </style:style>
    <style:style style:name="P24" style:family="paragraph" style:parent-style-name="Standard">
      <style:paragraph-properties fo:margin-top="0cm" fo:margin-bottom="0.212cm" fo:line-height="100%" fo:text-align="start" style:justify-single-word="false"/>
    </style:style>
    <style:style style:name="P25" style:family="paragraph" style:parent-style-name="Standard">
      <style:paragraph-properties fo:margin-top="0cm" fo:margin-bottom="0.212cm" fo:line-height="100%" fo:text-align="start" style:justify-single-word="false"/>
      <style:text-properties fo:color="#008000" style:font-name="Consolas" fo:font-size="10.5pt" fo:font-weight="normal" fo:background-color="transparent" style:font-name-asian="Consolas" style:font-name-complex="Consolas"/>
    </style:style>
    <style:style style:name="P26" style:family="paragraph" style:parent-style-name="Standard">
      <style:paragraph-properties fo:line-height="100%" fo:text-align="start" style:justify-single-word="false"/>
      <style:text-properties fo:color="#000000" style:font-name="Verdana" fo:font-size="12pt" fo:font-weight="normal" fo:background-color="transparent" style:font-name-asian="Verdana" style:font-name-complex="Verdana"/>
    </style:style>
    <style:style style:name="P27" style:family="paragraph" style:parent-style-name="Standard" style:list-style-name="L1">
      <style:paragraph-properties fo:line-height="100%" fo:text-align="start" style:justify-single-word="false"/>
      <style:text-properties fo:color="#000000" style:font-name="Verdana" fo:font-size="12pt" fo:font-weight="normal" fo:background-color="transparent" style:font-name-asian="Verdana" style:font-name-complex="Verdana"/>
    </style:style>
    <style:style style:name="P28" style:family="paragraph" style:parent-style-name="Standard">
      <style:paragraph-properties fo:line-height="115%" fo:text-align="start" style:justify-single-word="false"/>
      <style:text-properties fo:color="#000000" style:font-name="Verdana" fo:font-size="12pt" fo:font-weight="normal" fo:background-color="transparent" style:font-name-asian="Verdana" style:font-name-complex="Verdana"/>
    </style:style>
    <style:style style:name="P29"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paragraph-properties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paragraph-properties fo:margin-left="0cm" fo:margin-right="0cm" fo:line-height="115%" fo:text-align="start" style:justify-single-word="false" fo:text-indent="1.27cm" style:auto-text-indent="false"/>
      <style:text-properties fo:color="#000000" style:font-name="Verdana" fo:font-size="12pt" fo:font-weight="normal" fo:background-color="transparent" style:font-name-asian="Verdana" style:font-name-complex="Verdana"/>
    </style:style>
    <style:style style:name="P32" style:family="paragraph" style:parent-style-name="Standard" style:list-style-name="L3">
      <style:paragraph-properties fo:margin-left="-0.635cm" fo:margin-right="0cm" fo:margin-top="0cm" fo:margin-bottom="0.212cm" fo:line-height="100%" fo:text-align="start" style:justify-single-word="false" fo:text-indent="0.635cm" style:auto-text-indent="false"/>
      <style:text-properties fo:color="#000000" style:font-name="Verdana" fo:font-size="12pt" fo:font-weight="normal" fo:background-color="transparent" style:font-name-asian="Verdana" style:font-name-complex="Verdana"/>
    </style:style>
    <style:style style:name="P33" style:family="paragraph" style:parent-style-name="Standard" style:list-style-name="L4">
      <style:paragraph-properties fo:margin-left="-0.635cm" fo:margin-right="0cm" fo:line-height="100%" fo:text-align="start" style:justify-single-word="false" fo:text-indent="0.635cm" style:auto-text-indent="false"/>
      <style:text-properties fo:color="#000000" style:font-name="Verdana" fo:font-size="10pt" fo:font-weight="normal" fo:background-color="transparent" style:font-name-asian="Verdana" style:font-name-complex="Verdana"/>
    </style:style>
    <style:style style:name="P34" style:family="paragraph" style:parent-style-name="Standard" style:list-style-name="L5">
      <style:paragraph-properties fo:margin-left="-0.635cm" fo:margin-right="0cm" fo:line-height="100%" fo:text-align="start" style:justify-single-word="false" fo:text-indent="0.635cm" style:auto-text-indent="false"/>
      <style:text-properties fo:color="#000000" style:font-name="Verdana" fo:font-size="10pt" fo:font-weight="normal" fo:background-color="transparent" style:font-name-asian="Verdana" style:font-name-complex="Verdana"/>
    </style:style>
    <style:style style:name="P35" style:family="paragraph" style:parent-style-name="Standard" style:list-style-name="L6">
      <style:paragraph-properties fo:margin-left="-0.635cm" fo:margin-right="0cm" fo:line-height="100%" fo:text-align="start" style:justify-single-word="false" fo:text-indent="0.635cm" style:auto-text-indent="false"/>
      <style:text-properties fo:color="#000000" style:font-name="Verdana" fo:font-size="10pt" fo:font-weight="normal" fo:background-color="transparent" style:font-name-asian="Verdana" style:font-name-complex="Verdana"/>
    </style:style>
    <style:style style:name="P36" style:family="paragraph" style:parent-style-name="Standard" style:list-style-name="L7">
      <style:paragraph-properties fo:margin-left="-0.635cm" fo:margin-right="0cm" fo:line-height="100%" fo:text-align="start" style:justify-single-word="false" fo:text-indent="0.635cm" style:auto-text-indent="false"/>
      <style:text-properties fo:color="#000000" style:font-name="Verdana" fo:font-size="10pt" fo:font-weight="normal" fo:background-color="transparent" style:font-name-asian="Verdana" style:font-name-complex="Verdana"/>
    </style:style>
    <style:style style:name="P37" style:family="paragraph" style:parent-style-name="Standard" style:list-style-name="L8">
      <style:paragraph-properties fo:margin-left="-0.635cm" fo:margin-right="0cm" fo:line-height="100%" fo:text-align="start" style:justify-single-word="false" fo:text-indent="0.635cm" style:auto-text-indent="false"/>
      <style:text-properties fo:color="#000000" style:font-name="Verdana" fo:font-size="10pt" fo:font-weight="normal" fo:background-color="transparent" style:font-name-asian="Verdana" style:font-name-complex="Verdana"/>
    </style:style>
    <style:style style:name="P38" style:family="paragraph" style:parent-style-name="Standard" style:list-style-name="L9">
      <style:paragraph-properties fo:margin-left="-0.635cm" fo:margin-right="0cm" fo:line-height="100%" fo:text-align="start" style:justify-single-word="false" fo:text-indent="0.635cm" style:auto-text-indent="false"/>
      <style:text-properties fo:color="#000000" style:font-name="Verdana" fo:font-size="10pt" fo:font-weight="normal" fo:background-color="transparent" style:font-name-asian="Verdana" style:font-name-complex="Verdana"/>
    </style:style>
    <style:style style:name="T1" style:family="text">
      <style:text-properties fo:color="#000000" style:font-name="Verdana" fo:font-size="12pt" fo:font-weight="normal" fo:background-color="transparent" style:font-name-asian="Verdana" style:font-name-complex="Verdana"/>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onsolas" fo:font-size="10.5pt" fo:font-weight="normal" fo:background-color="transparent" style:font-name-asian="Consolas" style:font-name-complex="Consolas"/>
    </style:style>
    <style:style style:name="T4" style:family="text">
      <style:text-properties fo:color="#1155cc" style:font-name="Verdana" fo:font-size="12pt"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T5" style:family="text">
      <style:text-properties fo:color="#1155cc" style:font-name="Verdana" fo:font-size="12pt"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text:display="none"/>
    </style:style>
    <style:style style:name="T6" style:family="text">
      <style:text-properties fo:color="#0000ff" style:font-name="Consolas" fo:font-size="10.5pt" fo:font-weight="normal" fo:background-color="transparent" style:font-name-asian="Consolas" style:font-name-complex="Consolas"/>
    </style:style>
    <style:style style:name="T7" style:family="text">
      <style:text-properties fo:color="#2b91af" style:font-name="Consolas" fo:font-size="10.5pt" fo:font-weight="normal" fo:background-color="transparent" style:font-name-asian="Consolas" style:font-name-complex="Consolas"/>
    </style:style>
    <style:style style:name="T8" style:family="text">
      <style:text-properties fo:color="#008000" style:font-name="Consolas" fo:font-size="10.5pt" fo:font-weight="normal" fo:background-color="transparent" style:font-name-asian="Consolas" style:font-name-complex="Consolas"/>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IUBA - 7507</text:p>
      <text:p text:style-name="P5">Algoritmos y programación 3</text:p>
      <text:p text:style-name="P6">Trabajo práctico 2: Batalla Navalgo</text:p>
      <text:p text:style-name="P15">1er cuatrimestre, 2013</text:p>
      <text:p text:style-name="P15">(trabajo grupal)</text:p>
      <text:p text:style-name="P16">Alumno:</text:p>
      <table:table table:name="Tabla1" table:style-name="Tabla1">
        <table:table-column table:style-name="Tabla1.A"/>
        <table:table-column table:style-name="Tabla1.B"/>
        <table:table-column table:style-name="Tabla1.C"/>
        <table:table-row>
          <table:table-cell table:style-name="Tabla1.A1" office:value-type="string">
            <text:p text:style-name="P26">Nombre</text:p>
          </table:table-cell>
          <table:table-cell table:style-name="Tabla1.A1" office:value-type="string">
            <text:p text:style-name="P26">Padrón</text:p>
          </table:table-cell>
          <table:table-cell table:style-name="Tabla1.A1" office:value-type="string">
            <text:p text:style-name="P26">Mail</text:p>
          </table:table-cell>
        </table:table-row>
        <table:table-row>
          <table:table-cell table:style-name="Tabla1.A1" office:value-type="string">
            <text:p text:style-name="P26">Addin, Kevin</text:p>
          </table:table-cell>
          <table:table-cell table:style-name="Tabla1.A1" office:value-type="string">
            <text:p text:style-name="P26">94280</text:p>
          </table:table-cell>
          <table:table-cell table:style-name="Tabla1.A1" office:value-type="string">
            <text:p text:style-name="P26">addinkevin@gmail.com </text:p>
          </table:table-cell>
        </table:table-row>
        <table:table-row>
          <table:table-cell table:style-name="Tabla1.A1" office:value-type="string">
            <text:p text:style-name="P26">Fernandez, Santiago</text:p>
          </table:table-cell>
          <table:table-cell table:style-name="Tabla1.A1" office:value-type="string">
            <text:p text:style-name="P26">94489</text:p>
          </table:table-cell>
          <table:table-cell table:style-name="Tabla1.A1" office:value-type="string">
            <text:p text:style-name="P26">fernandezsantid@gmail.com</text:p>
          </table:table-cell>
        </table:table-row>
        <table:table-row>
          <table:table-cell table:style-name="Tabla1.A1" office:value-type="string">
            <text:p text:style-name="P26">Prystupiuk, Maximiliano</text:p>
          </table:table-cell>
          <table:table-cell table:style-name="Tabla1.A1" office:value-type="string">
            <text:p text:style-name="P26">94853</text:p>
          </table:table-cell>
          <table:table-cell table:style-name="Tabla1.A1" office:value-type="string">
            <text:p text:style-name="P26">mprystupiuk@gmail.com</text:p>
          </table:table-cell>
        </table:table-row>
      </table:table>
      <text:p text:style-name="P22"/>
      <text:p text:style-name="P22"/>
      <text:p text:style-name="P16">Fecha de entrega:</text:p>
      <text:p text:style-name="P22"/>
      <text:p text:style-name="P16">Tutor: Marcet, Diego</text:p>
      <text:p text:style-name="P22"/>
      <text:p text:style-name="P16">Nota Final:</text:p>
      <text:p text:style-name="P22"/>
      <text:p text:style-name="P22"/>
      <text:p text:style-name="P29"/>
      <text:p text:style-name="P9">Tabla de contenidos</text:p>
      <text:p text:style-name="P29"/>
      <text:p text:style-name="P3"><text:a xlink:type="simple" xlink:href="#id.gjdgxs"><text:span text:style-name="T4">Introducción</text:span></text:a></text:p>
      <text:p text:style-name="P4"><text:a xlink:type="simple" xlink:href="#id.30j0zll"><text:span text:style-name="T4">-</text:span></text:a><text:a xlink:type="simple" xlink:href="#id.30j0zll"><text:span text:style-name="T5">HYPERLINK "#id.30j0zll"</text:span></text:a><text:a xlink:type="simple" xlink:href="#id.30j0zll"><text:span text:style-name="T4">Objetivo</text:span></text:a><text:a xlink:type="simple" xlink:href="#id.30j0zll"><text:span text:style-name="T5">HYPERLINK "#id.30j0zll"</text:span></text:a><text:a xlink:type="simple" xlink:href="#id.30j0zll"><text:span text:style-name="T4"> </text:span></text:a><text:a xlink:type="simple" xlink:href="#id.30j0zll"><text:span text:style-name="T5">HYPERLINK "#id.30j0zll"</text:span></text:a><text:a xlink:type="simple" xlink:href="#id.30j0zll"><text:span text:style-name="T4">del</text:span></text:a><text:a xlink:type="simple" xlink:href="#id.30j0zll"><text:span text:style-name="T5">HYPERLINK "#id.30j0zll"</text:span></text:a><text:a xlink:type="simple" xlink:href="#id.30j0zll"><text:span text:style-name="T4"> </text:span></text:a><text:a xlink:type="simple" xlink:href="#id.30j0zll"><text:span text:style-name="T5">HYPERLINK "#id.30j0zll"</text:span></text:a><text:a xlink:type="simple" xlink:href="#id.30j0zll"><text:span text:style-name="T4">trabajo</text:span></text:a></text:p>
      <text:p text:style-name="P4"><text:a xlink:type="simple" xlink:href="#id.1fob9te"><text:span text:style-name="T4">Consigna</text:span></text:a><text:a xlink:type="simple" xlink:href="#id.1fob9te"><text:span text:style-name="T5">HYPERLINK "#id.1fob9te"</text:span></text:a><text:a xlink:type="simple" xlink:href="#id.1fob9te"><text:span text:style-name="T4"> </text:span></text:a><text:a xlink:type="simple" xlink:href="#id.1fob9te"><text:span text:style-name="T5">HYPERLINK "#id.1fob9te"</text:span></text:a><text:a xlink:type="simple" xlink:href="#id.1fob9te"><text:span text:style-name="T4">general</text:span></text:a></text:p>
      <text:p text:style-name="P3"><text:a xlink:type="simple" xlink:href="#id.3znysh7"><text:span text:style-name="T4">Descripción</text:span></text:a><text:a xlink:type="simple" xlink:href="#id.3znysh7"><text:span text:style-name="T5">HYPERLINK "#id.3znysh7"</text:span></text:a><text:a xlink:type="simple" xlink:href="#id.3znysh7"><text:span text:style-name="T4"> </text:span></text:a><text:a xlink:type="simple" xlink:href="#id.3znysh7"><text:span text:style-name="T5">HYPERLINK "#id.3znysh7"</text:span></text:a><text:a xlink:type="simple" xlink:href="#id.3znysh7"><text:span text:style-name="T4">de</text:span></text:a><text:a xlink:type="simple" xlink:href="#id.3znysh7"><text:span text:style-name="T5">HYPERLINK "#id.3znysh7"</text:span></text:a><text:a xlink:type="simple" xlink:href="#id.3znysh7"><text:span text:style-name="T4"> </text:span></text:a><text:a xlink:type="simple" xlink:href="#id.3znysh7"><text:span text:style-name="T5">HYPERLINK "#id.3znysh7"</text:span></text:a><text:a xlink:type="simple" xlink:href="#id.3znysh7"><text:span text:style-name="T4">la</text:span></text:a><text:a xlink:type="simple" xlink:href="#id.3znysh7"><text:span text:style-name="T5">HYPERLINK "#id.3znysh7"</text:span></text:a><text:a xlink:type="simple" xlink:href="#id.3znysh7"><text:span text:style-name="T4"> </text:span></text:a><text:a xlink:type="simple" xlink:href="#id.3znysh7"><text:span text:style-name="T5">HYPERLINK "#id.3znysh7"</text:span></text:a><text:a xlink:type="simple" xlink:href="#id.3znysh7"><text:span text:style-name="T4">aplicación</text:span></text:a><text:a xlink:type="simple" xlink:href="#id.3znysh7"><text:span text:style-name="T5">HYPERLINK "#id.3znysh7"</text:span></text:a><text:a xlink:type="simple" xlink:href="#id.3znysh7"><text:span text:style-name="T4"> </text:span></text:a><text:a xlink:type="simple" xlink:href="#id.3znysh7"><text:span text:style-name="T5">HYPERLINK "#id.3znysh7"</text:span></text:a><text:a xlink:type="simple" xlink:href="#id.3znysh7"><text:span text:style-name="T4">a</text:span></text:a><text:a xlink:type="simple" xlink:href="#id.3znysh7"><text:span text:style-name="T5">HYPERLINK "#id.3znysh7"</text:span></text:a><text:a xlink:type="simple" xlink:href="#id.3znysh7"><text:span text:style-name="T4"> </text:span></text:a><text:a xlink:type="simple" xlink:href="#id.3znysh7"><text:span text:style-name="T5">HYPERLINK "#id.3znysh7"</text:span></text:a><text:a xlink:type="simple" xlink:href="#id.3znysh7"><text:span text:style-name="T4">desarrollar</text:span></text:a></text:p>
      <text:p text:style-name="P4"><text:a xlink:type="simple" xlink:href="#id.2et92p0"><text:span text:style-name="T4">-</text:span></text:a><text:a xlink:type="simple" xlink:href="#id.2et92p0"><text:span text:style-name="T5">HYPERLINK "#id.2et92p0"</text:span></text:a><text:a xlink:type="simple" xlink:href="#id.2et92p0"><text:span text:style-name="T4">Contexto</text:span></text:a></text:p>
      <text:p text:style-name="P4"><text:a xlink:type="simple" xlink:href="#id.tyjcwt"><text:span text:style-name="T4">Objetivo</text:span></text:a><text:a xlink:type="simple" xlink:href="#id.tyjcwt"><text:span text:style-name="T5">HYPERLINK "#id.tyjcwt"</text:span></text:a><text:a xlink:type="simple" xlink:href="#id.tyjcwt"><text:span text:style-name="T4"> </text:span></text:a><text:a xlink:type="simple" xlink:href="#id.tyjcwt"><text:span text:style-name="T5">HYPERLINK "#id.tyjcwt"</text:span></text:a><text:a xlink:type="simple" xlink:href="#id.tyjcwt"><text:span text:style-name="T4">del</text:span></text:a><text:a xlink:type="simple" xlink:href="#id.tyjcwt"><text:span text:style-name="T5">HYPERLINK "#id.tyjcwt"</text:span></text:a><text:a xlink:type="simple" xlink:href="#id.tyjcwt"><text:span text:style-name="T4"> </text:span></text:a><text:a xlink:type="simple" xlink:href="#id.tyjcwt"><text:span text:style-name="T5">HYPERLINK "#id.tyjcwt"</text:span></text:a><text:a xlink:type="simple" xlink:href="#id.tyjcwt"><text:span text:style-name="T4">juego</text:span></text:a></text:p>
      <text:p text:style-name="P4"><text:a xlink:type="simple" xlink:href="#id.3dy6vkm"><text:span text:style-name="T4">Puntos</text:span></text:a></text:p>
      <text:p text:style-name="P4"><text:a xlink:type="simple" xlink:href="#id.1t3h5sf"><text:span text:style-name="T4">Dinamica</text:span></text:a><text:a xlink:type="simple" xlink:href="#id.1t3h5sf"><text:span text:style-name="T5">HYPERLINK "#id.1t3h5sf"</text:span></text:a><text:a xlink:type="simple" xlink:href="#id.1t3h5sf"><text:span text:style-name="T4"> </text:span></text:a><text:a xlink:type="simple" xlink:href="#id.1t3h5sf"><text:span text:style-name="T5">HYPERLINK "#id.1t3h5sf"</text:span></text:a><text:a xlink:type="simple" xlink:href="#id.1t3h5sf"><text:span text:style-name="T4">del</text:span></text:a><text:a xlink:type="simple" xlink:href="#id.1t3h5sf"><text:span text:style-name="T5">HYPERLINK "#id.1t3h5sf"</text:span></text:a><text:a xlink:type="simple" xlink:href="#id.1t3h5sf"><text:span text:style-name="T4"> </text:span></text:a><text:a xlink:type="simple" xlink:href="#id.1t3h5sf"><text:span text:style-name="T5">HYPERLINK "#id.1t3h5sf"</text:span></text:a><text:a xlink:type="simple" xlink:href="#id.1t3h5sf"><text:span text:style-name="T4">juego</text:span></text:a></text:p>
      <text:p text:style-name="P4"><text:a xlink:type="simple" xlink:href="#id.4d34og8"><text:span text:style-name="T4">Disparos</text:span></text:a></text:p>
      <text:p text:style-name="P4"><text:a xlink:type="simple" xlink:href="#id.2s8eyo1"><text:span text:style-name="T4">Tablero</text:span></text:a></text:p>
      <text:p text:style-name="P4"><text:a xlink:type="simple" xlink:href="#id.3rdcrjn"><text:span text:style-name="T4">Naves</text:span></text:a></text:p>
      <text:p text:style-name="P3"><text:a xlink:type="simple" xlink:href="#id.26in1rg"><text:span text:style-name="T4">Entregables</text:span></text:a></text:p>
      <text:p text:style-name="P4"><text:a xlink:type="simple" xlink:href="#id.lnxbz9"><text:span text:style-name="T4">Forma</text:span></text:a><text:a xlink:type="simple" xlink:href="#id.lnxbz9"><text:span text:style-name="T5">HYPERLINK "#id.lnxbz9"</text:span></text:a><text:a xlink:type="simple" xlink:href="#id.lnxbz9"><text:span text:style-name="T4"> </text:span></text:a><text:a xlink:type="simple" xlink:href="#id.lnxbz9"><text:span text:style-name="T5">HYPERLINK "#id.lnxbz9"</text:span></text:a><text:a xlink:type="simple" xlink:href="#id.lnxbz9"><text:span text:style-name="T4">de</text:span></text:a><text:a xlink:type="simple" xlink:href="#id.lnxbz9"><text:span text:style-name="T5">HYPERLINK "#id.lnxbz9"</text:span></text:a><text:a xlink:type="simple" xlink:href="#id.lnxbz9"><text:span text:style-name="T4"> </text:span></text:a><text:a xlink:type="simple" xlink:href="#id.lnxbz9"><text:span text:style-name="T5">HYPERLINK "#id.lnxbz9"</text:span></text:a><text:a xlink:type="simple" xlink:href="#id.lnxbz9"><text:span text:style-name="T4">entrega</text:span></text:a></text:p>
      <text:p text:style-name="P3"><text:a xlink:type="simple" xlink:href="#id.35nkun2"><text:span text:style-name="T4">Informe</text:span></text:a></text:p>
      <text:p text:style-name="P4"><text:span text:style-name="T4">-</text:span><text:a xlink:type="simple" xlink:href="#id.1ksv4uv"><text:span text:style-name="T4">Supuestos</text:span></text:a></text:p>
      <text:p text:style-name="P3"><text:a xlink:type="simple" xlink:href="#id.44sinio"><text:span text:style-name="T4">Modelo</text:span></text:a><text:a xlink:type="simple" xlink:href="#id.44sinio"><text:span text:style-name="T5">HYPERLINK "#id.44sinio"</text:span></text:a><text:a xlink:type="simple" xlink:href="#id.44sinio"><text:span text:style-name="T4"> </text:span></text:a><text:a xlink:type="simple" xlink:href="#id.44sinio"><text:span text:style-name="T5">HYPERLINK "#id.44sinio"</text:span></text:a><text:a xlink:type="simple" xlink:href="#id.44sinio"><text:span text:style-name="T4">de</text:span></text:a><text:a xlink:type="simple" xlink:href="#id.44sinio"><text:span text:style-name="T5">HYPERLINK "#id.44sinio"</text:span></text:a><text:a xlink:type="simple" xlink:href="#id.44sinio"><text:span text:style-name="T4"> </text:span></text:a><text:a xlink:type="simple" xlink:href="#id.44sinio"><text:span text:style-name="T5">HYPERLINK "#id.44sinio"</text:span></text:a><text:a xlink:type="simple" xlink:href="#id.44sinio"><text:span text:style-name="T4">dominio</text:span></text:a></text:p>
      <text:p text:style-name="P4"><text:a xlink:type="simple" xlink:href="#id.2jxsxqh"><text:span text:style-name="T4">Diagramas</text:span></text:a><text:a xlink:type="simple" xlink:href="#id.2jxsxqh"><text:span text:style-name="T5">HYPERLINK "#id.2jxsxqh"</text:span></text:a><text:a xlink:type="simple" xlink:href="#id.2jxsxqh"><text:span text:style-name="T4"> </text:span></text:a><text:a xlink:type="simple" xlink:href="#id.2jxsxqh"><text:span text:style-name="T5">HYPERLINK "#id.2jxsxqh"</text:span></text:a><text:a xlink:type="simple" xlink:href="#id.2jxsxqh"><text:span text:style-name="T4">de</text:span></text:a><text:a xlink:type="simple" xlink:href="#id.2jxsxqh"><text:span text:style-name="T5">HYPERLINK "#id.2jxsxqh"</text:span></text:a><text:a xlink:type="simple" xlink:href="#id.2jxsxqh"><text:span text:style-name="T4"> </text:span></text:a><text:a xlink:type="simple" xlink:href="#id.2jxsxqh"><text:span text:style-name="T5">HYPERLINK "#id.2jxsxqh"</text:span></text:a><text:a xlink:type="simple" xlink:href="#id.2jxsxqh"><text:span text:style-name="T4">clases</text:span></text:a></text:p>
      <text:p text:style-name="P4"><text:soft-page-break/><text:a xlink:type="simple" xlink:href="#id.z337ya"><text:span text:style-name="T4">Detalles</text:span></text:a><text:a xlink:type="simple" xlink:href="#id.z337ya"><text:span text:style-name="T5">HYPERLINK "#id.z337ya"</text:span></text:a><text:a xlink:type="simple" xlink:href="#id.z337ya"><text:span text:style-name="T4"> </text:span></text:a><text:a xlink:type="simple" xlink:href="#id.z337ya"><text:span text:style-name="T5">HYPERLINK "#id.z337ya"</text:span></text:a><text:a xlink:type="simple" xlink:href="#id.z337ya"><text:span text:style-name="T4">de</text:span></text:a><text:a xlink:type="simple" xlink:href="#id.z337ya"><text:span text:style-name="T5">HYPERLINK "#id.z337ya"</text:span></text:a><text:a xlink:type="simple" xlink:href="#id.z337ya"><text:span text:style-name="T4"> </text:span></text:a><text:a xlink:type="simple" xlink:href="#id.z337ya"><text:span text:style-name="T5">HYPERLINK "#id.z337ya"</text:span></text:a><text:a xlink:type="simple" xlink:href="#id.z337ya"><text:span text:style-name="T4">implementación</text:span></text:a></text:p>
      <text:p text:style-name="P4"><text:a xlink:type="simple" xlink:href="#id.3j2qqm3"><text:span text:style-name="T4">Excepciones</text:span></text:a></text:p>
      <text:p text:style-name="P4"><text:a xlink:type="simple" xlink:href="#id.1y810tw"><text:span text:style-name="T4">Diagramas</text:span></text:a><text:a xlink:type="simple" xlink:href="#id.1y810tw"><text:span text:style-name="T5">HYPERLINK "#id.1y810tw"</text:span></text:a><text:a xlink:type="simple" xlink:href="#id.1y810tw"><text:span text:style-name="T4"> </text:span></text:a><text:a xlink:type="simple" xlink:href="#id.1y810tw"><text:span text:style-name="T5">HYPERLINK "#id.1y810tw"</text:span></text:a><text:a xlink:type="simple" xlink:href="#id.1y810tw"><text:span text:style-name="T4">de</text:span></text:a><text:a xlink:type="simple" xlink:href="#id.1y810tw"><text:span text:style-name="T5">HYPERLINK "#id.1y810tw"</text:span></text:a><text:a xlink:type="simple" xlink:href="#id.1y810tw"><text:span text:style-name="T4"> </text:span></text:a><text:a xlink:type="simple" xlink:href="#id.1y810tw"><text:span text:style-name="T5">HYPERLINK "#id.1y810tw"</text:span></text:a><text:a xlink:type="simple" xlink:href="#id.1y810tw"><text:span text:style-name="T4">secuencia</text:span></text:a></text:p>
      <text:p text:style-name="P3"><text:a xlink:type="simple" xlink:href="#id.2xcytpi"><text:span text:style-name="T4">Checklist</text:span></text:a><text:a xlink:type="simple" xlink:href="#id.2xcytpi"><text:span text:style-name="T5">HYPERLINK "#id.2xcytpi"</text:span></text:a><text:a xlink:type="simple" xlink:href="#id.2xcytpi"><text:span text:style-name="T4"> </text:span></text:a><text:a xlink:type="simple" xlink:href="#id.2xcytpi"><text:span text:style-name="T5">HYPERLINK "#id.2xcytpi"</text:span></text:a><text:a xlink:type="simple" xlink:href="#id.2xcytpi"><text:span text:style-name="T4">de</text:span></text:a><text:a xlink:type="simple" xlink:href="#id.2xcytpi"><text:span text:style-name="T5">HYPERLINK "#id.2xcytpi"</text:span></text:a><text:a xlink:type="simple" xlink:href="#id.2xcytpi"><text:span text:style-name="T4"> </text:span></text:a><text:a xlink:type="simple" xlink:href="#id.2xcytpi"><text:span text:style-name="T5">HYPERLINK "#id.2xcytpi"</text:span></text:a><text:a xlink:type="simple" xlink:href="#id.2xcytpi"><text:span text:style-name="T4">corrección</text:span></text:a></text:p>
      <text:p text:style-name="P4"><text:a xlink:type="simple" xlink:href="#id.1ci93xb"><text:span text:style-name="T4">Código</text:span></text:a></text:p>
      <text:p text:style-name="P29"/>
      <text:p text:style-name="P29"/>
      <text:p text:style-name="P8">Introducción</text:p>
      <text:p text:style-name="P7">Objetivo del trabajo</text:p>
      <text:p text:style-name="P16">Aplicar los conceptos enseñados en la materia a la resolución de un problema, trabajando en forma grupal y utilizando una lenguaje de tipado estático (java o csharp)</text:p>
      <text:p text:style-name="P7">Consigna general</text:p>
      <text:p text:style-name="P16">Desarrollar la aplicación completa, incluyendo el modelo de clases es interface gráfica. La aplicación deberá ser acompañada por prueba unitarias e integrales y documentación de diseño. En la siguiente sección se describe la aplicación a desarrollar.</text:p>
      <text:p text:style-name="P22"/>
      <text:p text:style-name="P8">Descripción de la aplicación a desarrollar</text:p>
      <text:p text:style-name="P7">Contexto</text:p>
      <text:p text:style-name="P16">La empresa Algo Ritmos SA dedicada al desarrollo de video juegos a decidido contratar a un grupo de programadores para implementar el juego Batalla Navalgo: un juego levemente inspirado en el clasico juego de Batalla Naval</text:p>
      <text:p text:style-name="P22"/>
      <text:p text:style-name="P7">Objetivo del juego</text:p>
      <text:p text:style-name="P22"/>
      <text:p text:style-name="P28">La Batalla Navalgo es un juego por turnos en el cual juega el jugador contra la computadora.</text:p>
      <text:p text:style-name="P30"/>
      <text:p text:style-name="P16">La computadora coloca sus naves en el tablero, y el jugador debe destruirlas. El jugador no tiene tablero, el juego consiste solamente en destruir las naves de la computadora.</text:p>
      <text:p text:style-name="P22"/>
      <text:p text:style-name="P7">Puntos</text:p>
      <text:p text:style-name="P29"/>
      <text:p text:style-name="P28">El jugador empieza el juego con una cantidad de puntos (10.000 puntos), y el objetivo es terminar el juego (destruyendo todas las naves) con la mayor <text:soft-page-break/>cantidad de puntos.</text:p>
      <text:p text:style-name="P30"/>
      <text:p text:style-name="P28">Los puntos se descuentan de 2 formas:</text:p>
      <text:p text:style-name="P28">- Con el simple paso del tiempo (10 puntos por turno)</text:p>
      <text:p text:style-name="P16">- Con los disparos que hace el jugador (distinta cantidad de puntos de acuerdo al tipo de disparo)</text:p>
      <text:p text:style-name="P7">Dinamica del juego</text:p>
      <text:p text:style-name="P22"/>
      <text:p text:style-name="P28">En cada momento el jugador puede ver el tablero de la computadora, junto con la ubicación y estado de las naves (al principio todas las naves estarán completas pero a lo largo del juego tendrán partes destruidas).</text:p>
      <text:p text:style-name="P30"/>
      <text:p text:style-name="P28">A diferencia de la batalla naval convencional, las naves en la batalla Navalgo tienen movimiento. Al colocar las naves en el tablero, la computadora asignará una dirección a cada una (8 direcciones posibles: lineales + diagonales).</text:p>
      <text:p text:style-name="P30"/>
      <text:p text:style-name="P28">Al pasar cada turno, las naves se mueven 1 posición en la dirección correspondiente.</text:p>
      <text:p text:style-name="P28">Al “chocar” contra el borde del tablero, la dirección se invierte para continuar el movimiento en sentido opuesto.</text:p>
      <text:p text:style-name="P30"/>
      <text:p text:style-name="P28">Las naves no chocan entre sí, sino que se pueden superponer en el tablero. En ese caso, si el jugador efectúa un disparo sobre una posición, destruirá todas las partes de las naves que se encuentran superpuestas.</text:p>
      <text:p text:style-name="P30"/>
      <text:p text:style-name="P16">En cada turno del juego, el jugador podrá efectuar un disparo.</text:p>
      <text:p text:style-name="P22"/>
      <text:p text:style-name="P7">Disparos</text:p>
      <text:p text:style-name="P22"/>
      <text:p text:style-name="P28">Existen distintos tipos de disparo, con distinto costo y diferente comportamiento:</text:p>
      <text:p text:style-name="P30"/>
      <text:p text:style-name="P28">- Disparo convencional</text:p>
      <text:p text:style-name="P28"><text:tab/>- Impacta en una posición, en el mismo momento que se hace el disparo</text:p>
      <text:p text:style-name="P28"><text:tab/>- Costo: 200 puntos</text:p>
      <text:p text:style-name="P30"/>
      <text:p text:style-name="P28">- Mina submarina puntual con retardo</text:p>
      <text:p text:style-name="P28"><text:tab/>- Se coloca la mina en una posición, pero el impacto se realiza 3 turnos después de haber sido colocada</text:p>
      <text:p text:style-name="P28"><text:tab/>- Costo: 50 puntos</text:p>
      <text:p text:style-name="P30"><text:soft-page-break/></text:p>
      <text:p text:style-name="P28">- Mina submarina doble con retardo</text:p>
      <text:p text:style-name="P28"><text:tab/>- Idem anterior, pero al impactar destruye la posición actual + las posiciones adyacentes en un radio de 1 casilla</text:p>
      <text:p text:style-name="P28"><text:tab/>- Costo: 100 puntos</text:p>
      <text:p text:style-name="P30"/>
      <text:p text:style-name="P28">- Mina submarina triple con retardo</text:p>
      <text:p text:style-name="P28"><text:tab/>- Idem anterior, pero al impactar destruye la posición actual + las posiciones adyacentes en un radio de 2 casillas</text:p>
      <text:p text:style-name="P28"><text:tab/>- Costo: 125 puntos</text:p>
      <text:p text:style-name="P30"/>
      <text:p text:style-name="P28">- Mina submarina por contacto</text:p>
      <text:p text:style-name="P31">- Se coloca la mina en una posición, pero el impacto se realiza cuando alguna nave pasa por sobre esa posición</text:p>
      <text:p text:style-name="P28"><text:tab/>- Costo: 150 puntos</text:p>
      <text:p text:style-name="P22"/>
      <text:p text:style-name="P29"/>
      <text:p text:style-name="P7">Tablero</text:p>
      <text:p text:style-name="P22"/>
      <text:p text:style-name="P26">El tablero es un cuadrado de 10 x 10 casilleros.</text:p>
      <text:p text:style-name="P14"/>
      <text:p text:style-name="P7">Naves</text:p>
      <text:p text:style-name="P22"/>
      <text:p text:style-name="P28">Las naves se diferencian por la cantidad de casilleros consecutivos que ocupan y su resistencia a los disparos.</text:p>
      <text:p text:style-name="P30"/>
      <text:p text:style-name="P28">La computadora puede colocar las naves en posición vertical u horizontal, y con alguna de las 8 de direcciones de movimiento posibles (lineales + diagonales).</text:p>
      <text:p text:style-name="P28">La nave se considera destruida cuando se destruyen cada una de las partes (cada parte ocupa un casillero) de ellas.</text:p>
      <text:p text:style-name="P30"/>
      <text:p text:style-name="P28">La computadora colocará las siguientes naves en el tablero:</text:p>
      <text:p text:style-name="P28">- 2 lanchas (naves de 2 casillas)</text:p>
      <text:p text:style-name="P28">- 2 destructores (naves de 3 casillas, a las cuales solamente las dañan los disparos directos, las minas submarinas no les producen ningun daño)</text:p>
      <text:p text:style-name="P28">- 1 buque (nave de 4 casillas, en la cual un impacto en cualquier parte de la nave la destruye por completo)</text:p>
      <text:p text:style-name="P28">- 1 portaaviones (nave de 5 casillas)</text:p>
      <text:p text:style-name="P16">- 1 rompehielos (nave de 3 casillas, pero en la cual cada parte requiere 2 impactos para ser destruida)</text:p>
      <text:p text:style-name="P22"><text:soft-page-break/></text:p>
      <text:p text:style-name="P8">Entregables</text:p>
      <text:list xml:id="list6055006991588444433" text:style-name="L1">
        <text:list-item>
          <text:p text:style-name="P27">Código fuente de la aplicación completa, incluyendo también: código de la pruebas, archivos de recursos</text:p>
        </text:list-item>
        <text:list-item>
          <text:p text:style-name="P27">Script para compilación y ejecución (ant o nant)</text:p>
        </text:list-item>
        <text:list-item>
          <text:p text:style-name="P27">Informe, acorde a lo especificado en este documento</text:p>
        </text:list-item>
      </text:list>
      <text:p text:style-name="P22"/>
      <text:p text:style-name="P7">Forma de entrega</text:p>
      <text:p text:style-name="P16">A coordinar con el docente tutor.</text:p>
      <text:p text:style-name="P22"/>
      <text:p text:style-name="P8">Informe</text:p>
      <text:p text:style-name="P7">Supuestos</text:p>
      <text:p text:style-name="P10">Los colores de las minas son los siguientes:</text:p>
      <text:p text:style-name="P11">Mina puntual: Gris.</text:p>
      <text:p text:style-name="P11">Mina doble: Verde.</text:p>
      <text:p text:style-name="P11">Mina triple: Rojo.</text:p>
      <text:p text:style-name="P11">Mina por contacto: Negro.</text:p>
      <text:p text:style-name="P10">Los colores de las naves son los siguientes:</text:p>
      <text:p text:style-name="P11">Lancha: Gris.</text:p>
      <text:p text:style-name="P11">PortaAviones: Gris.</text:p>
      <text:p text:style-name="P11">Buque: Verde.</text:p>
      <text:p text:style-name="P11">Rompehielo: Marrón.</text:p>
      <text:p text:style-name="P11">Destructor: Rojo.</text:p>
      <text:p text:style-name="P14"/>
      <text:list xml:id="list7409391198008401807" text:style-name="L2">
        <text:list-item>
          <text:p text:style-name="P17">La forma única forma de avanzar de turno es insertando un disparo en el tablero.</text:p>
        </text:list-item>
        <text:list-item>
          <text:p text:style-name="P17">Al comienzo del juego no habrá ningún disparo seleccionado.</text:p>
        </text:list-item>
        <text:list-item>
          <text:p text:style-name="P17"><text:soft-page-break/>Si una nave no está destruída, sus partes que sí lo estén se indicarán con una cruz gris en el tablero, y se moverán junto a dicha nave.</text:p>
        </text:list-item>
        <text:list-item>
          <text:p text:style-name="P17">Una nave completamente destruída dejará de dibujarse en el tablero.</text:p>
        </text:list-item>
        <text:list-item>
          <text:p text:style-name="P17">Si se destruyen todas las naves, saldrá una pantalla ganadora indicando fin de juego.</text:p>
        </text:list-item>
        <text:list-item>
          <text:p text:style-name="P17">Al quedarse sin puntos para realizar un disparo y avanzar de turno, saldrá una pantalla indicando el fin de juego.</text:p>
        </text:list-item>
        <text:list-item>
          <text:p text:style-name="P17">Existen solo 8 posibles direcciones para las naves.</text:p>
        </text:list-item>
        <text:list-item>
          <text:p text:style-name="P17">Existen unicamente 2 orientaciones: horizontal y vertical.</text:p>
        </text:list-item>
        <text:list-item>
          <text:p text:style-name="P17">La orientacion es cómo está ubicada la nave en el tablero, en cambio la direccion será la manera en que la nave se mueve. Entonces, la nave podrá contar con una dirección diagonal pero no tendrá una orientación diagonal. </text:p>
        </text:list-item>
        <text:list-item>
          <text:p text:style-name="P17">Las naves no chocan entre sí, se superponen.</text:p>
        </text:list-item>
        <text:list-item>
          <text:p text:style-name="P17">Si se impacta en un casillero donde hay más de una nave, todas reciben el impacto.</text:p>
        </text:list-item>
      </text:list>
      <text:p text:style-name="P22"/>
      <text:p text:style-name="P8">Modelo de dominio</text:p>
      <text:p text:style-name="P16">El TP se encaró haciendo un diagrama de clases UML con las relaciones básicas entre todos los objetos. </text:p>
      <text:p text:style-name="P16">Luego, haciendo TDD escribimos pruebas para que pase nuestro programa. En cada iteración al refactorizar analizamos la posibilidad de implementar algún patrón de diseño para mejorar el modelo, también intentamos separar cuanto pudimos los objetos del dominio del problema para que cada uno tuviera las mínimas responsabilidades posibles.</text:p>
      <text:p text:style-name="P7">Diagramas de clases</text:p>
      <text:p text:style-name="P2"><text:soft-page-break/><draw:frame draw:style-name="fr1" draw:name="1" text:anchor-type="as-char" svg:width="10.73cm" style:rel-width="scale" svg:height="21.193cm" style:rel-height="scale" draw:z-index="0"><draw:object-ole xlink:href="./OleObj1" xlink:type="simple" xlink:show="embed" xlink:actuate="onLoad"/><draw:image xlink:href="./ObjectReplacements/OleObj1" xlink:type="simple" xlink:show="embed" xlink:actuate="onLoad"/></draw:frame></text:p>
      <text:p text:style-name="P22"/>
      <text:p text:style-name="P2"><text:soft-page-break/><draw:frame draw:style-name="fr1" draw:name="2" text:anchor-type="as-char" svg:width="15.24cm" style:rel-width="scale" svg:height="24.686cm" style:rel-height="scale" draw:z-index="1"><draw:object-ole xlink:href="./OleObj2" xlink:type="simple" xlink:show="embed" xlink:actuate="onLoad"/><draw:image xlink:href="./ObjectReplacements/OleObj2" xlink:type="simple" xlink:show="embed" xlink:actuate="onLoad"/></draw:frame></text:p>
      <text:p text:style-name="P22"/>
      <text:p text:style-name="P2"><text:soft-page-break/><draw:frame draw:style-name="fr1" draw:name="3" text:anchor-type="as-char" svg:width="12.158cm" style:rel-width="scale" svg:height="24.553cm" style:rel-height="scale" draw:z-index="2"><draw:object-ole xlink:href="./OleObj3" xlink:type="simple" xlink:show="embed" xlink:actuate="onLoad"/><draw:image xlink:href="./ObjectReplacements/OleObj3" xlink:type="simple" xlink:show="embed" xlink:actuate="onLoad"/></draw:frame></text:p>
      <text:p text:style-name="P22"/>
      <text:p text:style-name="P22"><text:soft-page-break/></text:p>
      <text:p text:style-name="P2"><draw:frame draw:style-name="fr1" draw:name="4" text:anchor-type="as-char" svg:width="12.33cm" style:rel-width="scale" svg:height="24.209cm" style:rel-height="scale" draw:z-index="3"><draw:object-ole xlink:href="./OleObj4" xlink:type="simple" xlink:show="embed" xlink:actuate="onLoad"/><draw:image xlink:href="./ObjectReplacements/OleObj4" xlink:type="simple" xlink:show="embed" xlink:actuate="onLoad"/></draw:frame></text:p>
      <text:p text:style-name="P22"/>
      <text:p text:style-name="P2"><text:soft-page-break/><draw:frame draw:style-name="fr1" draw:name="5" text:anchor-type="as-char" svg:width="16.457cm" style:rel-width="scale" svg:height="7.555cm" style:rel-height="scale" draw:z-index="4"><draw:object-ole xlink:href="./OleObj5" xlink:type="simple" xlink:show="embed" xlink:actuate="onLoad"/><draw:image xlink:href="./ObjectReplacements/OleObj5" xlink:type="simple" xlink:show="embed" xlink:actuate="onLoad"/></draw:frame></text:p>
      <text:p text:style-name="P2"><draw:frame draw:style-name="fr1" draw:name="6" text:anchor-type="as-char" svg:width="16.775cm" style:rel-width="scale" svg:height="7.276cm" style:rel-height="scale" draw:z-index="5"><draw:object-ole xlink:href="./OleObj6" xlink:type="simple" xlink:show="embed" xlink:actuate="onLoad"/><draw:image xlink:href="./ObjectReplacements/OleObj6" xlink:type="simple" xlink:show="embed" xlink:actuate="onLoad"/></draw:frame></text:p>
      <text:p text:style-name="P7">Detalles de implementación</text:p>
      <text:p text:style-name="P11">Lo más destacable de la implementación es el uso de patrones de diseño para mejorar el modelo. Los que usamos fueron: Factory, Observador, MVC, Double dispatch.</text:p>
      <text:p text:style-name="P11">Para la parte de Vista y Controlador, usamos las librerias XNA.</text:p>
      <text:p text:style-name="P11">En cuanto al modelo podemos mencionar:</text:p>
      <text:list xml:id="list6800866926527360636" text:style-name="L10">
        <text:list-item>
          <text:p text:style-name="P12">Juego: Delega la mayor parte de su tarea al tablero. Por medio de ArmamentoFactory se crea los armamentos que se requieran, y se los coloca en el Tablero, además de descontarle el puntaje al Jugador.</text:p>
        </text:list-item>
        <text:list-item>
          <text:p text:style-name="P12">Tablero: Se trata de simular un tablero de 10x10. Esta clase dispone de métodos tales como HayNaveEn(unaPosicion), GetNavesEn(unaPosicion) que son utilizados por los armamentos para poder atacar a las naves. Otros como Impactar(Armamento) que sirve para que el armamento sea <text:soft-page-break/>ingresado al tablero, AgregarNave(nave) para agregar una nave al tablero. El método más importante de está clase es el de actualizar, que lo que hace es primero actualizar todos los armamentos, de forma tal de atacar a las naves si tienen que ser atacadas y luego mueve las naves.</text:p>
        </text:list-item>
        <text:list-item>
          <text:p text:style-name="P12">Nave, Buque,Destructor: Lo más importante a destacar de esta clase es que tiene implementada una lógica de movimiento y una lógica para recibir ataques de armamentos, ya sea de DisparosComunes o de Minas. Por medio de double dispatch, se resuelve como responde cada objeto ante el recibimiento de una mina o el recibimiento de un disparo.</text:p>
        </text:list-item>
        <text:list-item>
          <text:p text:style-name="P12">Mina</text:p>
          <text:p text:style-name="P12">Tablero dispone de naves y minas. Estos objetos están almacenados en dos colecciones. Por ejemplo, la logica de métodos como HayNaveEn(unaPosicion), GetNavesEn(unaPosicion), que son utilizados por los armamentos para poder atacar a las naves, consiste en recorrer la lista de naves y verificar si alguna de sus posiciones es la especificada por el argumento pasado.</text:p>
        </text:list-item>
      </text:list>
      <text:p text:style-name="P11">El tablero contiene una referencia a una Lista de Armamentos y a otra de Naves, y mediante la comunicación de los distintos objetos se realizan las operaciones sobre él.</text:p>
      <text:p text:style-name="P16">Cabe destacar que las naves implementan la interfaz IAtacable de forma que el recibir un ataque sea de forma polimorfica.</text:p>
      <text:p text:style-name="P7">Excepciones</text:p>
      <text:p text:style-name="P16">Para la realización de este trábajo práctico creamos las siguientes excepciones:</text:p>
      <text:list xml:id="list6758556092204024444" text:style-name="L3">
        <text:list-item>
          <text:p text:style-name="P32">ArmamentoFueraDelTableroException: En la clase Tablero cuando se quiere impactar un armamento en él existe la posibilidad de que éste se quiera ubicar fuera del rango posible del tablero, debido a eso se creo esta excepción para capturar estos posibles casos del juego.</text:p>
        </text:list-item>
        <text:list-item>
          <text:p text:style-name="P32">ImposibleCrearNaveException: Cuando se llama al constructor de la clase Nave, éste utiliza un método para obtener las posiciones donde se va a crear dicha nave, a partir de ésto puede ocurrir que la posicion dada no se encuentre en el rango del tablero, entonces en esos casos se llamará a esta excepción que no permitirá crear la nave.</text:p>
        </text:list-item>
        <text:list-item>
          <text:p text:style-name="P32">JugadorPuntajeInsuficienteException: Excepción que se lanza cuando a un jugador se le intenta descontar puntaje, ya sea por paso de turno o por disparar un armamento, y éste no dispone del puntaje que se requiere.</text:p>
        </text:list-item>
        <text:list-item>
          <text:p text:style-name="P32">JuegoJugadorSinPuntajeParaDisparoException: Excepción que lanza el juego cuando no puede realizar un disparo debido a que el jugador no dispone del puntaje necesario para hacerlo. Esta excepción se lanza siempre y cuando el jugador pueda disparar al menos el armamento menos costo</text:p>
        </text:list-item>
        <text:list-item>
          <text:p text:style-name="P32">JuegoTerminadoException: Excepción que se lanza cuando se intenta <text:soft-page-break/>disparar un armamento y el jugador no tiene el puntaje necesario para poder realizar algún disparo. El juego está terminado.</text:p>
        </text:list-item>
      </text:list>
      <text:p text:style-name="P7">Diagramas de secuencia</text:p>
      <text:p text:style-name="P2"><text:span text:style-name="T2"/></text:p>
      <text:p text:style-name="P14"/>
      <text:p text:style-name="P1"><text:span text:style-name="T2"/></text:p>
      <text:p text:style-name="P14"/>
      <text:p text:style-name="P8">Código fuente</text:p>
      <text:p text:style-name="P8"/>
      <text:p text:style-name="P18">Código de clases del modelo:</text:p>
      <text:p text:style-name="P19"/>
      <text:p text:style-name="P19">Armamento.cs</text:p>
      <text:p text:style-name="P2"><text:span text:style-name="T6">using</text:span><text:span text:style-name="T3"> System;</text:span></text:p>
      <text:p text:style-name="P2"><text:span text:style-name="T6">using</text:span><text:span text:style-name="T3"> System.Collections.Generic;</text:span></text:p>
      <text:p text:style-name="P2"><text:span text:style-name="T6">using</text:span><text:span text:style-name="T3"> System.Linq;</text:span></text:p>
      <text:p text:style-name="P2"><text:span text:style-name="T6">using</text:span><text:span text:style-name="T3"> System.Text;</text:span></text:p>
      <text:p text:style-name="P23"/>
      <text:p text:style-name="P2"><text:span text:style-name="T6">namespace</text:span><text:span text:style-name="T3"> BatallaNavalgo</text:span></text:p>
      <text:p text:style-name="P23">{</text:p>
      <text:p text:style-name="P2"><text:span text:style-name="T3"><text:s text:c="4"/></text:span><text:span text:style-name="T6">public</text:span><text:span text:style-name="T3"> </text:span><text:span text:style-name="T6">abstract</text:span><text:span text:style-name="T3"> </text:span><text:span text:style-name="T6">class</text:span><text:span text:style-name="T3"> </text:span><text:span text:style-name="T7">Armamento</text:span></text:p>
      <text:p text:style-name="P23"><text:s text:c="4"/>{</text:p>
      <text:p text:style-name="P2"><text:span text:style-name="T3"><text:s text:c="8"/></text:span><text:span text:style-name="T6">private</text:span><text:span text:style-name="T3"> </text:span><text:span text:style-name="T6">int</text:span><text:span text:style-name="T3"> costo;</text:span></text:p>
      <text:p text:style-name="P2"><text:span text:style-name="T3"><text:s text:c="8"/></text:span><text:span text:style-name="T6">private</text:span><text:span text:style-name="T3"> </text:span><text:span text:style-name="T7">Posicion</text:span><text:span text:style-name="T3"> posicion;</text:span></text:p>
      <text:p text:style-name="P2"><text:span text:style-name="T3"><text:s text:c="8"/></text:span><text:span text:style-name="T6">private</text:span><text:span text:style-name="T3"> </text:span><text:span text:style-name="T7">Tablero</text:span><text:span text:style-name="T3"> tablero;</text:span></text:p>
      <text:p text:style-name="P2"><text:span text:style-name="T3"><text:s text:c="8"/></text:span><text:span text:style-name="T6">protected</text:span><text:span text:style-name="T3"> </text:span><text:span text:style-name="T7">Boolean</text:span><text:span text:style-name="T3"> estaExplotado;</text:span></text:p>
      <text:p text:style-name="P23"/>
      <text:p text:style-name="P2"><text:span text:style-name="T3"><text:s text:c="8"/></text:span><text:span text:style-name="T6">public</text:span><text:span text:style-name="T3"> </text:span><text:span text:style-name="T6">abstract</text:span><text:span text:style-name="T3"> </text:span><text:span text:style-name="T6">void</text:span><text:span text:style-name="T3"> Actualizar(); <text:s text:c="6"/></text:span></text:p>
      <text:p text:style-name="P23"/>
      <text:p text:style-name="P2"><text:span text:style-name="T3"><text:s text:c="8"/></text:span><text:span text:style-name="T8">/* Estado del Armamento*/</text:span></text:p>
      <text:p text:style-name="P2"><text:span text:style-name="T3"><text:s text:c="8"/></text:span><text:span text:style-name="T6">public</text:span><text:span text:style-name="T3"> </text:span><text:span text:style-name="T7">Boolean</text:span><text:span text:style-name="T3"> Explotado <text:s text:c="8"/></text:span></text:p>
      <text:p text:style-name="P23"><text:s text:c="8"/>{</text:p>
      <text:p text:style-name="P2"><text:span text:style-name="T3"><text:s text:c="12"/></text:span><text:span text:style-name="T6">get</text:span><text:span text:style-name="T3"> { </text:span><text:span text:style-name="T6">return</text:span><text:span text:style-name="T3"> estaExplotado; } <text:s text:c="11"/></text:span></text:p>
      <text:p text:style-name="P23"><text:s text:c="8"/>}</text:p>
      <text:p text:style-name="P23"/>
      <text:p text:style-name="P2"><text:span text:style-name="T3"><text:s text:c="8"/></text:span><text:span text:style-name="T8">/* Tablero donde se encuentra el Armamento*/</text:span></text:p>
      <text:p text:style-name="P2"><text:soft-page-break/><text:span text:style-name="T3"><text:s text:c="8"/></text:span><text:span text:style-name="T6">public</text:span><text:span text:style-name="T3"> </text:span><text:span text:style-name="T7">Tablero</text:span><text:span text:style-name="T3"> TableroEnElQueEsta </text:span></text:p>
      <text:p text:style-name="P23"><text:s text:c="8"/>{</text:p>
      <text:p text:style-name="P2"><text:span text:style-name="T3"><text:s text:c="12"/></text:span><text:span text:style-name="T6">get</text:span><text:span text:style-name="T3"> { </text:span><text:span text:style-name="T6">return</text:span><text:span text:style-name="T3"> tablero; }</text:span></text:p>
      <text:p text:style-name="P2"><text:span text:style-name="T3"><text:s text:c="12"/></text:span><text:span text:style-name="T6">set</text:span><text:span text:style-name="T3"> { tablero = </text:span><text:span text:style-name="T6">value</text:span><text:span text:style-name="T3">; }</text:span></text:p>
      <text:p text:style-name="P23"><text:s text:c="8"/>} <text:s text:c="6"/></text:p>
      <text:p text:style-name="P23"/>
      <text:p text:style-name="P2"><text:span text:style-name="T3"><text:s text:c="8"/></text:span><text:span text:style-name="T8">/* Posicion del Armamento */</text:span></text:p>
      <text:p text:style-name="P2"><text:span text:style-name="T3"><text:s text:c="8"/></text:span><text:span text:style-name="T6">public</text:span><text:span text:style-name="T3"> </text:span><text:span text:style-name="T7">Posicion</text:span><text:span text:style-name="T3"> Posicion</text:span></text:p>
      <text:p text:style-name="P23"><text:s text:c="8"/>{</text:p>
      <text:p text:style-name="P2"><text:span text:style-name="T3"><text:s text:c="12"/></text:span><text:span text:style-name="T6">get</text:span><text:span text:style-name="T3"> { </text:span><text:span text:style-name="T6">return</text:span><text:span text:style-name="T3"> </text:span><text:span text:style-name="T6">this</text:span><text:span text:style-name="T3">.posicion; }</text:span></text:p>
      <text:p text:style-name="P2"><text:span text:style-name="T3"><text:s text:c="12"/></text:span><text:span text:style-name="T6">set</text:span><text:span text:style-name="T3"> { </text:span><text:span text:style-name="T6">this</text:span><text:span text:style-name="T3">.posicion = </text:span><text:span text:style-name="T6">value</text:span><text:span text:style-name="T3">; }</text:span></text:p>
      <text:p text:style-name="P23"><text:s text:c="8"/>}</text:p>
      <text:p text:style-name="P23"/>
      <text:p text:style-name="P2"><text:span text:style-name="T3"><text:s text:c="8"/></text:span><text:span text:style-name="T8">/* Costo del disparo */</text:span></text:p>
      <text:p text:style-name="P2"><text:span text:style-name="T3"><text:s text:c="8"/></text:span><text:span text:style-name="T6">public</text:span><text:span text:style-name="T3"> </text:span><text:span text:style-name="T6">int</text:span><text:span text:style-name="T3"> Costo</text:span></text:p>
      <text:p text:style-name="P23"><text:s text:c="8"/>{</text:p>
      <text:p text:style-name="P2"><text:span text:style-name="T3"><text:s text:c="12"/></text:span><text:span text:style-name="T6">get</text:span><text:span text:style-name="T3"> { </text:span><text:span text:style-name="T6">return</text:span><text:span text:style-name="T3"> </text:span><text:span text:style-name="T6">this</text:span><text:span text:style-name="T3">.costo; }</text:span></text:p>
      <text:p text:style-name="P2"><text:span text:style-name="T3"><text:s text:c="12"/></text:span><text:span text:style-name="T6">set</text:span><text:span text:style-name="T3"> { </text:span><text:span text:style-name="T6">this</text:span><text:span text:style-name="T3">.costo = </text:span><text:span text:style-name="T6">value</text:span><text:span text:style-name="T3">; }</text:span></text:p>
      <text:p text:style-name="P23"><text:s text:c="8"/>}</text:p>
      <text:p text:style-name="P23"><text:s text:c="4"/>}</text:p>
      <text:p text:style-name="P23">}</text:p>
      <text:p text:style-name="P16"/>
      <text:p text:style-name="P19">ArmamentoFactory.cs</text:p>
      <text:p text:style-name="P2"><text:span text:style-name="T6">using</text:span><text:span text:style-name="T3"> System;</text:span></text:p>
      <text:p text:style-name="P2"><text:span text:style-name="T6">using</text:span><text:span text:style-name="T3"> System.Collections.Generic;</text:span></text:p>
      <text:p text:style-name="P2"><text:span text:style-name="T6">using</text:span><text:span text:style-name="T3"> System.Linq;</text:span></text:p>
      <text:p text:style-name="P2"><text:span text:style-name="T6">using</text:span><text:span text:style-name="T3"> System.Text;</text:span></text:p>
      <text:p text:style-name="P23"/>
      <text:p text:style-name="P2"><text:span text:style-name="T6">namespace</text:span><text:span text:style-name="T3"> BatallaNavalgo</text:span></text:p>
      <text:p text:style-name="P23">{</text:p>
      <text:p text:style-name="P2"><text:span text:style-name="T3"><text:s text:c="4"/></text:span><text:span text:style-name="T6">public</text:span><text:span text:style-name="T3"> </text:span><text:span text:style-name="T6">class</text:span><text:span text:style-name="T3"> </text:span><text:span text:style-name="T7">ArmamentoFactory</text:span></text:p>
      <text:p text:style-name="P23"><text:s text:c="4"/>{</text:p>
      <text:p text:style-name="P2"><text:span text:style-name="T3"><text:s text:c="8"/></text:span><text:span text:style-name="T6">public</text:span><text:span text:style-name="T3"> </text:span><text:span text:style-name="T6">static</text:span><text:span text:style-name="T3"> </text:span><text:span text:style-name="T6">int</text:span><text:span text:style-name="T3"> COSTO_DISPARO_COMUN = 200;</text:span></text:p>
      <text:p text:style-name="P2"><text:span text:style-name="T3"><text:s text:c="8"/></text:span><text:span text:style-name="T6">public</text:span><text:span text:style-name="T3"> </text:span><text:span text:style-name="T6">static</text:span><text:span text:style-name="T3"> </text:span><text:span text:style-name="T6">int</text:span><text:span text:style-name="T3"> COSTO_MINA_PUNTUAL = 50;</text:span></text:p>
      <text:p text:style-name="P2"><text:span text:style-name="T3"><text:s text:c="8"/></text:span><text:span text:style-name="T6">public</text:span><text:span text:style-name="T3"> </text:span><text:span text:style-name="T6">static</text:span><text:span text:style-name="T3"> </text:span><text:span text:style-name="T6">int</text:span><text:span text:style-name="T3"> COSTO_MINA_DOBLE = 100;</text:span></text:p>
      <text:p text:style-name="P2"><text:span text:style-name="T3"><text:s text:c="8"/></text:span><text:span text:style-name="T6">public</text:span><text:span text:style-name="T3"> </text:span><text:span text:style-name="T6">static</text:span><text:span text:style-name="T3"> </text:span><text:span text:style-name="T6">int</text:span><text:span text:style-name="T3"> COSTO_MINA_TRIPLE = 125;</text:span></text:p>
      <text:p text:style-name="P2"><text:span text:style-name="T3"><text:s text:c="8"/></text:span><text:span text:style-name="T6">public</text:span><text:span text:style-name="T3"> </text:span><text:span text:style-name="T6">static</text:span><text:span text:style-name="T3"> </text:span><text:span text:style-name="T6">int</text:span><text:span text:style-name="T3"> COSTO_MINA_POR_CONTACTO = 150;</text:span></text:p>
      <text:p text:style-name="P23"/>
      <text:p text:style-name="P2"><text:span text:style-name="T3"><text:tab/><text:tab/></text:span><text:span text:style-name="T8">/*Crea y devuelve DisparoComun valido*/</text:span></text:p>
      <text:p text:style-name="P2"><text:soft-page-break/><text:span text:style-name="T3"><text:s text:c="8"/></text:span><text:span text:style-name="T6">public</text:span><text:span text:style-name="T3"> </text:span><text:span text:style-name="T6">static</text:span><text:span text:style-name="T3"> </text:span><text:span text:style-name="T7">DisparoComun</text:span><text:span text:style-name="T3"> CrearDisparoComun(</text:span><text:span text:style-name="T7">Tablero</text:span><text:span text:style-name="T3"> tablero, </text:span><text:span text:style-name="T7">Posicion</text:span><text:span text:style-name="T3"> posicion)</text:span></text:p>
      <text:p text:style-name="P23"><text:s text:c="8"/>{</text:p>
      <text:p text:style-name="P2"><text:span text:style-name="T3"><text:s text:c="12"/></text:span><text:span text:style-name="T7">DisparoComun</text:span><text:span text:style-name="T3"> disparo = </text:span><text:span text:style-name="T6">new</text:span><text:span text:style-name="T3"> </text:span><text:span text:style-name="T7">DisparoComun</text:span><text:span text:style-name="T3">(tablero, posicion, COSTO_DISPARO_COMUN);</text:span></text:p>
      <text:p text:style-name="P2"><text:span text:style-name="T3"><text:s text:c="12"/></text:span><text:span text:style-name="T6">return</text:span><text:span text:style-name="T3"> disparo;</text:span></text:p>
      <text:p text:style-name="P23"><text:s text:c="8"/>}</text:p>
      <text:p text:style-name="P23"/>
      <text:p text:style-name="P2"><text:span text:style-name="T3"><text:tab/><text:tab/></text:span><text:span text:style-name="T8">/*Crea y devuelve MinaConRetardo valida*/</text:span></text:p>
      <text:p text:style-name="P2"><text:span text:style-name="T3"><text:s text:c="8"/></text:span><text:span text:style-name="T6">public</text:span><text:span text:style-name="T3"> </text:span><text:span text:style-name="T6">static</text:span><text:span text:style-name="T3"> </text:span><text:span text:style-name="T7">MinaConRetardo</text:span><text:span text:style-name="T3"> CrearMinaPuntual(</text:span><text:span text:style-name="T7">Tablero</text:span><text:span text:style-name="T3"> tablero, </text:span><text:span text:style-name="T7">Posicion</text:span><text:span text:style-name="T3"> posicion)</text:span></text:p>
      <text:p text:style-name="P23"><text:s text:c="8"/>{</text:p>
      <text:p text:style-name="P2"><text:span text:style-name="T3"><text:s text:c="12"/></text:span><text:span text:style-name="T6">int</text:span><text:span text:style-name="T3"> radio = 0;</text:span></text:p>
      <text:p text:style-name="P2"><text:span text:style-name="T3"><text:s text:c="12"/></text:span><text:span text:style-name="T6">int</text:span><text:span text:style-name="T3"> retardo = 3;</text:span></text:p>
      <text:p text:style-name="P2"><text:span text:style-name="T3"><text:s text:c="12"/></text:span><text:span text:style-name="T7">MinaConRetardo</text:span><text:span text:style-name="T3"> mina = </text:span><text:span text:style-name="T6">new</text:span><text:span text:style-name="T3"> </text:span><text:span text:style-name="T7">MinaConRetardo</text:span><text:span text:style-name="T3">(tablero, posicion,COSTO_MINA_PUNTUAL, radio,retardo);</text:span></text:p>
      <text:p text:style-name="P2"><text:span text:style-name="T3"><text:s text:c="12"/></text:span><text:span text:style-name="T6">return</text:span><text:span text:style-name="T3"> mina;</text:span></text:p>
      <text:p text:style-name="P23"><text:s text:c="8"/>}</text:p>
      <text:p text:style-name="P23"/>
      <text:p text:style-name="P2"><text:span text:style-name="T3"><text:tab/><text:tab/></text:span><text:span text:style-name="T8">/*Crea y devuelve MinaConRetardo valida*/</text:span></text:p>
      <text:p text:style-name="P2"><text:span text:style-name="T3"><text:s text:c="8"/></text:span><text:span text:style-name="T6">public</text:span><text:span text:style-name="T3"> </text:span><text:span text:style-name="T6">static</text:span><text:span text:style-name="T3"> </text:span><text:span text:style-name="T7">MinaConRetardo</text:span><text:span text:style-name="T3"> CrearMinaDoble(</text:span><text:span text:style-name="T7">Tablero</text:span><text:span text:style-name="T3"> tablero, </text:span><text:span text:style-name="T7">Posicion</text:span><text:span text:style-name="T3"> posicion)</text:span></text:p>
      <text:p text:style-name="P23"><text:s text:c="8"/>{</text:p>
      <text:p text:style-name="P2"><text:span text:style-name="T3"><text:s text:c="12"/></text:span><text:span text:style-name="T6">int</text:span><text:span text:style-name="T3"> radio = 1;</text:span></text:p>
      <text:p text:style-name="P2"><text:span text:style-name="T3"><text:s text:c="12"/></text:span><text:span text:style-name="T6">int</text:span><text:span text:style-name="T3"> retardo = 3;</text:span></text:p>
      <text:p text:style-name="P2"><text:span text:style-name="T3"><text:s text:c="12"/></text:span><text:span text:style-name="T7">MinaConRetardo</text:span><text:span text:style-name="T3"> mina = </text:span><text:span text:style-name="T6">new</text:span><text:span text:style-name="T3"> </text:span><text:span text:style-name="T7">MinaConRetardo</text:span><text:span text:style-name="T3">(tablero, posicion, COSTO_MINA_DOBLE, radio, retardo);</text:span></text:p>
      <text:p text:style-name="P2"><text:span text:style-name="T3"><text:s text:c="12"/></text:span><text:span text:style-name="T6">return</text:span><text:span text:style-name="T3"> mina;</text:span></text:p>
      <text:p text:style-name="P23"><text:s text:c="8"/>}</text:p>
      <text:p text:style-name="P23"/>
      <text:p text:style-name="P2"><text:span text:style-name="T3"><text:tab/><text:tab/></text:span><text:span text:style-name="T8">/*Crea y devuelve MinaConRetardo valida*/</text:span></text:p>
      <text:p text:style-name="P2"><text:span text:style-name="T3"><text:s text:c="8"/></text:span><text:span text:style-name="T6">public</text:span><text:span text:style-name="T3"> </text:span><text:span text:style-name="T6">static</text:span><text:span text:style-name="T3"> </text:span><text:span text:style-name="T7">MinaConRetardo</text:span><text:span text:style-name="T3"> CrearMinaTriple(</text:span><text:span text:style-name="T7">Tablero</text:span><text:span text:style-name="T3"> tablero, </text:span><text:span text:style-name="T7">Posicion</text:span><text:span text:style-name="T3"> posicion)</text:span></text:p>
      <text:p text:style-name="P23"><text:s text:c="8"/>{</text:p>
      <text:p text:style-name="P2"><text:span text:style-name="T3"><text:s text:c="12"/></text:span><text:span text:style-name="T6">int</text:span><text:span text:style-name="T3"> radio = 2;</text:span></text:p>
      <text:p text:style-name="P2"><text:span text:style-name="T3"><text:s text:c="12"/></text:span><text:span text:style-name="T6">int</text:span><text:span text:style-name="T3"> retardo = 3;</text:span></text:p>
      <text:p text:style-name="P2"><text:span text:style-name="T3"><text:s text:c="12"/></text:span><text:span text:style-name="T7">MinaConRetardo</text:span><text:span text:style-name="T3"> mina = </text:span><text:span text:style-name="T6">new</text:span><text:span text:style-name="T3"> </text:span><text:span text:style-name="T7">MinaConRetardo</text:span><text:span text:style-name="T3">(tablero, posicion,COSTO_MINA_TRIPLE,radio,retardo);</text:span></text:p>
      <text:p text:style-name="P2"><text:span text:style-name="T3"><text:s text:c="12"/></text:span><text:span text:style-name="T6">return</text:span><text:span text:style-name="T3"> mina;</text:span></text:p>
      <text:p text:style-name="P23"><text:s text:c="8"/>}</text:p>
      <text:p text:style-name="P23"/>
      <text:p text:style-name="P2"><text:span text:style-name="T3"><text:tab/><text:tab/></text:span><text:span text:style-name="T8">/*Crea y devuelve MinaPorContacto valida*/</text:span></text:p>
      <text:p text:style-name="P2"><text:soft-page-break/><text:span text:style-name="T3"><text:s text:c="8"/></text:span><text:span text:style-name="T6">public</text:span><text:span text:style-name="T3"> </text:span><text:span text:style-name="T6">static</text:span><text:span text:style-name="T3"> </text:span><text:span text:style-name="T7">MinaPorContacto</text:span><text:span text:style-name="T3"> CrearMinaPorContacto(</text:span><text:span text:style-name="T7">Tablero</text:span><text:span text:style-name="T3"> tablero, </text:span><text:span text:style-name="T7">Posicion</text:span><text:span text:style-name="T3"> posicion)</text:span></text:p>
      <text:p text:style-name="P23"><text:s text:c="8"/>{</text:p>
      <text:p text:style-name="P2"><text:span text:style-name="T3"><text:s text:c="12"/></text:span><text:span text:style-name="T7">MinaPorContacto</text:span><text:span text:style-name="T3"> mina = </text:span><text:span text:style-name="T6">new</text:span><text:span text:style-name="T3"> </text:span><text:span text:style-name="T7">MinaPorContacto</text:span><text:span text:style-name="T3">(tablero, posicion, COSTO_MINA_POR_CONTACTO);</text:span></text:p>
      <text:p text:style-name="P2"><text:span text:style-name="T3"><text:s text:c="12"/></text:span><text:span text:style-name="T6">return</text:span><text:span text:style-name="T3"> mina;</text:span></text:p>
      <text:p text:style-name="P23"><text:s text:c="8"/>}</text:p>
      <text:p text:style-name="P23"><text:s text:c="4"/>}</text:p>
      <text:p text:style-name="P23">}</text:p>
      <text:p text:style-name="P16"/>
      <text:p text:style-name="P19">Buque.cs</text:p>
      <text:p text:style-name="P2"><text:span text:style-name="T6">using</text:span><text:span text:style-name="T3"> System;</text:span></text:p>
      <text:p text:style-name="P2"><text:span text:style-name="T6">using</text:span><text:span text:style-name="T3"> System.Collections.Generic;</text:span></text:p>
      <text:p text:style-name="P2"><text:span text:style-name="T6">using</text:span><text:span text:style-name="T3"> System.Linq;</text:span></text:p>
      <text:p text:style-name="P2"><text:span text:style-name="T6">using</text:span><text:span text:style-name="T3"> System.Text;</text:span></text:p>
      <text:p text:style-name="P23"/>
      <text:p text:style-name="P2"><text:span text:style-name="T6">namespace</text:span><text:span text:style-name="T3"> BatallaNavalgo</text:span></text:p>
      <text:p text:style-name="P23">{</text:p>
      <text:p text:style-name="P2"><text:span text:style-name="T3"><text:s text:c="4"/></text:span><text:span text:style-name="T6">public</text:span><text:span text:style-name="T3"> </text:span><text:span text:style-name="T6">class</text:span><text:span text:style-name="T3"> </text:span><text:span text:style-name="T7">Buque</text:span><text:span text:style-name="T3">: </text:span><text:span text:style-name="T7">Nave</text:span></text:p>
      <text:p text:style-name="P23"><text:s text:c="4"/>{</text:p>
      <text:p text:style-name="P2"><text:span text:style-name="T3"><text:s text:c="8"/></text:span><text:span text:style-name="T6">private</text:span><text:span text:style-name="T3"> </text:span><text:span text:style-name="T6">static</text:span><text:span text:style-name="T3"> </text:span><text:span text:style-name="T6">int</text:span><text:span text:style-name="T3"> NUMERO_DE_PARTES_DEL_BUQUE = 4;</text:span></text:p>
      <text:p text:style-name="P2"><text:span text:style-name="T3"><text:s text:c="8"/></text:span><text:span text:style-name="T6">private</text:span><text:span text:style-name="T3"> </text:span><text:span text:style-name="T6">static</text:span><text:span text:style-name="T3"> </text:span><text:span text:style-name="T6">int</text:span><text:span text:style-name="T3"> RESISTENCIA_DE_PARTES_DEL_BUQUE = 1;</text:span></text:p>
      <text:p text:style-name="P2"><text:span text:style-name="T3"><text:s text:c="8"/></text:span><text:span text:style-name="T6">private</text:span><text:span text:style-name="T3"> </text:span><text:span text:style-name="T7">Boolean</text:span><text:span text:style-name="T3"> estaDestruida;</text:span></text:p>
      <text:p text:style-name="P23"/>
      <text:p text:style-name="P2"><text:span text:style-name="T3"><text:s text:c="8"/></text:span><text:span text:style-name="T8">/*Constructor de la clase Buque*/</text:span></text:p>
      <text:p text:style-name="P2"><text:span text:style-name="T3"><text:s text:c="8"/></text:span><text:span text:style-name="T6">public</text:span><text:span text:style-name="T3"> Buque(</text:span><text:span text:style-name="T7">Posicion</text:span><text:span text:style-name="T3"> posicionInicial, </text:span><text:span text:style-name="T7">Orientacion</text:span><text:span text:style-name="T3"> orientacion, </text:span><text:span text:style-name="T7">Direccion</text:span><text:span text:style-name="T3"> direccion)</text:span></text:p>
      <text:p text:style-name="P2"><text:span text:style-name="T3"><text:s text:c="12"/>:</text:span><text:span text:style-name="T6">base</text:span><text:span text:style-name="T3">(NUMERO_DE_PARTES_DEL_BUQUE , RESISTENCIA_DE_PARTES_DEL_BUQUE,</text:span></text:p>
      <text:p text:style-name="P23"><text:s text:c="18"/>posicionInicial,orientacion,direccion)</text:p>
      <text:p text:style-name="P23"><text:s text:c="8"/>{</text:p>
      <text:p text:style-name="P2"><text:span text:style-name="T3"><text:s text:c="12"/>estaDestruida = </text:span><text:span text:style-name="T6">false</text:span><text:span text:style-name="T3">;</text:span></text:p>
      <text:p text:style-name="P23"><text:s text:c="8"/>}</text:p>
      <text:p text:style-name="P23"><text:s text:c="8"/></text:p>
      <text:p text:style-name="P2"><text:span text:style-name="T3"><text:s text:c="8"/></text:span><text:span text:style-name="T8">/*Comportamiento del Buque cuando recibe un disparo*/</text:span></text:p>
      <text:p text:style-name="P2"><text:span text:style-name="T3"><text:s text:c="8"/></text:span><text:span text:style-name="T6">public</text:span><text:span text:style-name="T3"> </text:span><text:span text:style-name="T6">override</text:span><text:span text:style-name="T3"> </text:span><text:span text:style-name="T6">void</text:span><text:span text:style-name="T3"> RecibirAtaque(</text:span><text:span text:style-name="T7">DisparoComun</text:span><text:span text:style-name="T3"> disparo, </text:span><text:span text:style-name="T7">Posicion</text:span><text:span text:style-name="T3"> posicion)</text:span></text:p>
      <text:p text:style-name="P23"><text:s text:c="8"/>{</text:p>
      <text:p text:style-name="P2"><text:span text:style-name="T3"><text:s text:c="12"/>estaDestruida = </text:span><text:span text:style-name="T6">true</text:span><text:span text:style-name="T3">;</text:span></text:p>
      <text:p text:style-name="P23"><text:s text:c="8"/>}</text:p>
      <text:p text:style-name="P23"/>
      <text:p text:style-name="P2"><text:soft-page-break/><text:span text:style-name="T3"><text:s text:c="8"/></text:span><text:span text:style-name="T8">/*Comportamiento del Buque cuando recibe una mina*/</text:span></text:p>
      <text:p text:style-name="P2"><text:span text:style-name="T3"><text:s text:c="8"/></text:span><text:span text:style-name="T6">public</text:span><text:span text:style-name="T3"> </text:span><text:span text:style-name="T6">override</text:span><text:span text:style-name="T3"> </text:span><text:span text:style-name="T6">void</text:span><text:span text:style-name="T3"> RecibirAtaque(</text:span><text:span text:style-name="T7">Mina</text:span><text:span text:style-name="T3"> mina, </text:span><text:span text:style-name="T7">Posicion</text:span><text:span text:style-name="T3"> posicion)</text:span></text:p>
      <text:p text:style-name="P23"><text:s text:c="8"/>{</text:p>
      <text:p text:style-name="P2"><text:span text:style-name="T3"><text:s text:c="12"/>estaDestruida = </text:span><text:span text:style-name="T6">true</text:span><text:span text:style-name="T3">;</text:span></text:p>
      <text:p text:style-name="P23"><text:s text:c="8"/>}</text:p>
      <text:p text:style-name="P23"><text:s text:c="8"/></text:p>
      <text:p text:style-name="P2"><text:span text:style-name="T3"><text:s text:c="8"/></text:span><text:span text:style-name="T8">/*Estado del Buque*/</text:span></text:p>
      <text:p text:style-name="P2"><text:span text:style-name="T3"><text:s text:c="8"/></text:span><text:span text:style-name="T6">public</text:span><text:span text:style-name="T3"> </text:span><text:span text:style-name="T6">override</text:span><text:span text:style-name="T3"> </text:span><text:span text:style-name="T7">Boolean</text:span><text:span text:style-name="T3"> EstaDestruida()</text:span></text:p>
      <text:p text:style-name="P23"><text:s text:c="8"/>{</text:p>
      <text:p text:style-name="P2"><text:span text:style-name="T3"><text:s text:c="12"/></text:span><text:span text:style-name="T6">return</text:span><text:span text:style-name="T3"> estaDestruida;</text:span></text:p>
      <text:p text:style-name="P23"><text:s text:c="8"/>}</text:p>
      <text:p text:style-name="P23"><text:s text:c="8"/></text:p>
      <text:p text:style-name="P2"><text:span text:style-name="T3"><text:s text:c="8"/></text:span><text:span text:style-name="T8">/*Verificacion para que se cree el Buque*/</text:span></text:p>
      <text:p text:style-name="P2"><text:span text:style-name="T3"><text:s text:c="8"/></text:span><text:span text:style-name="T6">public</text:span><text:span text:style-name="T3"> </text:span><text:span text:style-name="T6">static</text:span><text:span text:style-name="T3"> </text:span><text:span text:style-name="T6">bool</text:span><text:span text:style-name="T3"> SePuedeCrear(</text:span><text:span text:style-name="T7">Posicion</text:span><text:span text:style-name="T3"> posicionInicial, </text:span><text:span text:style-name="T7">Orientacion</text:span><text:span text:style-name="T3"> orientacion)</text:span></text:p>
      <text:p text:style-name="P23"><text:s text:c="8"/>{</text:p>
      <text:p text:style-name="P2"><text:span text:style-name="T3"><text:s text:c="12"/></text:span><text:span text:style-name="T6">return</text:span><text:span text:style-name="T3"> </text:span><text:span text:style-name="T7">Nave</text:span><text:span text:style-name="T3">.SePuedeCrear(NUMERO_DE_PARTES_DEL_BUQUE, posicionInicial,orientacion);</text:span></text:p>
      <text:p text:style-name="P23"><text:s text:c="8"/>}</text:p>
      <text:p text:style-name="P23"/>
      <text:p text:style-name="P23"><text:s text:c="4"/>}</text:p>
      <text:p text:style-name="P23">}</text:p>
      <text:p text:style-name="P16"/>
      <text:p text:style-name="P19">Destructor.cs</text:p>
      <text:p text:style-name="P2"><text:span text:style-name="T6">using</text:span><text:span text:style-name="T3"> System;</text:span></text:p>
      <text:p text:style-name="P2"><text:span text:style-name="T6">using</text:span><text:span text:style-name="T3"> System.Collections.Generic;</text:span></text:p>
      <text:p text:style-name="P2"><text:span text:style-name="T6">using</text:span><text:span text:style-name="T3"> System.Linq;</text:span></text:p>
      <text:p text:style-name="P2"><text:span text:style-name="T6">using</text:span><text:span text:style-name="T3"> System.Text;</text:span></text:p>
      <text:p text:style-name="P23"/>
      <text:p text:style-name="P2"><text:span text:style-name="T6">namespace</text:span><text:span text:style-name="T3"> BatallaNavalgo</text:span></text:p>
      <text:p text:style-name="P23">{</text:p>
      <text:p text:style-name="P2"><text:span text:style-name="T3"><text:s text:c="4"/></text:span><text:span text:style-name="T6">public</text:span><text:span text:style-name="T3"> </text:span><text:span text:style-name="T6">class</text:span><text:span text:style-name="T3"> </text:span><text:span text:style-name="T7">Destructor</text:span><text:span text:style-name="T3">: </text:span><text:span text:style-name="T7">Nave</text:span></text:p>
      <text:p text:style-name="P23"><text:s text:c="4"/>{</text:p>
      <text:p text:style-name="P2"><text:span text:style-name="T3"><text:s text:c="8"/></text:span><text:span text:style-name="T6">private</text:span><text:span text:style-name="T3"> </text:span><text:span text:style-name="T6">static</text:span><text:span text:style-name="T3"> </text:span><text:span text:style-name="T6">int</text:span><text:span text:style-name="T3"> NUMERO_DE_PARTES_DEL_DESTRUCTOR = 3;</text:span></text:p>
      <text:p text:style-name="P2"><text:span text:style-name="T3"><text:s text:c="8"/></text:span><text:span text:style-name="T6">private</text:span><text:span text:style-name="T3"> </text:span><text:span text:style-name="T6">static</text:span><text:span text:style-name="T3"> </text:span><text:span text:style-name="T6">int</text:span><text:span text:style-name="T3"> RESISTENCIA_DE_PARTES_DEL_DESTRUCTOR = 1;</text:span></text:p>
      <text:p text:style-name="P23"/>
      <text:p text:style-name="P2"><text:span text:style-name="T3"><text:s text:c="8"/></text:span><text:span text:style-name="T8">/*Constructor de la clase Destructor*/</text:span></text:p>
      <text:p text:style-name="P2"><text:span text:style-name="T3"><text:s text:c="8"/></text:span><text:span text:style-name="T6">public</text:span><text:span text:style-name="T3"> Destructor(</text:span><text:span text:style-name="T7">Posicion</text:span><text:span text:style-name="T3"> posicionInicial, </text:span><text:span text:style-name="T7">Orientacion</text:span><text:span text:style-name="T3"> orientacion, </text:span><text:span text:style-name="T7">Direccion</text:span><text:span text:style-name="T3"> direccion)</text:span></text:p>
      <text:p text:style-name="P2"><text:span text:style-name="T3"><text:s text:c="12"/>: </text:span><text:span text:style-name="T6">base</text:span><text:span text:style-name="T3">(NUMERO_DE_PARTES_DEL_DESTRUCTOR, RESISTENCIA_DE_PARTES_DEL_DESTRUCTOR,</text:span></text:p>
      <text:p text:style-name="P23"><text:soft-page-break/><text:s text:c="20"/>posicionInicial, orientacion, direccion)</text:p>
      <text:p text:style-name="P23"><text:s text:c="8"/>{</text:p>
      <text:p text:style-name="P23"><text:s text:c="8"/>}</text:p>
      <text:p text:style-name="P23"/>
      <text:p text:style-name="P2"><text:span text:style-name="T3"><text:s text:c="8"/></text:span><text:span text:style-name="T8">/*Comportamiento del Destructor cuando recibe un disparo*/</text:span></text:p>
      <text:p text:style-name="P2"><text:span text:style-name="T3"><text:s text:c="8"/></text:span><text:span text:style-name="T6">public</text:span><text:span text:style-name="T3"> </text:span><text:span text:style-name="T6">override</text:span><text:span text:style-name="T3"> </text:span><text:span text:style-name="T6">void</text:span><text:span text:style-name="T3"> <text:s/>RecibirAtaque(</text:span><text:span text:style-name="T7">DisparoComun</text:span><text:span text:style-name="T3"> disparo, </text:span><text:span text:style-name="T7">Posicion</text:span><text:span text:style-name="T3"> posicion)</text:span></text:p>
      <text:p text:style-name="P23"><text:s text:c="8"/>{</text:p>
      <text:p text:style-name="P2"><text:span text:style-name="T3"><text:s/><text:tab/> <text:s text:c="7"/></text:span><text:span text:style-name="T6">base</text:span><text:span text:style-name="T3">.RecibirAtaque(disparo, posicion);</text:span></text:p>
      <text:p text:style-name="P23"><text:s text:c="8"/>}</text:p>
      <text:p text:style-name="P23"/>
      <text:p text:style-name="P2"><text:span text:style-name="T3"><text:s text:c="8"/></text:span><text:span text:style-name="T8">/*Comportamiento del Destructor cuando recibe una mina*/</text:span></text:p>
      <text:p text:style-name="P2"><text:span text:style-name="T3"><text:s text:c="8"/></text:span><text:span text:style-name="T6">public</text:span><text:span text:style-name="T3"> </text:span><text:span text:style-name="T6">override</text:span><text:span text:style-name="T3"> </text:span><text:span text:style-name="T6">void</text:span><text:span text:style-name="T3"> RecibirAtaque(</text:span><text:span text:style-name="T7">Mina</text:span><text:span text:style-name="T3"> mina, </text:span><text:span text:style-name="T7">Posicion</text:span><text:span text:style-name="T3"> posicion)</text:span></text:p>
      <text:p text:style-name="P23"><text:s text:c="8"/>{</text:p>
      <text:p text:style-name="P2"><text:span text:style-name="T3"><text:s text:c="12"/></text:span><text:span text:style-name="T8">//No hace nada. No le afecta las minas.</text:span></text:p>
      <text:p text:style-name="P23"><text:s text:c="8"/>}</text:p>
      <text:p text:style-name="P23"/>
      <text:p text:style-name="P2"><text:span text:style-name="T3"><text:s text:c="8"/></text:span><text:span text:style-name="T8">/*Verificacion para que se cree el Destructor*/</text:span></text:p>
      <text:p text:style-name="P2"><text:span text:style-name="T3"><text:s text:c="8"/></text:span><text:span text:style-name="T6">public</text:span><text:span text:style-name="T3"> </text:span><text:span text:style-name="T6">static</text:span><text:span text:style-name="T3"> </text:span><text:span text:style-name="T6">bool</text:span><text:span text:style-name="T3"> SePuedeCrear(</text:span><text:span text:style-name="T7">Posicion</text:span><text:span text:style-name="T3"> posicionInicial, </text:span><text:span text:style-name="T7">Orientacion</text:span><text:span text:style-name="T3"> orientacion)</text:span></text:p>
      <text:p text:style-name="P23"><text:s text:c="8"/>{</text:p>
      <text:p text:style-name="P2"><text:span text:style-name="T3"><text:s text:c="12"/></text:span><text:span text:style-name="T6">return</text:span><text:span text:style-name="T3"> </text:span><text:span text:style-name="T7">Nave</text:span><text:span text:style-name="T3">.SePuedeCrear(NUMERO_DE_PARTES_DEL_DESTRUCTOR, posicionInicial, orientacion);</text:span></text:p>
      <text:p text:style-name="P23"><text:s text:c="8"/>}</text:p>
      <text:p text:style-name="P23"><text:s text:c="4"/>}</text:p>
      <text:p text:style-name="P23">}</text:p>
      <text:p text:style-name="P16"/>
      <text:p text:style-name="P19">Direccion.cs</text:p>
      <text:p text:style-name="P2"><text:span text:style-name="T6">using</text:span><text:span text:style-name="T3"> System;</text:span></text:p>
      <text:p text:style-name="P2"><text:span text:style-name="T6">using</text:span><text:span text:style-name="T3"> System.Collections.Generic;</text:span></text:p>
      <text:p text:style-name="P2"><text:span text:style-name="T6">using</text:span><text:span text:style-name="T3"> System.Linq;</text:span></text:p>
      <text:p text:style-name="P2"><text:span text:style-name="T6">using</text:span><text:span text:style-name="T3"> System.Text;</text:span></text:p>
      <text:p text:style-name="P23"/>
      <text:p text:style-name="P2"><text:span text:style-name="T6">namespace</text:span><text:span text:style-name="T3"> BatallaNavalgo</text:span></text:p>
      <text:p text:style-name="P23">{</text:p>
      <text:p text:style-name="P2"><text:span text:style-name="T3"><text:s text:c="4"/></text:span><text:span text:style-name="T6">public</text:span><text:span text:style-name="T3"> </text:span><text:span text:style-name="T6">class</text:span><text:span text:style-name="T3"> </text:span><text:span text:style-name="T7">Direccion</text:span></text:p>
      <text:p text:style-name="P23"><text:s text:c="4"/>{</text:p>
      <text:p text:style-name="P2"><text:span text:style-name="T3"><text:s text:c="8"/></text:span><text:span text:style-name="T6">public</text:span><text:span text:style-name="T3"> </text:span><text:span text:style-name="T6">static</text:span><text:span text:style-name="T3"> </text:span><text:span text:style-name="T7">Direccion</text:span><text:span text:style-name="T3"> Norte = </text:span><text:span text:style-name="T6">new</text:span><text:span text:style-name="T3"> </text:span><text:span text:style-name="T7">Direccion</text:span><text:span text:style-name="T3">(-1, 0);</text:span></text:p>
      <text:p text:style-name="P2"><text:span text:style-name="T3"><text:s text:c="8"/></text:span><text:span text:style-name="T6">public</text:span><text:span text:style-name="T3"> </text:span><text:span text:style-name="T6">static</text:span><text:span text:style-name="T3"> </text:span><text:span text:style-name="T7">Direccion</text:span><text:span text:style-name="T3"> Sur = </text:span><text:span text:style-name="T6">new</text:span><text:span text:style-name="T3"> </text:span><text:span text:style-name="T7">Direccion</text:span><text:span text:style-name="T3">(1, 0);</text:span></text:p>
      <text:p text:style-name="P2"><text:span text:style-name="T3"><text:s text:c="8"/></text:span><text:span text:style-name="T6">public</text:span><text:span text:style-name="T3"> </text:span><text:span text:style-name="T6">static</text:span><text:span text:style-name="T3"> </text:span><text:span text:style-name="T7">Direccion</text:span><text:span text:style-name="T3"> Este = </text:span><text:span text:style-name="T6">new</text:span><text:span text:style-name="T3"> </text:span><text:span text:style-name="T7">Direccion</text:span><text:span text:style-name="T3">(0, 1);</text:span></text:p>
      <text:p text:style-name="P2"><text:soft-page-break/><text:span text:style-name="T3"><text:s text:c="8"/></text:span><text:span text:style-name="T6">public</text:span><text:span text:style-name="T3"> </text:span><text:span text:style-name="T6">static</text:span><text:span text:style-name="T3"> </text:span><text:span text:style-name="T7">Direccion</text:span><text:span text:style-name="T3"> Oeste = </text:span><text:span text:style-name="T6">new</text:span><text:span text:style-name="T3"> </text:span><text:span text:style-name="T7">Direccion</text:span><text:span text:style-name="T3">(0, -1);</text:span></text:p>
      <text:p text:style-name="P2"><text:span text:style-name="T3"><text:s text:c="8"/></text:span><text:span text:style-name="T6">public</text:span><text:span text:style-name="T3"> </text:span><text:span text:style-name="T6">static</text:span><text:span text:style-name="T3"> </text:span><text:span text:style-name="T7">Direccion</text:span><text:span text:style-name="T3"> Noroeste = </text:span><text:span text:style-name="T6">new</text:span><text:span text:style-name="T3"> </text:span><text:span text:style-name="T7">Direccion</text:span><text:span text:style-name="T3">(-1, -1);</text:span></text:p>
      <text:p text:style-name="P2"><text:span text:style-name="T3"><text:s text:c="8"/></text:span><text:span text:style-name="T6">public</text:span><text:span text:style-name="T3"> </text:span><text:span text:style-name="T6">static</text:span><text:span text:style-name="T3"> </text:span><text:span text:style-name="T7">Direccion</text:span><text:span text:style-name="T3"> Noreste = </text:span><text:span text:style-name="T6">new</text:span><text:span text:style-name="T3"> </text:span><text:span text:style-name="T7">Direccion</text:span><text:span text:style-name="T3">(-1, 1);</text:span></text:p>
      <text:p text:style-name="P2"><text:span text:style-name="T3"><text:s text:c="8"/></text:span><text:span text:style-name="T6">public</text:span><text:span text:style-name="T3"> </text:span><text:span text:style-name="T6">static</text:span><text:span text:style-name="T3"> </text:span><text:span text:style-name="T7">Direccion</text:span><text:span text:style-name="T3"> Suroeste = </text:span><text:span text:style-name="T6">new</text:span><text:span text:style-name="T3"> </text:span><text:span text:style-name="T7">Direccion</text:span><text:span text:style-name="T3">(1, -1);</text:span></text:p>
      <text:p text:style-name="P2"><text:span text:style-name="T3"><text:s text:c="8"/></text:span><text:span text:style-name="T6">public</text:span><text:span text:style-name="T3"> </text:span><text:span text:style-name="T6">static</text:span><text:span text:style-name="T3"> </text:span><text:span text:style-name="T7">Direccion</text:span><text:span text:style-name="T3"> Sureste = </text:span><text:span text:style-name="T6">new</text:span><text:span text:style-name="T3"> </text:span><text:span text:style-name="T7">Direccion</text:span><text:span text:style-name="T3">(1, 1);</text:span></text:p>
      <text:p text:style-name="P23"/>
      <text:p text:style-name="P2"><text:span text:style-name="T3"><text:s text:c="8"/></text:span><text:span text:style-name="T8">/*Unicas 8 direcciones posibles*/</text:span></text:p>
      <text:p text:style-name="P2"><text:span text:style-name="T3"><text:s text:c="8"/></text:span><text:span text:style-name="T6">public</text:span><text:span text:style-name="T3"> </text:span><text:span text:style-name="T6">static</text:span><text:span text:style-name="T3"> </text:span><text:span text:style-name="T7">Direccion</text:span><text:span text:style-name="T3">[] DireccionesDisponibles =</text:span></text:p>
      <text:p text:style-name="P23"><text:s text:c="8"/>{</text:p>
      <text:p text:style-name="P23"><text:s text:c="12"/>Norte, Sur, Este, Oeste, Noroeste, Noreste, Suroeste, Sureste</text:p>
      <text:p text:style-name="P23"><text:s text:c="8"/>};</text:p>
      <text:p text:style-name="P23"/>
      <text:p text:style-name="P2"><text:span text:style-name="T3"><text:s text:c="8"/></text:span><text:span text:style-name="T6">private</text:span><text:span text:style-name="T3"> </text:span><text:span text:style-name="T6">int</text:span><text:span text:style-name="T3"> movimientoEnFilas;</text:span></text:p>
      <text:p text:style-name="P2"><text:span text:style-name="T3"><text:s text:c="8"/></text:span><text:span text:style-name="T6">private</text:span><text:span text:style-name="T3"> </text:span><text:span text:style-name="T6">int</text:span><text:span text:style-name="T3"> movimientoEnColumnas;</text:span></text:p>
      <text:p text:style-name="P23"/>
      <text:p text:style-name="P2"><text:span text:style-name="T3"><text:s text:c="8"/></text:span><text:span text:style-name="T8">/*Constructor de Direccion*/</text:span></text:p>
      <text:p text:style-name="P2"><text:span text:style-name="T3"><text:s text:c="8"/></text:span><text:span text:style-name="T6">private</text:span><text:span text:style-name="T3"> Direccion(</text:span><text:span text:style-name="T6">int</text:span><text:span text:style-name="T3"> movimientoEnFilas, </text:span><text:span text:style-name="T6">int</text:span><text:span text:style-name="T3"> movimientoEnColumnas)</text:span></text:p>
      <text:p text:style-name="P23"><text:s text:c="8"/>{</text:p>
      <text:p text:style-name="P2"><text:span text:style-name="T3"><text:s text:c="12"/></text:span><text:span text:style-name="T6">this</text:span><text:span text:style-name="T3">.movimientoEnColumnas = movimientoEnColumnas;</text:span></text:p>
      <text:p text:style-name="P2"><text:span text:style-name="T3"><text:s text:c="12"/></text:span><text:span text:style-name="T6">this</text:span><text:span text:style-name="T3">.movimientoEnFilas = movimientoEnFilas;</text:span></text:p>
      <text:p text:style-name="P23"><text:s text:c="8"/>}</text:p>
      <text:p text:style-name="P23"/>
      <text:p text:style-name="P2"><text:span text:style-name="T3"><text:s text:c="8"/></text:span><text:span text:style-name="T8">/* Obtiene una nueva posicion, en base al movimiento de filas y columnas de la direccion */</text:span></text:p>
      <text:p text:style-name="P2"><text:span text:style-name="T3"><text:s text:c="8"/></text:span><text:span text:style-name="T6">public</text:span><text:span text:style-name="T3"> </text:span><text:span text:style-name="T7">Posicion</text:span><text:span text:style-name="T3"> GetNuevaPosicion(</text:span><text:span text:style-name="T7">Posicion</text:span><text:span text:style-name="T3"> pos)</text:span></text:p>
      <text:p text:style-name="P23"><text:s text:c="8"/>{</text:p>
      <text:p text:style-name="P2"><text:span text:style-name="T3"><text:s text:c="12"/></text:span><text:span text:style-name="T6">int</text:span><text:span text:style-name="T3"> filaNueva = pos.Fila + movimientoEnFilas;</text:span></text:p>
      <text:p text:style-name="P2"><text:span text:style-name="T3"><text:s text:c="12"/></text:span><text:span text:style-name="T6">int</text:span><text:span text:style-name="T3"> columnaNueva = pos.Columna + movimientoEnColumnas;</text:span></text:p>
      <text:p text:style-name="P23"/>
      <text:p text:style-name="P2"><text:span text:style-name="T3"><text:s text:c="12"/></text:span><text:span text:style-name="T6">return</text:span><text:span text:style-name="T3"> </text:span><text:span text:style-name="T6">new</text:span><text:span text:style-name="T3"> </text:span><text:span text:style-name="T7">Posicion</text:span><text:span text:style-name="T3">(filaNueva, columnaNueva);</text:span></text:p>
      <text:p text:style-name="P23"><text:s text:c="8"/>}</text:p>
      <text:p text:style-name="P23"/>
      <text:p text:style-name="P2"><text:span text:style-name="T3"><text:s text:c="8"/></text:span><text:span text:style-name="T6">private</text:span><text:span text:style-name="T3"> </text:span><text:span text:style-name="T7">Boolean</text:span><text:span text:style-name="T3"> EsDireccionOpuesta(</text:span><text:span text:style-name="T7">Direccion</text:span><text:span text:style-name="T3"> otraDireccion)</text:span></text:p>
      <text:p text:style-name="P23"><text:s text:c="8"/>{</text:p>
      <text:p text:style-name="P2"><text:span text:style-name="T3"><text:s text:c="12"/></text:span><text:span text:style-name="T6">return</text:span><text:span text:style-name="T3"> (</text:span><text:span text:style-name="T6">this</text:span><text:span text:style-name="T3">.movimientoEnFilas == otraDireccion.movimientoEnFilas * -1) &amp;&amp;</text:span></text:p>
      <text:p text:style-name="P2"><text:span text:style-name="T3"><text:s text:c="20"/>(</text:span><text:span text:style-name="T6">this</text:span><text:span text:style-name="T3">.movimientoEnColumnas == otraDireccion.movimientoEnColumnas * -1);</text:span></text:p>
      <text:p text:style-name="P23"><text:s text:c="8"/>}</text:p>
      <text:p text:style-name="P23"/>
      <text:p text:style-name="P2"><text:span text:style-name="T3"><text:s text:c="8"/></text:span><text:span text:style-name="T8">/* Invierte el sentido de la direccion */</text:span></text:p>
      <text:p text:style-name="P2"><text:soft-page-break/><text:span text:style-name="T3"><text:s text:c="8"/></text:span><text:span text:style-name="T6">public</text:span><text:span text:style-name="T3"> </text:span><text:span text:style-name="T7">Direccion</text:span><text:span text:style-name="T3"> Invertir()</text:span></text:p>
      <text:p text:style-name="P23"><text:s text:c="8"/>{</text:p>
      <text:p text:style-name="P2"><text:span text:style-name="T3"><text:s text:c="12"/></text:span><text:span text:style-name="T7">Direccion</text:span><text:span text:style-name="T3"> direccionOpuesta = </text:span><text:span text:style-name="T6">this</text:span><text:span text:style-name="T3">;</text:span></text:p>
      <text:p text:style-name="P2"><text:span text:style-name="T3"><text:s text:c="12"/></text:span><text:span text:style-name="T6">foreach</text:span><text:span text:style-name="T3"> (</text:span><text:span text:style-name="T7">Direccion</text:span><text:span text:style-name="T3"> direccion </text:span><text:span text:style-name="T6">in</text:span><text:span text:style-name="T3"> DireccionesDisponibles)</text:span></text:p>
      <text:p text:style-name="P23"><text:s text:c="12"/>{</text:p>
      <text:p text:style-name="P2"><text:span text:style-name="T3"><text:s text:c="16"/></text:span><text:span text:style-name="T6">if</text:span><text:span text:style-name="T3"> (direccion.EsDireccionOpuesta(</text:span><text:span text:style-name="T6">this</text:span><text:span text:style-name="T3">))</text:span></text:p>
      <text:p text:style-name="P23"><text:s text:c="20"/>direccionOpuesta = direccion;</text:p>
      <text:p text:style-name="P23"><text:s text:c="12"/>}</text:p>
      <text:p text:style-name="P23"/>
      <text:p text:style-name="P2"><text:span text:style-name="T3"><text:s text:c="12"/></text:span><text:span text:style-name="T6">return</text:span><text:span text:style-name="T3"> direccionOpuesta;</text:span></text:p>
      <text:p text:style-name="P23"><text:s text:c="8"/>}</text:p>
      <text:p text:style-name="P23"><text:s text:c="4"/>}</text:p>
      <text:p text:style-name="P23">}</text:p>
      <text:p text:style-name="P19"/>
      <text:p text:style-name="P19">DisparoComun.cs</text:p>
      <text:p text:style-name="P2"><text:span text:style-name="T6">using</text:span><text:span text:style-name="T3"> System;</text:span></text:p>
      <text:p text:style-name="P2"><text:span text:style-name="T6">using</text:span><text:span text:style-name="T3"> System.Collections.Generic;</text:span></text:p>
      <text:p text:style-name="P2"><text:span text:style-name="T6">using</text:span><text:span text:style-name="T3"> System.Linq;</text:span></text:p>
      <text:p text:style-name="P2"><text:span text:style-name="T6">using</text:span><text:span text:style-name="T3"> System.Text;</text:span></text:p>
      <text:p text:style-name="P23"/>
      <text:p text:style-name="P2"><text:span text:style-name="T6">namespace</text:span><text:span text:style-name="T3"> BatallaNavalgo</text:span></text:p>
      <text:p text:style-name="P23">{</text:p>
      <text:p text:style-name="P2"><text:span text:style-name="T3"><text:s text:c="4"/></text:span><text:span text:style-name="T6">public</text:span><text:span text:style-name="T3"> </text:span><text:span text:style-name="T6">class</text:span><text:span text:style-name="T3"> </text:span><text:span text:style-name="T7">DisparoComun</text:span><text:span text:style-name="T3">: </text:span><text:span text:style-name="T7">Armamento</text:span></text:p>
      <text:p text:style-name="P23"><text:s text:c="4"/>{</text:p>
      <text:p text:style-name="P2"><text:span text:style-name="T3"><text:s text:c="8"/></text:span><text:span text:style-name="T8">/*Constructor de DisparoComun*/</text:span></text:p>
      <text:p text:style-name="P2"><text:span text:style-name="T3"><text:s text:c="8"/></text:span><text:span text:style-name="T6">public</text:span><text:span text:style-name="T3"> DisparoComun(</text:span><text:span text:style-name="T7">Tablero</text:span><text:span text:style-name="T3"> tablero, </text:span><text:span text:style-name="T7">Posicion</text:span><text:span text:style-name="T3"> posicion, </text:span><text:span text:style-name="T6">int</text:span><text:span text:style-name="T3"> costo)</text:span></text:p>
      <text:p text:style-name="P23"><text:s text:c="8"/>{</text:p>
      <text:p text:style-name="P2"><text:span text:style-name="T3"><text:s text:c="12"/></text:span><text:span text:style-name="T6">base</text:span><text:span text:style-name="T3">.TableroEnElQueEsta = tablero;</text:span></text:p>
      <text:p text:style-name="P2"><text:span text:style-name="T3"><text:s text:c="12"/></text:span><text:span text:style-name="T6">base</text:span><text:span text:style-name="T3">.Posicion = posicion;</text:span></text:p>
      <text:p text:style-name="P2"><text:span text:style-name="T3"><text:s text:c="12"/></text:span><text:span text:style-name="T6">base</text:span><text:span text:style-name="T3">.Costo = costo;</text:span></text:p>
      <text:p text:style-name="P2"><text:span text:style-name="T3"><text:s text:c="12"/>estaExplotado = </text:span><text:span text:style-name="T6">false</text:span><text:span text:style-name="T3">;</text:span></text:p>
      <text:p text:style-name="P23"><text:s text:c="8"/>}</text:p>
      <text:p text:style-name="P23"/>
      <text:p text:style-name="P2"><text:span text:style-name="T3"><text:s text:c="8"/></text:span><text:span text:style-name="T8">/* Dispara a cada una de las naves en la lista */</text:span></text:p>
      <text:p text:style-name="P2"><text:span text:style-name="T3"><text:s text:c="8"/></text:span><text:span text:style-name="T6">private</text:span><text:span text:style-name="T3"> </text:span><text:span text:style-name="T6">void</text:span><text:span text:style-name="T3"> DispararA(</text:span><text:span text:style-name="T7">List</text:span><text:span text:style-name="T3">&lt;</text:span><text:span text:style-name="T7">Nave</text:span><text:span text:style-name="T3">&gt; naves)</text:span></text:p>
      <text:p text:style-name="P23"><text:s text:c="8"/>{</text:p>
      <text:p text:style-name="P2"><text:span text:style-name="T3"><text:s text:c="12"/></text:span><text:span text:style-name="T6">foreach</text:span><text:span text:style-name="T3"> (</text:span><text:span text:style-name="T7">Nave</text:span><text:span text:style-name="T3"> nave </text:span><text:span text:style-name="T6">in</text:span><text:span text:style-name="T3"> naves)</text:span></text:p>
      <text:p text:style-name="P23"><text:s text:c="12"/>{</text:p>
      <text:p text:style-name="P2"><text:span text:style-name="T3"><text:s text:c="16"/>nave.RecibirAtaque(</text:span><text:span text:style-name="T6">this</text:span><text:span text:style-name="T3">,</text:span><text:span text:style-name="T6">this</text:span><text:span text:style-name="T3">.Posicion);</text:span></text:p>
      <text:p text:style-name="P23"><text:soft-page-break/><text:s text:c="12"/>}</text:p>
      <text:p text:style-name="P23"><text:s text:c="8"/>}</text:p>
      <text:p text:style-name="P23"/>
      <text:p text:style-name="P2"><text:span text:style-name="T3"><text:s text:c="8"/></text:span><text:span text:style-name="T8">/* Realiza la actualicion del disparo.*/</text:span></text:p>
      <text:p text:style-name="P2"><text:span text:style-name="T3"><text:s text:c="8"/></text:span><text:span text:style-name="T6">public</text:span><text:span text:style-name="T3"> </text:span><text:span text:style-name="T6">override</text:span><text:span text:style-name="T3"> </text:span><text:span text:style-name="T6">void</text:span><text:span text:style-name="T3"> Actualizar() </text:span></text:p>
      <text:p text:style-name="P23"><text:s text:c="8"/>{</text:p>
      <text:p text:style-name="P2"><text:span text:style-name="T3"><text:s text:c="12"/></text:span><text:span text:style-name="T6">if</text:span><text:span text:style-name="T3"> (</text:span><text:span text:style-name="T6">this</text:span><text:span text:style-name="T3">.Explotado) </text:span><text:span text:style-name="T6">return</text:span><text:span text:style-name="T3">;</text:span></text:p>
      <text:p text:style-name="P23"/>
      <text:p text:style-name="P2"><text:span text:style-name="T3"><text:s text:c="12"/></text:span><text:span text:style-name="T7">List</text:span><text:span text:style-name="T3">&lt;</text:span><text:span text:style-name="T7">Nave</text:span><text:span text:style-name="T3">&gt; naves = </text:span><text:span text:style-name="T6">this</text:span><text:span text:style-name="T3">.TableroEnElQueEsta.GetNavesEn(</text:span><text:span text:style-name="T6">this</text:span><text:span text:style-name="T3">.Posicion);</text:span></text:p>
      <text:p text:style-name="P23"/>
      <text:p text:style-name="P23"><text:s text:c="12"/>DispararA(naves);</text:p>
      <text:p text:style-name="P23"><text:s text:c="12"/></text:p>
      <text:p text:style-name="P2"><text:span text:style-name="T3"><text:s text:c="12"/>estaExplotado = </text:span><text:span text:style-name="T6">true</text:span><text:span text:style-name="T3">;</text:span></text:p>
      <text:p text:style-name="P23"><text:s text:c="8"/>}</text:p>
      <text:p text:style-name="P23"><text:s text:c="4"/>}</text:p>
      <text:p text:style-name="P23">}</text:p>
      <text:p text:style-name="P16"/>
      <text:p text:style-name="P19">IAtacable.cs</text:p>
      <text:p text:style-name="P2"><text:span text:style-name="T6">using</text:span><text:span text:style-name="T3"> System;</text:span></text:p>
      <text:p text:style-name="P2"><text:span text:style-name="T6">using</text:span><text:span text:style-name="T3"> System.Collections.Generic;</text:span></text:p>
      <text:p text:style-name="P2"><text:span text:style-name="T6">using</text:span><text:span text:style-name="T3"> System.Linq;</text:span></text:p>
      <text:p text:style-name="P2"><text:span text:style-name="T6">using</text:span><text:span text:style-name="T3"> System.Text;</text:span></text:p>
      <text:p text:style-name="P23"/>
      <text:p text:style-name="P2"><text:span text:style-name="T6">namespace</text:span><text:span text:style-name="T3"> BatallaNavalgo</text:span></text:p>
      <text:p text:style-name="P23">{</text:p>
      <text:p text:style-name="P2"><text:span text:style-name="T3"><text:s text:c="4"/></text:span><text:span text:style-name="T6">public</text:span><text:span text:style-name="T3"> </text:span><text:span text:style-name="T6">interface</text:span><text:span text:style-name="T3"> </text:span><text:span text:style-name="T7">IAtacable</text:span></text:p>
      <text:p text:style-name="P23"><text:s text:c="4"/>{</text:p>
      <text:p text:style-name="P2"><text:span text:style-name="T3"><text:s text:c="8"/></text:span><text:span text:style-name="T6">void</text:span><text:span text:style-name="T3"> RecibirAtaque(</text:span><text:span text:style-name="T7">DisparoComun</text:span><text:span text:style-name="T3"> disparo, </text:span><text:span text:style-name="T7">Posicion</text:span><text:span text:style-name="T3"> posicion);</text:span></text:p>
      <text:p text:style-name="P2"><text:span text:style-name="T3"><text:s text:c="8"/></text:span><text:span text:style-name="T6">void</text:span><text:span text:style-name="T3"> RecibirAtaque(</text:span><text:span text:style-name="T7">Mina</text:span><text:span text:style-name="T3"> mina, </text:span><text:span text:style-name="T7">Posicion</text:span><text:span text:style-name="T3"> posicion);</text:span></text:p>
      <text:p text:style-name="P23"><text:s text:c="4"/>}</text:p>
      <text:p text:style-name="P23">}</text:p>
      <text:p text:style-name="P16"/>
      <text:p text:style-name="P19">IObservable.cs</text:p>
      <text:p text:style-name="P2"><text:span text:style-name="T6">using</text:span><text:span text:style-name="T3"> System;</text:span></text:p>
      <text:p text:style-name="P2"><text:span text:style-name="T6">using</text:span><text:span text:style-name="T3"> System.Collections.Generic;</text:span></text:p>
      <text:p text:style-name="P2"><text:span text:style-name="T6">using</text:span><text:span text:style-name="T3"> System.Linq;</text:span></text:p>
      <text:p text:style-name="P2"><text:span text:style-name="T6">using</text:span><text:span text:style-name="T3"> System.Text;</text:span></text:p>
      <text:p text:style-name="P23"/>
      <text:p text:style-name="P2"><text:span text:style-name="T6">namespace</text:span><text:span text:style-name="T3"> BatallaNavalgo</text:span></text:p>
      <text:p text:style-name="P23"><text:soft-page-break/>{</text:p>
      <text:p text:style-name="P2"><text:span text:style-name="T3"><text:s text:c="4"/></text:span><text:span text:style-name="T6">public</text:span><text:span text:style-name="T3"> </text:span><text:span text:style-name="T6">interface</text:span><text:span text:style-name="T3"> </text:span><text:span text:style-name="T7">IObservable</text:span></text:p>
      <text:p text:style-name="P23"><text:s text:c="4"/>{</text:p>
      <text:p text:style-name="P2"><text:span text:style-name="T3"><text:s text:c="8"/></text:span><text:span text:style-name="T6">void</text:span><text:span text:style-name="T3"> AddObservador(</text:span><text:span text:style-name="T7">IObservador</text:span><text:span text:style-name="T3"> observador);</text:span></text:p>
      <text:p text:style-name="P2"><text:span text:style-name="T3"><text:s text:c="8"/></text:span><text:span text:style-name="T6">void</text:span><text:span text:style-name="T3"> NotificarObservadoresDeCreacionDeLancha(</text:span><text:span text:style-name="T7">Nave</text:span><text:span text:style-name="T3"> nave);</text:span></text:p>
      <text:p text:style-name="P2"><text:span text:style-name="T3"><text:s text:c="8"/></text:span><text:span text:style-name="T6">void</text:span><text:span text:style-name="T3"> NotificarObservadoresDeCreacionDeDestructor(</text:span><text:span text:style-name="T7">Destructor</text:span><text:span text:style-name="T3"> nave);</text:span></text:p>
      <text:p text:style-name="P2"><text:span text:style-name="T3"><text:s text:c="8"/></text:span><text:span text:style-name="T6">void</text:span><text:span text:style-name="T3"> NotificarObservadoresDeCreacionDePortaAviones(</text:span><text:span text:style-name="T7">Nave</text:span><text:span text:style-name="T3"> nave);</text:span></text:p>
      <text:p text:style-name="P2"><text:span text:style-name="T3"><text:s text:c="8"/></text:span><text:span text:style-name="T6">void</text:span><text:span text:style-name="T3"> NotificarObservadoresDeCreacionDeRompeHielo(</text:span><text:span text:style-name="T7">Nave</text:span><text:span text:style-name="T3"> nave);</text:span></text:p>
      <text:p text:style-name="P2"><text:span text:style-name="T3"><text:s text:c="8"/></text:span><text:span text:style-name="T6">void</text:span><text:span text:style-name="T3"> NotificarObservadoresDeCreacionDeBuque(</text:span><text:span text:style-name="T7">Buque</text:span><text:span text:style-name="T3"> nave);</text:span></text:p>
      <text:p text:style-name="P2"><text:span text:style-name="T3"><text:s text:c="8"/></text:span><text:span text:style-name="T6">void</text:span><text:span text:style-name="T3"> NotificarObservadoresDeCreacionDeMinaPorContacto(</text:span><text:span text:style-name="T7">MinaPorContacto</text:span><text:span text:style-name="T3"> mina);</text:span></text:p>
      <text:p text:style-name="P2"><text:span text:style-name="T3"><text:s text:c="8"/></text:span><text:span text:style-name="T6">void</text:span><text:span text:style-name="T3"> NotificarObservadoresDeCreacionDeMinaConRetardo(</text:span><text:span text:style-name="T7">MinaConRetardo</text:span><text:span text:style-name="T3"> mina);</text:span></text:p>
      <text:p text:style-name="P23"><text:s text:c="4"/>}</text:p>
      <text:p text:style-name="P23">}</text:p>
      <text:p text:style-name="P16"/>
      <text:p text:style-name="P19">IObservador.cs</text:p>
      <text:p text:style-name="P2"><text:span text:style-name="T6">using</text:span><text:span text:style-name="T3"> System;</text:span></text:p>
      <text:p text:style-name="P2"><text:span text:style-name="T6">using</text:span><text:span text:style-name="T3"> System.Collections.Generic;</text:span></text:p>
      <text:p text:style-name="P2"><text:span text:style-name="T6">using</text:span><text:span text:style-name="T3"> System.Linq;</text:span></text:p>
      <text:p text:style-name="P2"><text:span text:style-name="T6">using</text:span><text:span text:style-name="T3"> System.Text;</text:span></text:p>
      <text:p text:style-name="P23"/>
      <text:p text:style-name="P2"><text:span text:style-name="T6">namespace</text:span><text:span text:style-name="T3"> BatallaNavalgo</text:span></text:p>
      <text:p text:style-name="P23">{</text:p>
      <text:p text:style-name="P2"><text:span text:style-name="T3"><text:s text:c="4"/></text:span><text:span text:style-name="T6">public</text:span><text:span text:style-name="T3"> </text:span><text:span text:style-name="T6">interface</text:span><text:span text:style-name="T3"> </text:span><text:span text:style-name="T7">IObservador</text:span></text:p>
      <text:p text:style-name="P23"><text:s text:c="4"/>{</text:p>
      <text:p text:style-name="P2"><text:span text:style-name="T3"><text:s text:c="8"/></text:span><text:span text:style-name="T6">void</text:span><text:span text:style-name="T3"> NotificarCreacionDeLancha(</text:span><text:span text:style-name="T7">Nave</text:span><text:span text:style-name="T3"> nave);</text:span></text:p>
      <text:p text:style-name="P2"><text:span text:style-name="T3"><text:s text:c="8"/></text:span><text:span text:style-name="T6">void</text:span><text:span text:style-name="T3"> NotificarCreacionDeDestructor(</text:span><text:span text:style-name="T7">Destructor</text:span><text:span text:style-name="T3"> nave);</text:span></text:p>
      <text:p text:style-name="P2"><text:span text:style-name="T3"><text:s text:c="8"/></text:span><text:span text:style-name="T6">void</text:span><text:span text:style-name="T3"> NotificarCreacionDePortaAviones(</text:span><text:span text:style-name="T7">Nave</text:span><text:span text:style-name="T3"> nave);</text:span></text:p>
      <text:p text:style-name="P2"><text:span text:style-name="T3"><text:s text:c="8"/></text:span><text:span text:style-name="T6">void</text:span><text:span text:style-name="T3"> NotificarCreacionDeRompeHielo(</text:span><text:span text:style-name="T7">Nave</text:span><text:span text:style-name="T3"> nave);</text:span></text:p>
      <text:p text:style-name="P2"><text:span text:style-name="T3"><text:s text:c="8"/></text:span><text:span text:style-name="T6">void</text:span><text:span text:style-name="T3"> NotificarCreacionDeBuque(</text:span><text:span text:style-name="T7">Buque</text:span><text:span text:style-name="T3"> nave);</text:span></text:p>
      <text:p text:style-name="P2"><text:span text:style-name="T3"><text:s text:c="8"/></text:span><text:span text:style-name="T6">void</text:span><text:span text:style-name="T3"> NotificarCreacionDeMinaPorContacto(</text:span><text:span text:style-name="T7">MinaPorContacto</text:span><text:span text:style-name="T3"> mina);</text:span></text:p>
      <text:p text:style-name="P2"><text:span text:style-name="T3"><text:s text:c="8"/></text:span><text:span text:style-name="T6">void</text:span><text:span text:style-name="T3"> NotificarCreacionDeMinaConRetardo(</text:span><text:span text:style-name="T7">MinaConRetardo</text:span><text:span text:style-name="T3"> mina);</text:span></text:p>
      <text:p text:style-name="P23"><text:s text:c="4"/>}</text:p>
      <text:p text:style-name="P23">}</text:p>
      <text:p text:style-name="P16"/>
      <text:p text:style-name="P19">Juego.cs</text:p>
      <text:p text:style-name="P2"><text:span text:style-name="T6">using</text:span><text:span text:style-name="T3"> System;</text:span></text:p>
      <text:p text:style-name="P2"><text:span text:style-name="T6">using</text:span><text:span text:style-name="T3"> System.Collections.Generic;</text:span></text:p>
      <text:p text:style-name="P2"><text:span text:style-name="T6">using</text:span><text:span text:style-name="T3"> System.Linq;</text:span></text:p>
      <text:p text:style-name="P2"><text:soft-page-break/><text:span text:style-name="T6">using</text:span><text:span text:style-name="T3"> System.Text;</text:span></text:p>
      <text:p text:style-name="P2"><text:span text:style-name="T6">using</text:span><text:span text:style-name="T3"> BatallaNavalgoExcepciones;</text:span></text:p>
      <text:p text:style-name="P23"/>
      <text:p text:style-name="P2"><text:span text:style-name="T6">namespace</text:span><text:span text:style-name="T3"> BatallaNavalgo</text:span></text:p>
      <text:p text:style-name="P23">{</text:p>
      <text:p text:style-name="P2"><text:span text:style-name="T3"><text:s text:c="4"/></text:span><text:span text:style-name="T6">public</text:span><text:span text:style-name="T3"> </text:span><text:span text:style-name="T6">class</text:span><text:span text:style-name="T3"> </text:span><text:span text:style-name="T7">Juego</text:span><text:span text:style-name="T3"> : </text:span><text:span text:style-name="T7">IObservable</text:span></text:p>
      <text:p text:style-name="P23"><text:s text:c="4"/>{</text:p>
      <text:p text:style-name="P2"><text:span text:style-name="T3"><text:s text:c="8"/></text:span><text:span text:style-name="T6">private</text:span><text:span text:style-name="T3"> </text:span><text:span text:style-name="T7">Jugador</text:span><text:span text:style-name="T3"> jugador;</text:span></text:p>
      <text:p text:style-name="P2"><text:span text:style-name="T3"><text:s text:c="8"/></text:span><text:span text:style-name="T6">private</text:span><text:span text:style-name="T3"> </text:span><text:span text:style-name="T7">Tablero</text:span><text:span text:style-name="T3"> tablero;</text:span></text:p>
      <text:p text:style-name="P2"><text:span text:style-name="T3"><text:s text:c="8"/></text:span><text:span text:style-name="T6">private</text:span><text:span text:style-name="T3"> </text:span><text:span text:style-name="T7">List</text:span><text:span text:style-name="T3">&lt;</text:span><text:span text:style-name="T7">IObservador</text:span><text:span text:style-name="T3">&gt; observadores;</text:span></text:p>
      <text:p text:style-name="P23"/>
      <text:p text:style-name="P2"><text:span text:style-name="T3"><text:s text:c="8"/></text:span><text:span text:style-name="T8">/* Constructor</text:span></text:p>
      <text:p text:style-name="P25"><text:s text:c="9"/>* jugador: sera el jugador que este jugando BatallaNavalgo.</text:p>
      <text:p text:style-name="P25"><text:s text:c="9"/>* tablero: sera el tablero asociado al juego.</text:p>
      <text:p text:style-name="P25"><text:s text:c="9"/>*/</text:p>
      <text:p text:style-name="P2"><text:span text:style-name="T3"><text:s text:c="8"/></text:span><text:span text:style-name="T6">public</text:span><text:span text:style-name="T3"> Juego()</text:span></text:p>
      <text:p text:style-name="P23"><text:s text:c="8"/>{</text:p>
      <text:p text:style-name="P2"><text:span text:style-name="T3"><text:s text:c="12"/></text:span><text:span text:style-name="T6">this</text:span><text:span text:style-name="T3">.observadores = </text:span><text:span text:style-name="T6">new</text:span><text:span text:style-name="T3"> </text:span><text:span text:style-name="T7">List</text:span><text:span text:style-name="T3">&lt;</text:span><text:span text:style-name="T7">IObservador</text:span><text:span text:style-name="T3">&gt;();</text:span></text:p>
      <text:p text:style-name="P23"><text:s text:c="8"/>}</text:p>
      <text:p text:style-name="P23"/>
      <text:p text:style-name="P2"><text:span text:style-name="T3"><text:s text:c="8"/></text:span><text:span text:style-name="T8">/*Inicializa el Juego en un estado valido*/</text:span></text:p>
      <text:p text:style-name="P2"><text:span text:style-name="T3"><text:s text:c="8"/></text:span><text:span text:style-name="T6">public</text:span><text:span text:style-name="T3"> </text:span><text:span text:style-name="T6">void</text:span><text:span text:style-name="T3"> Inicializar()</text:span></text:p>
      <text:p text:style-name="P23"><text:s text:c="8"/>{</text:p>
      <text:p text:style-name="P2"><text:span text:style-name="T3"><text:s text:c="12"/></text:span><text:span text:style-name="T6">this</text:span><text:span text:style-name="T3">.tablero = </text:span><text:span text:style-name="T6">new</text:span><text:span text:style-name="T3"> </text:span><text:span text:style-name="T7">Tablero</text:span><text:span text:style-name="T3">();</text:span></text:p>
      <text:p text:style-name="P23"><text:s text:c="12"/>AgregarNavesAlTablero(tablero);</text:p>
      <text:p text:style-name="P2"><text:span text:style-name="T3"><text:s text:c="12"/></text:span><text:span text:style-name="T6">this</text:span><text:span text:style-name="T3">.jugador = </text:span><text:span text:style-name="T6">new</text:span><text:span text:style-name="T3"> </text:span><text:span text:style-name="T7">Jugador</text:span><text:span text:style-name="T3">();</text:span></text:p>
      <text:p text:style-name="P23"><text:s text:c="8"/>}</text:p>
      <text:p text:style-name="P23"/>
      <text:p text:style-name="P2"><text:span text:style-name="T3"><text:s text:c="8"/></text:span><text:span text:style-name="T8">/*Agrega observadores del juego*/</text:span></text:p>
      <text:p text:style-name="P2"><text:span text:style-name="T3"><text:s text:c="8"/></text:span><text:span text:style-name="T6">public</text:span><text:span text:style-name="T3"> </text:span><text:span text:style-name="T6">void</text:span><text:span text:style-name="T3"> AddObservador(</text:span><text:span text:style-name="T7">IObservador</text:span><text:span text:style-name="T3"> observador)</text:span></text:p>
      <text:p text:style-name="P23"><text:s text:c="8"/>{</text:p>
      <text:p text:style-name="P23"><text:s text:c="12"/>observadores.Add(observador);</text:p>
      <text:p text:style-name="P23"><text:s text:c="8"/>}</text:p>
      <text:p text:style-name="P23"/>
      <text:p text:style-name="P2"><text:span text:style-name="T3"><text:s text:c="8"/></text:span><text:span text:style-name="T8">/*Notifica creacion de lancha a los observadores*/</text:span></text:p>
      <text:p text:style-name="P2"><text:span text:style-name="T3"><text:s text:c="8"/></text:span><text:span text:style-name="T6">public</text:span><text:span text:style-name="T3"> </text:span><text:span text:style-name="T6">void</text:span><text:span text:style-name="T3"> NotificarObservadoresDeCreacionDeLancha(</text:span><text:span text:style-name="T7">Nave</text:span><text:span text:style-name="T3"> nave)</text:span></text:p>
      <text:p text:style-name="P23"><text:s text:c="8"/>{</text:p>
      <text:p text:style-name="P2"><text:span text:style-name="T3"><text:s text:c="12"/></text:span><text:span text:style-name="T6">foreach</text:span><text:span text:style-name="T3"> (</text:span><text:span text:style-name="T7">IObservador</text:span><text:span text:style-name="T3"> observador </text:span><text:span text:style-name="T6">in</text:span><text:span text:style-name="T3"> observadores)</text:span></text:p>
      <text:p text:style-name="P23"><text:s text:c="12"/>{</text:p>
      <text:p text:style-name="P23"><text:s text:c="16"/>observador.NotificarCreacionDeLancha(nave);</text:p>
      <text:p text:style-name="P23"><text:soft-page-break/><text:s text:c="12"/>}</text:p>
      <text:p text:style-name="P23"><text:s text:c="8"/>}</text:p>
      <text:p text:style-name="P23"/>
      <text:p text:style-name="P2"><text:span text:style-name="T3"><text:s text:c="8"/></text:span><text:span text:style-name="T8">/*Notifica creacion de destructor a los observadores*/</text:span></text:p>
      <text:p text:style-name="P2"><text:span text:style-name="T3"><text:s text:c="8"/></text:span><text:span text:style-name="T6">public</text:span><text:span text:style-name="T3"> </text:span><text:span text:style-name="T6">void</text:span><text:span text:style-name="T3"> NotificarObservadoresDeCreacionDeDestructor(</text:span><text:span text:style-name="T7">Destructor</text:span><text:span text:style-name="T3"> nave)</text:span></text:p>
      <text:p text:style-name="P23"><text:s text:c="8"/>{</text:p>
      <text:p text:style-name="P2"><text:span text:style-name="T3"><text:s text:c="12"/></text:span><text:span text:style-name="T6">foreach</text:span><text:span text:style-name="T3"> (</text:span><text:span text:style-name="T7">IObservador</text:span><text:span text:style-name="T3"> observador </text:span><text:span text:style-name="T6">in</text:span><text:span text:style-name="T3"> observadores)</text:span></text:p>
      <text:p text:style-name="P23"><text:s text:c="12"/>{</text:p>
      <text:p text:style-name="P23"><text:s text:c="16"/>observador.NotificarCreacionDeDestructor(nave);</text:p>
      <text:p text:style-name="P23"><text:s text:c="12"/>}</text:p>
      <text:p text:style-name="P23"><text:s text:c="8"/>}</text:p>
      <text:p text:style-name="P23"/>
      <text:p text:style-name="P2"><text:span text:style-name="T3"><text:s text:c="8"/></text:span><text:span text:style-name="T8">/*Notifica creacion de portaaviones a los observadores*/</text:span></text:p>
      <text:p text:style-name="P2"><text:span text:style-name="T3"><text:s text:c="8"/></text:span><text:span text:style-name="T6">public</text:span><text:span text:style-name="T3"> </text:span><text:span text:style-name="T6">void</text:span><text:span text:style-name="T3"> NotificarObservadoresDeCreacionDePortaAviones(</text:span><text:span text:style-name="T7">Nave</text:span><text:span text:style-name="T3"> nave)</text:span></text:p>
      <text:p text:style-name="P23"><text:s text:c="8"/>{</text:p>
      <text:p text:style-name="P2"><text:span text:style-name="T3"><text:s text:c="12"/></text:span><text:span text:style-name="T6">foreach</text:span><text:span text:style-name="T3"> (</text:span><text:span text:style-name="T7">IObservador</text:span><text:span text:style-name="T3"> observador </text:span><text:span text:style-name="T6">in</text:span><text:span text:style-name="T3"> observadores)</text:span></text:p>
      <text:p text:style-name="P23"><text:s text:c="12"/>{</text:p>
      <text:p text:style-name="P23"><text:s text:c="16"/>observador.NotificarCreacionDePortaAviones(nave);</text:p>
      <text:p text:style-name="P23"><text:s text:c="12"/>}</text:p>
      <text:p text:style-name="P23"><text:s text:c="8"/>}</text:p>
      <text:p text:style-name="P23"/>
      <text:p text:style-name="P2"><text:span text:style-name="T3"><text:s text:c="8"/></text:span><text:span text:style-name="T8">/*Notifica creacion de rompehielo a los observadores*/</text:span></text:p>
      <text:p text:style-name="P2"><text:span text:style-name="T3"><text:s text:c="8"/></text:span><text:span text:style-name="T6">public</text:span><text:span text:style-name="T3"> </text:span><text:span text:style-name="T6">void</text:span><text:span text:style-name="T3"> NotificarObservadoresDeCreacionDeRompeHielo(</text:span><text:span text:style-name="T7">Nave</text:span><text:span text:style-name="T3"> nave)</text:span></text:p>
      <text:p text:style-name="P23"><text:s text:c="8"/>{</text:p>
      <text:p text:style-name="P2"><text:span text:style-name="T3"><text:s text:c="12"/></text:span><text:span text:style-name="T6">foreach</text:span><text:span text:style-name="T3"> (</text:span><text:span text:style-name="T7">IObservador</text:span><text:span text:style-name="T3"> observador </text:span><text:span text:style-name="T6">in</text:span><text:span text:style-name="T3"> observadores)</text:span></text:p>
      <text:p text:style-name="P23"><text:s text:c="12"/>{</text:p>
      <text:p text:style-name="P23"><text:s text:c="16"/>observador.NotificarCreacionDeRompeHielo(nave);</text:p>
      <text:p text:style-name="P23"><text:s text:c="12"/>}</text:p>
      <text:p text:style-name="P23"><text:s text:c="8"/>}</text:p>
      <text:p text:style-name="P23"/>
      <text:p text:style-name="P2"><text:span text:style-name="T3"><text:s text:c="8"/></text:span><text:span text:style-name="T8">/*Notifica creacion de buque a los observadores*/</text:span></text:p>
      <text:p text:style-name="P2"><text:span text:style-name="T3"><text:s text:c="8"/></text:span><text:span text:style-name="T6">public</text:span><text:span text:style-name="T3"> </text:span><text:span text:style-name="T6">void</text:span><text:span text:style-name="T3"> NotificarObservadoresDeCreacionDeBuque(</text:span><text:span text:style-name="T7">Buque</text:span><text:span text:style-name="T3"> nave)</text:span></text:p>
      <text:p text:style-name="P23"><text:s text:c="8"/>{</text:p>
      <text:p text:style-name="P2"><text:span text:style-name="T3"><text:s text:c="12"/></text:span><text:span text:style-name="T6">foreach</text:span><text:span text:style-name="T3"> (</text:span><text:span text:style-name="T7">IObservador</text:span><text:span text:style-name="T3"> observador </text:span><text:span text:style-name="T6">in</text:span><text:span text:style-name="T3"> observadores)</text:span></text:p>
      <text:p text:style-name="P23"><text:s text:c="12"/>{</text:p>
      <text:p text:style-name="P23"><text:s text:c="16"/>observador.NotificarCreacionDeBuque(nave);</text:p>
      <text:p text:style-name="P23"><text:s text:c="12"/>}</text:p>
      <text:p text:style-name="P23"><text:s text:c="8"/>}</text:p>
      <text:p text:style-name="P2"><text:span text:style-name="T3"><text:s text:c="8"/></text:span><text:span text:style-name="T8">/* Notifica creacion de mina por contacto */</text:span></text:p>
      <text:p text:style-name="P2"><text:soft-page-break/><text:span text:style-name="T3"><text:s text:c="8"/></text:span><text:span text:style-name="T6">public</text:span><text:span text:style-name="T3"> </text:span><text:span text:style-name="T6">void</text:span><text:span text:style-name="T3"> NotificarObservadoresDeCreacionDeMinaPorContacto(</text:span><text:span text:style-name="T7">MinaPorContacto</text:span><text:span text:style-name="T3"> mina)</text:span></text:p>
      <text:p text:style-name="P23"><text:s text:c="8"/>{</text:p>
      <text:p text:style-name="P2"><text:span text:style-name="T3"><text:s text:c="12"/></text:span><text:span text:style-name="T6">foreach</text:span><text:span text:style-name="T3"> (</text:span><text:span text:style-name="T7">IObservador</text:span><text:span text:style-name="T3"> observador </text:span><text:span text:style-name="T6">in</text:span><text:span text:style-name="T3"> observadores)</text:span></text:p>
      <text:p text:style-name="P23"><text:s text:c="12"/>{</text:p>
      <text:p text:style-name="P23"><text:s text:c="16"/>observador.NotificarCreacionDeMinaPorContacto(mina);</text:p>
      <text:p text:style-name="P23"><text:s text:c="12"/>}</text:p>
      <text:p text:style-name="P23"><text:s text:c="8"/>}</text:p>
      <text:p text:style-name="P2"><text:span text:style-name="T3"><text:s text:c="8"/></text:span><text:span text:style-name="T6">public</text:span><text:span text:style-name="T3"> </text:span><text:span text:style-name="T6">void</text:span><text:span text:style-name="T3"> NotificarObservadoresDeCreacionDeMinaConRetardo(</text:span><text:span text:style-name="T7">MinaConRetardo</text:span><text:span text:style-name="T3"> mina)</text:span></text:p>
      <text:p text:style-name="P23"><text:s text:c="8"/>{</text:p>
      <text:p text:style-name="P2"><text:span text:style-name="T3"><text:s text:c="12"/></text:span><text:span text:style-name="T6">foreach</text:span><text:span text:style-name="T3"> (</text:span><text:span text:style-name="T7">IObservador</text:span><text:span text:style-name="T3"> observador </text:span><text:span text:style-name="T6">in</text:span><text:span text:style-name="T3"> observadores)</text:span></text:p>
      <text:p text:style-name="P23"><text:s text:c="12"/>{</text:p>
      <text:p text:style-name="P23"><text:s text:c="16"/>observador.NotificarCreacionDeMinaConRetardo(mina);</text:p>
      <text:p text:style-name="P23"><text:s text:c="12"/>}</text:p>
      <text:p text:style-name="P23"><text:s text:c="8"/>}</text:p>
      <text:p text:style-name="P2"><text:span text:style-name="T3"><text:s text:c="8"/></text:span><text:span text:style-name="T8">/*Avanza al proximo turno*/</text:span></text:p>
      <text:p text:style-name="P2"><text:span text:style-name="T3"><text:s text:c="8"/></text:span><text:span text:style-name="T6">private</text:span><text:span text:style-name="T3"> </text:span><text:span text:style-name="T6">void</text:span><text:span text:style-name="T3"> AvanzarTurno()</text:span></text:p>
      <text:p text:style-name="P23"><text:s text:c="8"/>{</text:p>
      <text:p text:style-name="P23"><text:s text:c="12"/>jugador.DescontarPuntosPorPasoDeTurno();</text:p>
      <text:p text:style-name="P23"><text:s text:c="12"/>tablero.Actualizar();</text:p>
      <text:p text:style-name="P23"><text:s text:c="8"/>}</text:p>
      <text:p text:style-name="P2"><text:span text:style-name="T3"><text:s text:c="8"/></text:span><text:span text:style-name="T8">//---------------------------------------------------------------------</text:span></text:p>
      <text:p text:style-name="P23"/>
      <text:p text:style-name="P2"><text:span text:style-name="T3"><text:s text:c="8"/></text:span><text:span text:style-name="T8">/*Agregado de Naves al Tablero con: Posicion, Direccion y Orientacion aleatoria*/</text:span></text:p>
      <text:p text:style-name="P2"><text:span text:style-name="T3"><text:s text:c="8"/></text:span><text:span text:style-name="T6">private</text:span><text:span text:style-name="T3"> </text:span><text:span text:style-name="T6">void</text:span><text:span text:style-name="T3"> AgregarNavesAlTablero(</text:span><text:span text:style-name="T7">Tablero</text:span><text:span text:style-name="T3"> tablero)</text:span></text:p>
      <text:p text:style-name="P23"><text:s text:c="8"/>{</text:p>
      <text:p text:style-name="P2"><text:span text:style-name="T3"><text:s text:c="12"/></text:span><text:span text:style-name="T7">Nave</text:span><text:span text:style-name="T3"> lancha = </text:span><text:span text:style-name="T7">NaveFactory</text:span><text:span text:style-name="T3">.CrearLancha();</text:span></text:p>
      <text:p text:style-name="P23"><text:s text:c="12"/>NotificarObservadoresDeCreacionDeLancha(lancha);</text:p>
      <text:p text:style-name="P23"><text:s text:c="12"/>tablero.AgregarNave(lancha);</text:p>
      <text:p text:style-name="P23"/>
      <text:p text:style-name="P2"><text:span text:style-name="T3"><text:s text:c="12"/></text:span><text:span text:style-name="T7">Nave</text:span><text:span text:style-name="T3"> lancha2 = </text:span><text:span text:style-name="T7">NaveFactory</text:span><text:span text:style-name="T3">.CrearLancha();</text:span></text:p>
      <text:p text:style-name="P23"><text:s text:c="12"/>NotificarObservadoresDeCreacionDeLancha(lancha2);</text:p>
      <text:p text:style-name="P23"><text:s text:c="12"/>tablero.AgregarNave(lancha2);</text:p>
      <text:p text:style-name="P23"/>
      <text:p text:style-name="P2"><text:span text:style-name="T3"><text:s text:c="12"/></text:span><text:span text:style-name="T7">Destructor</text:span><text:span text:style-name="T3"> destructor = </text:span><text:span text:style-name="T7">NaveFactory</text:span><text:span text:style-name="T3">.CrearDestructor();</text:span></text:p>
      <text:p text:style-name="P23"><text:s text:c="12"/>NotificarObservadoresDeCreacionDeDestructor(destructor);</text:p>
      <text:p text:style-name="P23"><text:s text:c="12"/>tablero.AgregarNave(destructor);</text:p>
      <text:p text:style-name="P23"><text:s text:c="12"/></text:p>
      <text:p text:style-name="P2"><text:soft-page-break/><text:span text:style-name="T3"><text:s text:c="12"/></text:span><text:span text:style-name="T7">Destructor</text:span><text:span text:style-name="T3"> destructor2 = </text:span><text:span text:style-name="T7">NaveFactory</text:span><text:span text:style-name="T3">.CrearDestructor();</text:span></text:p>
      <text:p text:style-name="P23"><text:s text:c="12"/>NotificarObservadoresDeCreacionDeDestructor(destructor2);</text:p>
      <text:p text:style-name="P23"><text:s text:c="12"/>tablero.AgregarNave(destructor2);</text:p>
      <text:p text:style-name="P23"/>
      <text:p text:style-name="P2"><text:span text:style-name="T3"><text:s text:c="12"/></text:span><text:span text:style-name="T7">Nave</text:span><text:span text:style-name="T3"> rompeHielos = </text:span><text:span text:style-name="T7">NaveFactory</text:span><text:span text:style-name="T3">.CrearRompeHielos();</text:span></text:p>
      <text:p text:style-name="P23"><text:s text:c="12"/>NotificarObservadoresDeCreacionDeRompeHielo(rompeHielos);</text:p>
      <text:p text:style-name="P23"><text:s text:c="12"/>tablero.AgregarNave(rompeHielos);</text:p>
      <text:p text:style-name="P23"/>
      <text:p text:style-name="P2"><text:span text:style-name="T3"><text:s text:c="12"/></text:span><text:span text:style-name="T7">Buque</text:span><text:span text:style-name="T3"> buque = </text:span><text:span text:style-name="T7">NaveFactory</text:span><text:span text:style-name="T3">.CrearBuque();</text:span></text:p>
      <text:p text:style-name="P23"><text:s text:c="12"/>NotificarObservadoresDeCreacionDeBuque(buque);</text:p>
      <text:p text:style-name="P23"><text:s text:c="12"/>tablero.AgregarNave(buque);</text:p>
      <text:p text:style-name="P23"/>
      <text:p text:style-name="P2"><text:span text:style-name="T3"><text:s text:c="12"/></text:span><text:span text:style-name="T7">Nave</text:span><text:span text:style-name="T3"> portaAviones = </text:span><text:span text:style-name="T7">NaveFactory</text:span><text:span text:style-name="T3">.CrearPortaAviones();</text:span></text:p>
      <text:p text:style-name="P23"><text:s text:c="12"/>NotificarObservadoresDeCreacionDePortaAviones(portaAviones);</text:p>
      <text:p text:style-name="P23"><text:s text:c="12"/>tablero.AgregarNave(portaAviones);</text:p>
      <text:p text:style-name="P23"><text:s text:c="8"/>}</text:p>
      <text:p text:style-name="P2"><text:span text:style-name="T3"><text:s text:c="8"/></text:span><text:span text:style-name="T8">//---------------------------------------------------------------------</text:span></text:p>
      <text:p text:style-name="P2"><text:span text:style-name="T3"><text:s text:c="8"/></text:span><text:span text:style-name="T8">/*Devuelve los puntos actuales del jugador*/</text:span></text:p>
      <text:p text:style-name="P2"><text:span text:style-name="T3"><text:s text:c="8"/></text:span><text:span text:style-name="T6">public</text:span><text:span text:style-name="T3"> </text:span><text:span text:style-name="T6">int</text:span><text:span text:style-name="T3"> ObtenerPuntosDelJugador()</text:span></text:p>
      <text:p text:style-name="P23"><text:s text:c="8"/>{</text:p>
      <text:p text:style-name="P2"><text:span text:style-name="T3"><text:s text:c="12"/></text:span><text:span text:style-name="T6">return</text:span><text:span text:style-name="T3"> jugador.Puntos;</text:span></text:p>
      <text:p text:style-name="P23"><text:s text:c="8"/>}</text:p>
      <text:p text:style-name="P23"/>
      <text:p text:style-name="P2"><text:span text:style-name="T3"><text:s text:c="8"/></text:span><text:span text:style-name="T8">/*Se efectua un DisparoComun en el tablero*/</text:span></text:p>
      <text:p text:style-name="P2"><text:span text:style-name="T3"><text:s text:c="8"/></text:span><text:span text:style-name="T6">public</text:span><text:span text:style-name="T3"> </text:span><text:span text:style-name="T6">void</text:span><text:span text:style-name="T3"> EfectuarDisparoComun(</text:span><text:span text:style-name="T7">Posicion</text:span><text:span text:style-name="T3"> posicion)</text:span></text:p>
      <text:p text:style-name="P23"><text:s text:c="8"/>{</text:p>
      <text:p text:style-name="P2"><text:span text:style-name="T3"><text:s text:c="12"/></text:span><text:span text:style-name="T7">DisparoComun</text:span><text:span text:style-name="T3"> disparo = </text:span><text:span text:style-name="T7">ArmamentoFactory</text:span><text:span text:style-name="T3">.CrearDisparoComun(</text:span><text:span text:style-name="T6">this</text:span><text:span text:style-name="T3">.tablero, posicion);</text:span></text:p>
      <text:p text:style-name="P23"><text:s text:c="12"/>VerificarPosibilidadDeDisparo(disparo);</text:p>
      <text:p text:style-name="P23"><text:s text:c="12"/>tablero.Impactar(disparo);</text:p>
      <text:p text:style-name="P23"><text:s text:c="12"/>jugador.DescontarPuntosPorDisparar(disparo);</text:p>
      <text:p text:style-name="P23"><text:s text:c="12"/>AvanzarTurno();</text:p>
      <text:p text:style-name="P23"><text:s text:c="8"/>}</text:p>
      <text:p text:style-name="P23"/>
      <text:p text:style-name="P2"><text:span text:style-name="T3"><text:s text:c="8"/></text:span><text:span text:style-name="T8">/*Se coloca una mina puntual en el tablero*/</text:span></text:p>
      <text:p text:style-name="P2"><text:span text:style-name="T3"><text:s text:c="8"/></text:span><text:span text:style-name="T6">public</text:span><text:span text:style-name="T3"> </text:span><text:span text:style-name="T6">void</text:span><text:span text:style-name="T3"> ColocarMinaPuntual(</text:span><text:span text:style-name="T7">Posicion</text:span><text:span text:style-name="T3"> posicion)</text:span></text:p>
      <text:p text:style-name="P23"><text:s text:c="8"/>{</text:p>
      <text:p text:style-name="P2"><text:span text:style-name="T3"><text:s text:c="12"/></text:span><text:span text:style-name="T7">MinaConRetardo</text:span><text:span text:style-name="T3"> minaPuntual = </text:span><text:span text:style-name="T7">ArmamentoFactory</text:span><text:span text:style-name="T3">.CrearMinaPuntual(</text:span><text:span text:style-name="T6">this</text:span><text:span text:style-name="T3">.tablero, posicion);</text:span></text:p>
      <text:p text:style-name="P23"><text:s text:c="12"/>VerificarPosibilidadDeDisparo(minaPuntual);</text:p>
      <text:p text:style-name="P23"><text:soft-page-break/><text:s text:c="12"/>NotificarObservadoresDeCreacionDeMinaConRetardo(minaPuntual);</text:p>
      <text:p text:style-name="P23"><text:s text:c="12"/>tablero.Impactar(minaPuntual);</text:p>
      <text:p text:style-name="P23"><text:s text:c="12"/>jugador.DescontarPuntosPorDisparar(minaPuntual);</text:p>
      <text:p text:style-name="P23"><text:s text:c="12"/>AvanzarTurno();</text:p>
      <text:p text:style-name="P23"><text:s text:c="8"/>}</text:p>
      <text:p text:style-name="P23"/>
      <text:p text:style-name="P2"><text:span text:style-name="T3"><text:s text:c="8"/></text:span><text:span text:style-name="T8">/*Se coloca una mina doble en el tablero*/</text:span></text:p>
      <text:p text:style-name="P2"><text:span text:style-name="T3"><text:s text:c="8"/></text:span><text:span text:style-name="T6">public</text:span><text:span text:style-name="T3"> </text:span><text:span text:style-name="T6">void</text:span><text:span text:style-name="T3"> ColocarMinaDoble(</text:span><text:span text:style-name="T7">Posicion</text:span><text:span text:style-name="T3"> posicion)</text:span></text:p>
      <text:p text:style-name="P23"><text:s text:c="8"/>{</text:p>
      <text:p text:style-name="P2"><text:span text:style-name="T3"><text:s text:c="12"/></text:span><text:span text:style-name="T7">MinaConRetardo</text:span><text:span text:style-name="T3"> minaDoble = </text:span><text:span text:style-name="T7">ArmamentoFactory</text:span><text:span text:style-name="T3">.CrearMinaDoble(</text:span><text:span text:style-name="T6">this</text:span><text:span text:style-name="T3">.tablero, posicion);</text:span></text:p>
      <text:p text:style-name="P23"><text:s text:c="12"/>VerificarPosibilidadDeDisparo(minaDoble);</text:p>
      <text:p text:style-name="P23"><text:s text:c="12"/>NotificarObservadoresDeCreacionDeMinaConRetardo(minaDoble);</text:p>
      <text:p text:style-name="P23"><text:s text:c="12"/>tablero.Impactar(minaDoble);</text:p>
      <text:p text:style-name="P23"><text:s text:c="12"/>jugador.DescontarPuntosPorDisparar(minaDoble);</text:p>
      <text:p text:style-name="P23"><text:s text:c="12"/>AvanzarTurno();</text:p>
      <text:p text:style-name="P23"><text:s text:c="8"/>}</text:p>
      <text:p text:style-name="P23"/>
      <text:p text:style-name="P2"><text:span text:style-name="T3"><text:s text:c="8"/></text:span><text:span text:style-name="T8">/*Se coloca una mina triple en el tablero*/</text:span></text:p>
      <text:p text:style-name="P2"><text:span text:style-name="T3"><text:s text:c="8"/></text:span><text:span text:style-name="T6">public</text:span><text:span text:style-name="T3"> </text:span><text:span text:style-name="T6">void</text:span><text:span text:style-name="T3"> ColocarMinaTriple(</text:span><text:span text:style-name="T7">Posicion</text:span><text:span text:style-name="T3"> posicion)</text:span></text:p>
      <text:p text:style-name="P23"><text:s text:c="8"/>{</text:p>
      <text:p text:style-name="P2"><text:span text:style-name="T3"><text:s text:c="12"/></text:span><text:span text:style-name="T7">MinaConRetardo</text:span><text:span text:style-name="T3"> minaTriple = </text:span><text:span text:style-name="T7">ArmamentoFactory</text:span><text:span text:style-name="T3">.CrearMinaTriple(</text:span><text:span text:style-name="T6">this</text:span><text:span text:style-name="T3">.tablero, posicion);</text:span></text:p>
      <text:p text:style-name="P23"><text:s text:c="12"/>VerificarPosibilidadDeDisparo(minaTriple);</text:p>
      <text:p text:style-name="P23"><text:s text:c="12"/>NotificarObservadoresDeCreacionDeMinaConRetardo(minaTriple);</text:p>
      <text:p text:style-name="P23"><text:s text:c="12"/>tablero.Impactar(minaTriple);</text:p>
      <text:p text:style-name="P23"><text:s text:c="12"/>jugador.DescontarPuntosPorDisparar(minaTriple);</text:p>
      <text:p text:style-name="P23"><text:s text:c="12"/>AvanzarTurno();</text:p>
      <text:p text:style-name="P23"><text:s text:c="8"/>}</text:p>
      <text:p text:style-name="P23"/>
      <text:p text:style-name="P2"><text:span text:style-name="T3"><text:s text:c="8"/></text:span><text:span text:style-name="T8">/*Se coloca una mina por contacto en el tablero*/</text:span></text:p>
      <text:p text:style-name="P2"><text:span text:style-name="T3"><text:s text:c="8"/></text:span><text:span text:style-name="T6">public</text:span><text:span text:style-name="T3"> </text:span><text:span text:style-name="T6">void</text:span><text:span text:style-name="T3"> ColocarMinaPorContacto(</text:span><text:span text:style-name="T7">Posicion</text:span><text:span text:style-name="T3"> posicion)</text:span></text:p>
      <text:p text:style-name="P23"><text:s text:c="8"/>{</text:p>
      <text:p text:style-name="P2"><text:span text:style-name="T3"><text:s text:c="12"/></text:span><text:span text:style-name="T7">MinaPorContacto</text:span><text:span text:style-name="T3"> minaContacto = </text:span><text:span text:style-name="T7">ArmamentoFactory</text:span><text:span text:style-name="T3">.CrearMinaPorContacto(</text:span><text:span text:style-name="T6">this</text:span><text:span text:style-name="T3">.tablero, posicion);</text:span></text:p>
      <text:p text:style-name="P23"><text:s text:c="12"/>VerificarPosibilidadDeDisparo(minaContacto);</text:p>
      <text:p text:style-name="P23"><text:s text:c="12"/>NotificarObservadoresDeCreacionDeMinaPorContacto(minaContacto);</text:p>
      <text:p text:style-name="P23"><text:s text:c="12"/>tablero.Impactar(minaContacto);</text:p>
      <text:p text:style-name="P23"><text:s text:c="12"/>jugador.DescontarPuntosPorDisparar(minaContacto);</text:p>
      <text:p text:style-name="P23"><text:s text:c="12"/>AvanzarTurno();</text:p>
      <text:p text:style-name="P23"><text:s text:c="8"/>}</text:p>
      <text:p text:style-name="P23"><text:soft-page-break/></text:p>
      <text:p text:style-name="P2"><text:span text:style-name="T3"><text:s text:c="8"/></text:span><text:span text:style-name="T8">/*Prueba que se pueda efectuar algun disparo posible*/</text:span></text:p>
      <text:p text:style-name="P2"><text:span text:style-name="T3"><text:s text:c="8"/></text:span><text:span text:style-name="T6">private</text:span><text:span text:style-name="T3"> </text:span><text:span text:style-name="T6">void</text:span><text:span text:style-name="T3"> VerificarPosibilidadDeDisparo(</text:span><text:span text:style-name="T7">Armamento</text:span><text:span text:style-name="T3"> armamento)</text:span></text:p>
      <text:p text:style-name="P23"><text:s text:c="8"/>{</text:p>
      <text:p text:style-name="P2"><text:span text:style-name="T3"><text:s text:c="12"/></text:span><text:span text:style-name="T6">if</text:span><text:span text:style-name="T3"> (EstaTerminado())</text:span></text:p>
      <text:p text:style-name="P2"><text:span text:style-name="T3"><text:s text:c="16"/></text:span><text:span text:style-name="T6">throw</text:span><text:span text:style-name="T3"> </text:span><text:span text:style-name="T6">new</text:span><text:span text:style-name="T3"> </text:span><text:span text:style-name="T7">JuegoTerminadoException</text:span><text:span text:style-name="T3">();</text:span></text:p>
      <text:p text:style-name="P23"/>
      <text:p text:style-name="P2"><text:span text:style-name="T3"><text:s text:c="12"/></text:span><text:span text:style-name="T6">if</text:span><text:span text:style-name="T3"> (!jugador.TienePuntosParaJugar(armamento.Costo))</text:span></text:p>
      <text:p text:style-name="P2"><text:span text:style-name="T3"><text:s text:c="16"/></text:span><text:span text:style-name="T6">throw</text:span><text:span text:style-name="T3"> </text:span><text:span text:style-name="T6">new</text:span><text:span text:style-name="T3"> </text:span><text:span text:style-name="T7">JuegoJugadorSinPuntajeParaDisparoException</text:span><text:span text:style-name="T3">();</text:span></text:p>
      <text:p text:style-name="P23"><text:s text:c="8"/>}</text:p>
      <text:p text:style-name="P23"/>
      <text:p text:style-name="P2"><text:span text:style-name="T3"><text:s text:c="8"/></text:span><text:span text:style-name="T6">private</text:span><text:span text:style-name="T3"> </text:span><text:span text:style-name="T6">int</text:span><text:span text:style-name="T3"> CostoMinimoDeDisparo()</text:span></text:p>
      <text:p text:style-name="P23"><text:s text:c="8"/>{</text:p>
      <text:p text:style-name="P2"><text:span text:style-name="T3"><text:s text:c="12"/></text:span><text:span text:style-name="T6">int</text:span><text:span text:style-name="T3">[] costos = </text:span><text:span text:style-name="T6">new</text:span><text:span text:style-name="T3"> </text:span><text:span text:style-name="T6">int</text:span><text:span text:style-name="T3">[] { </text:span><text:span text:style-name="T7">ArmamentoFactory</text:span><text:span text:style-name="T3">.COSTO_DISPARO_COMUN, </text:span><text:span text:style-name="T7">ArmamentoFactory</text:span><text:span text:style-name="T3">.COSTO_MINA_PUNTUAL,</text:span></text:p>
      <text:p text:style-name="P2"><text:span text:style-name="T3"><text:s text:c="39"/></text:span><text:span text:style-name="T7">ArmamentoFactory</text:span><text:span text:style-name="T3">.COSTO_MINA_DOBLE, </text:span><text:span text:style-name="T7">ArmamentoFactory</text:span><text:span text:style-name="T3">.COSTO_MINA_TRIPLE,</text:span></text:p>
      <text:p text:style-name="P2"><text:span text:style-name="T3"><text:s text:c="39"/></text:span><text:span text:style-name="T7">ArmamentoFactory</text:span><text:span text:style-name="T3">.COSTO_MINA_POR_CONTACTO};</text:span></text:p>
      <text:p text:style-name="P2"><text:span text:style-name="T3"><text:s text:c="12"/></text:span><text:span text:style-name="T6">return</text:span><text:span text:style-name="T3"> costos.Min();</text:span></text:p>
      <text:p text:style-name="P23"><text:s text:c="8"/>}</text:p>
      <text:p text:style-name="P23"/>
      <text:p text:style-name="P2"><text:span text:style-name="T3"><text:s text:c="8"/></text:span><text:span text:style-name="T8">/*El juego esta terminado cuando no se puede efectuar ningun disparo mas.*/</text:span></text:p>
      <text:p text:style-name="P2"><text:span text:style-name="T3"><text:s text:c="8"/></text:span><text:span text:style-name="T6">public</text:span><text:span text:style-name="T3"> </text:span><text:span text:style-name="T6">bool</text:span><text:span text:style-name="T3"> EstaTerminado()</text:span></text:p>
      <text:p text:style-name="P23"><text:s text:c="8"/>{</text:p>
      <text:p text:style-name="P2"><text:span text:style-name="T3"><text:s text:c="12"/></text:span><text:span text:style-name="T6">bool</text:span><text:span text:style-name="T3"> jugadorTienePuntosParaJugar = jugador.TienePuntosParaJugar(CostoMinimoDeDisparo());</text:span></text:p>
      <text:p text:style-name="P2"><text:span text:style-name="T3"><text:s text:c="12"/></text:span><text:span text:style-name="T6">return</text:span><text:span text:style-name="T3"> !(jugadorTienePuntosParaJugar);</text:span></text:p>
      <text:p text:style-name="P23"><text:s text:c="8"/>}</text:p>
      <text:p text:style-name="P23"/>
      <text:p text:style-name="P2"><text:span text:style-name="T3"><text:s text:c="8"/></text:span><text:span text:style-name="T8">/*El juego est</text:span><text:span text:style-name="T8">á</text:span><text:span text:style-name="T8"> ganado cuando se destruyeron todas las naves.*/</text:span></text:p>
      <text:p text:style-name="P2"><text:span text:style-name="T3"><text:s text:c="8"/></text:span><text:span text:style-name="T6">public</text:span><text:span text:style-name="T3"> </text:span><text:span text:style-name="T7">Boolean</text:span><text:span text:style-name="T3"> Ganado()</text:span></text:p>
      <text:p text:style-name="P23"><text:s text:c="8"/>{</text:p>
      <text:p text:style-name="P2"><text:span text:style-name="T3"><text:s text:c="12"/></text:span><text:span text:style-name="T6">if</text:span><text:span text:style-name="T3"> (tablero.TieneNavesConVida())</text:span></text:p>
      <text:p text:style-name="P2"><text:span text:style-name="T3"><text:s text:c="16"/></text:span><text:span text:style-name="T6">return</text:span><text:span text:style-name="T3"> </text:span><text:span text:style-name="T6">false</text:span><text:span text:style-name="T3">;</text:span></text:p>
      <text:p text:style-name="P2"><text:span text:style-name="T3"><text:s text:c="12"/></text:span><text:span text:style-name="T6">else</text:span></text:p>
      <text:p text:style-name="P2"><text:span text:style-name="T3"><text:s text:c="16"/></text:span><text:span text:style-name="T6">return</text:span><text:span text:style-name="T3"> </text:span><text:span text:style-name="T6">true</text:span><text:span text:style-name="T3">;</text:span></text:p>
      <text:p text:style-name="P23"><text:s text:c="8"/>}</text:p>
      <text:p text:style-name="P23"><text:s text:c="4"/>}</text:p>
      <text:p text:style-name="P23">}</text:p>
      <text:p text:style-name="P16"><text:soft-page-break/></text:p>
      <text:p text:style-name="P19">Jugador.cs</text:p>
      <text:p text:style-name="P2"><text:span text:style-name="T6">using</text:span><text:span text:style-name="T3"> System;</text:span></text:p>
      <text:p text:style-name="P2"><text:span text:style-name="T6">using</text:span><text:span text:style-name="T3"> System.Collections.Generic;</text:span></text:p>
      <text:p text:style-name="P2"><text:span text:style-name="T6">using</text:span><text:span text:style-name="T3"> System.Linq;</text:span></text:p>
      <text:p text:style-name="P2"><text:span text:style-name="T6">using</text:span><text:span text:style-name="T3"> System.Text;</text:span></text:p>
      <text:p text:style-name="P23"/>
      <text:p text:style-name="P2"><text:span text:style-name="T6">namespace</text:span><text:span text:style-name="T3"> BatallaNavalgo</text:span></text:p>
      <text:p text:style-name="P23">{</text:p>
      <text:p text:style-name="P2"><text:span text:style-name="T3"><text:s text:c="4"/></text:span><text:span text:style-name="T6">public</text:span><text:span text:style-name="T3"> </text:span><text:span text:style-name="T6">class</text:span><text:span text:style-name="T3"> </text:span><text:span text:style-name="T7">Jugador</text:span></text:p>
      <text:p text:style-name="P23"><text:s text:c="4"/>{</text:p>
      <text:p text:style-name="P2"><text:span text:style-name="T3"><text:s text:c="8"/></text:span><text:span text:style-name="T6">public</text:span><text:span text:style-name="T3"> </text:span><text:span text:style-name="T6">static</text:span><text:span text:style-name="T3"> </text:span><text:span text:style-name="T6">int</text:span><text:span text:style-name="T3"> PUNTAJE_INICIAL_JUGADOR = 10000;</text:span></text:p>
      <text:p text:style-name="P2"><text:span text:style-name="T3"><text:s text:c="8"/></text:span><text:span text:style-name="T6">public</text:span><text:span text:style-name="T3"> </text:span><text:span text:style-name="T6">static</text:span><text:span text:style-name="T3"> </text:span><text:span text:style-name="T6">int</text:span><text:span text:style-name="T3"> PUNTAJE_DESCONTADO_POR_TURNO = 10; <text:s text:c="7"/></text:span></text:p>
      <text:p text:style-name="P23"/>
      <text:p text:style-name="P2"><text:span text:style-name="T3"><text:s text:c="8"/></text:span><text:span text:style-name="T6">private</text:span><text:span text:style-name="T3"> </text:span><text:span text:style-name="T6">int</text:span><text:span text:style-name="T3"> puntos;</text:span></text:p>
      <text:p text:style-name="P23"/>
      <text:p text:style-name="P2"><text:span text:style-name="T3"><text:s text:c="8"/></text:span><text:span text:style-name="T8">/* Constructor</text:span></text:p>
      <text:p text:style-name="P25"><text:s text:c="9"/>* puntos: seran los puntos con los que cuente el Jugador inicialmente.</text:p>
      <text:p text:style-name="P25"><text:s text:c="9"/>*/</text:p>
      <text:p text:style-name="P2"><text:span text:style-name="T3"><text:s text:c="8"/></text:span><text:span text:style-name="T6">public</text:span><text:span text:style-name="T3"> Jugador()</text:span></text:p>
      <text:p text:style-name="P23"><text:s text:c="8"/>{</text:p>
      <text:p text:style-name="P2"><text:span text:style-name="T3"><text:s text:c="12"/></text:span><text:span text:style-name="T6">this</text:span><text:span text:style-name="T3">.puntos = PUNTAJE_INICIAL_JUGADOR;</text:span></text:p>
      <text:p text:style-name="P23"><text:s text:c="8"/>}</text:p>
      <text:p text:style-name="P23"><text:tab/><text:tab/></text:p>
      <text:p text:style-name="P2"><text:span text:style-name="T3"><text:s text:c="8"/></text:span><text:span text:style-name="T8">//Metodos de la clase Jugador</text:span></text:p>
      <text:p text:style-name="P23"/>
      <text:p text:style-name="P2"><text:span text:style-name="T3"><text:s text:c="8"/></text:span><text:span text:style-name="T6">public</text:span><text:span text:style-name="T3"> </text:span><text:span text:style-name="T6">int</text:span><text:span text:style-name="T3"> Puntos</text:span></text:p>
      <text:p text:style-name="P23"><text:s text:c="8"/>{</text:p>
      <text:p text:style-name="P2"><text:span text:style-name="T3"><text:s text:c="12"/></text:span><text:span text:style-name="T6">get</text:span><text:span text:style-name="T3"> {</text:span><text:span text:style-name="T6">return</text:span><text:span text:style-name="T3"> </text:span><text:span text:style-name="T6">this</text:span><text:span text:style-name="T3">.puntos;} <text:s text:c="11"/></text:span></text:p>
      <text:p text:style-name="P23"><text:s text:c="8"/>}</text:p>
      <text:p text:style-name="P23"/>
      <text:p text:style-name="P2"><text:span text:style-name="T3"><text:s text:c="8"/></text:span><text:span text:style-name="T8">/*Se descuentan los puntos por haber avanzado de turno*/</text:span></text:p>
      <text:p text:style-name="P2"><text:span text:style-name="T3"><text:s text:c="8"/></text:span><text:span text:style-name="T6">public</text:span><text:span text:style-name="T3"> </text:span><text:span text:style-name="T6">void</text:span><text:span text:style-name="T3"> DescontarPuntosPorPasoDeTurno()</text:span></text:p>
      <text:p text:style-name="P23"><text:s text:c="8"/>{</text:p>
      <text:p text:style-name="P2"><text:span text:style-name="T3"><text:s text:c="12"/></text:span><text:span text:style-name="T6">if</text:span><text:span text:style-name="T3"> (puntos &lt; PUNTAJE_DESCONTADO_POR_TURNO)</text:span></text:p>
      <text:p text:style-name="P2"><text:span text:style-name="T3"><text:s text:c="16"/></text:span><text:span text:style-name="T6">throw</text:span><text:span text:style-name="T3"> </text:span><text:span text:style-name="T6">new</text:span><text:span text:style-name="T3"> BatallaNavalgoExcepciones.</text:span><text:span text:style-name="T7">JugadorPuntajeInsuficienteException</text:span><text:span text:style-name="T3">();</text:span></text:p>
      <text:p text:style-name="P23"/>
      <text:p text:style-name="P23"><text:s text:c="12"/>puntos -= PUNTAJE_DESCONTADO_POR_TURNO;</text:p>
      <text:p text:style-name="P23"><text:soft-page-break/><text:s text:c="8"/>}</text:p>
      <text:p text:style-name="P23"/>
      <text:p text:style-name="P2"><text:span text:style-name="T3"><text:s text:c="8"/></text:span><text:span text:style-name="T8">/*Se descuentan los puntos por haber lanzado algun armamento*/</text:span></text:p>
      <text:p text:style-name="P2"><text:span text:style-name="T3"><text:s text:c="8"/></text:span><text:span text:style-name="T6">public</text:span><text:span text:style-name="T3"> </text:span><text:span text:style-name="T6">void</text:span><text:span text:style-name="T3"> DescontarPuntosPorDisparar(</text:span><text:span text:style-name="T7">Armamento</text:span><text:span text:style-name="T3"> armamento)</text:span></text:p>
      <text:p text:style-name="P23"><text:s text:c="8"/>{</text:p>
      <text:p text:style-name="P2"><text:span text:style-name="T3"><text:s text:c="12"/></text:span><text:span text:style-name="T6">if</text:span><text:span text:style-name="T3"> (</text:span><text:span text:style-name="T6">this</text:span><text:span text:style-name="T3">.puntos &lt; armamento.Costo)</text:span></text:p>
      <text:p text:style-name="P2"><text:span text:style-name="T3"><text:s text:c="16"/></text:span><text:span text:style-name="T6">throw</text:span><text:span text:style-name="T3"> </text:span><text:span text:style-name="T6">new</text:span><text:span text:style-name="T3"> BatallaNavalgoExcepciones.</text:span><text:span text:style-name="T7">JugadorPuntajeInsuficienteException</text:span><text:span text:style-name="T3">();</text:span></text:p>
      <text:p text:style-name="P23"/>
      <text:p text:style-name="P23"><text:s text:c="12"/>puntos -= (armamento.Costo);</text:p>
      <text:p text:style-name="P23"><text:s text:c="8"/>}</text:p>
      <text:p text:style-name="P23"/>
      <text:p text:style-name="P2"><text:span text:style-name="T3"><text:s text:c="8"/></text:span><text:span text:style-name="T8">/* Verifica si tiene puntaje necesario para disparar un armamento con costo "costoDeDisparo"</text:span></text:p>
      <text:p text:style-name="P25"><text:s text:c="9"/>* y si tiene el puntaje necesario para el paso de turno */</text:p>
      <text:p text:style-name="P2"><text:span text:style-name="T3"><text:s text:c="8"/></text:span><text:span text:style-name="T6">public</text:span><text:span text:style-name="T3"> </text:span><text:span text:style-name="T6">bool</text:span><text:span text:style-name="T3"> TienePuntosParaJugar(</text:span><text:span text:style-name="T6">int</text:span><text:span text:style-name="T3"> costoDeDisparo)</text:span></text:p>
      <text:p text:style-name="P23"><text:s text:c="8"/>{</text:p>
      <text:p text:style-name="P2"><text:span text:style-name="T3"><text:s text:c="12"/></text:span><text:span text:style-name="T6">return</text:span><text:span text:style-name="T3"> (</text:span><text:span text:style-name="T6">this</text:span><text:span text:style-name="T3">.puntos &gt;= costoDeDisparo + </text:span><text:span text:style-name="T7">Jugador</text:span><text:span text:style-name="T3">.PUNTAJE_DESCONTADO_POR_TURNO);</text:span></text:p>
      <text:p text:style-name="P23"><text:s text:c="8"/>}</text:p>
      <text:p text:style-name="P23"><text:s text:c="4"/>}</text:p>
      <text:p text:style-name="P23">}</text:p>
      <text:p text:style-name="P16"/>
      <text:p text:style-name="P19">Mina.cs</text:p>
      <text:p text:style-name="P2"><text:span text:style-name="T6">using</text:span><text:span text:style-name="T3"> System;</text:span></text:p>
      <text:p text:style-name="P2"><text:span text:style-name="T6">using</text:span><text:span text:style-name="T3"> System.Collections.Generic;</text:span></text:p>
      <text:p text:style-name="P2"><text:span text:style-name="T6">using</text:span><text:span text:style-name="T3"> System.Linq;</text:span></text:p>
      <text:p text:style-name="P2"><text:span text:style-name="T6">using</text:span><text:span text:style-name="T3"> System.Text;</text:span></text:p>
      <text:p text:style-name="P23"/>
      <text:p text:style-name="P2"><text:span text:style-name="T6">namespace</text:span><text:span text:style-name="T3"> BatallaNavalgo</text:span></text:p>
      <text:p text:style-name="P23">{</text:p>
      <text:p text:style-name="P2"><text:span text:style-name="T3"><text:s text:c="4"/></text:span><text:span text:style-name="T6">public</text:span><text:span text:style-name="T3"> </text:span><text:span text:style-name="T6">abstract</text:span><text:span text:style-name="T3"> </text:span><text:span text:style-name="T6">class</text:span><text:span text:style-name="T3"> </text:span><text:span text:style-name="T7">Mina</text:span><text:span text:style-name="T3">: </text:span><text:span text:style-name="T7">Armamento</text:span></text:p>
      <text:p text:style-name="P23"><text:s text:c="4"/>{</text:p>
      <text:p text:style-name="P2"><text:span text:style-name="T3"><text:s text:c="8"/></text:span><text:span text:style-name="T6">private</text:span><text:span text:style-name="T3"> </text:span><text:span text:style-name="T6">int</text:span><text:span text:style-name="T3"> radio;</text:span></text:p>
      <text:p text:style-name="P23"/>
      <text:p text:style-name="P2"><text:span text:style-name="T3"><text:s text:c="8"/></text:span><text:span text:style-name="T6">public</text:span><text:span text:style-name="T3"> </text:span><text:span text:style-name="T6">int</text:span><text:span text:style-name="T3"> Radio </text:span></text:p>
      <text:p text:style-name="P23"><text:s text:c="8"/>{</text:p>
      <text:p text:style-name="P2"><text:span text:style-name="T3"><text:s text:c="12"/></text:span><text:span text:style-name="T6">get</text:span><text:span text:style-name="T3"> { </text:span><text:span text:style-name="T6">return</text:span><text:span text:style-name="T3"> radio; }</text:span></text:p>
      <text:p text:style-name="P2"><text:span text:style-name="T3"><text:s text:c="12"/></text:span><text:span text:style-name="T6">set</text:span><text:span text:style-name="T3"> { radio = </text:span><text:span text:style-name="T6">value</text:span><text:span text:style-name="T3">; }</text:span></text:p>
      <text:p text:style-name="P23"><text:s text:c="8"/>}</text:p>
      <text:p text:style-name="P23"><text:soft-page-break/><text:s text:c="8"/></text:p>
      <text:p text:style-name="P23"><text:s text:c="4"/>}</text:p>
      <text:p text:style-name="P23">}</text:p>
      <text:p text:style-name="P16"/>
      <text:p text:style-name="P19">MinaConRetardo.cs</text:p>
      <text:p text:style-name="P2"><text:span text:style-name="T6">using</text:span><text:span text:style-name="T3"> System;</text:span></text:p>
      <text:p text:style-name="P2"><text:span text:style-name="T6">using</text:span><text:span text:style-name="T3"> System.Collections.Generic;</text:span></text:p>
      <text:p text:style-name="P2"><text:span text:style-name="T6">using</text:span><text:span text:style-name="T3"> System.Linq;</text:span></text:p>
      <text:p text:style-name="P2"><text:span text:style-name="T6">using</text:span><text:span text:style-name="T3"> System.Text;</text:span></text:p>
      <text:p text:style-name="P23"/>
      <text:p text:style-name="P2"><text:span text:style-name="T6">namespace</text:span><text:span text:style-name="T3"> BatallaNavalgo</text:span></text:p>
      <text:p text:style-name="P23">{</text:p>
      <text:p text:style-name="P2"><text:span text:style-name="T3"><text:s text:c="4"/></text:span><text:span text:style-name="T6">public</text:span><text:span text:style-name="T3"> </text:span><text:span text:style-name="T6">class</text:span><text:span text:style-name="T3"> </text:span><text:span text:style-name="T7">MinaConRetardo</text:span><text:span text:style-name="T3">: </text:span><text:span text:style-name="T7">Mina</text:span></text:p>
      <text:p text:style-name="P23"><text:s text:c="4"/>{</text:p>
      <text:p text:style-name="P2"><text:span text:style-name="T3"><text:s text:c="8"/></text:span><text:span text:style-name="T6">private</text:span><text:span text:style-name="T3"> </text:span><text:span text:style-name="T6">int</text:span><text:span text:style-name="T3"> retardo; <text:s text:c="15"/></text:span></text:p>
      <text:p text:style-name="P23"/>
      <text:p text:style-name="P2"><text:span text:style-name="T3"><text:s text:c="8"/></text:span><text:span text:style-name="T8">/* Constructor.</text:span></text:p>
      <text:p text:style-name="P2"><text:span text:style-name="T8"><text:s text:c="9"/>* Radio: Cantidad de casillas adyacentes a la posicion de la mina, en la cual tiene rango de acci</text:span><text:span text:style-name="T8">ó</text:span><text:span text:style-name="T8">n.</text:span></text:p>
      <text:p text:style-name="P25"><text:s text:c="9"/>* Retardo: Cantidad de Actualizaciones que puede recibir la mina, para luego explotar.</text:p>
      <text:p text:style-name="P25"><text:s text:c="9"/>*/</text:p>
      <text:p text:style-name="P2"><text:span text:style-name="T3"><text:s text:c="8"/></text:span><text:span text:style-name="T6">public</text:span><text:span text:style-name="T3"> MinaConRetardo(</text:span><text:span text:style-name="T7">Tablero</text:span><text:span text:style-name="T3"> tablero, </text:span><text:span text:style-name="T7">Posicion</text:span><text:span text:style-name="T3"> posicion, </text:span><text:span text:style-name="T6">int</text:span><text:span text:style-name="T3"> costo, </text:span><text:span text:style-name="T6">int</text:span><text:span text:style-name="T3"> radio, </text:span><text:span text:style-name="T6">int</text:span><text:span text:style-name="T3"> retardo) </text:span></text:p>
      <text:p text:style-name="P23"><text:s text:c="8"/>{</text:p>
      <text:p text:style-name="P2"><text:span text:style-name="T3"><text:s text:c="12"/></text:span><text:span text:style-name="T6">base</text:span><text:span text:style-name="T3">.TableroEnElQueEsta = tablero;</text:span></text:p>
      <text:p text:style-name="P2"><text:span text:style-name="T3"><text:s text:c="12"/></text:span><text:span text:style-name="T6">base</text:span><text:span text:style-name="T3">.Posicion = posicion;</text:span></text:p>
      <text:p text:style-name="P2"><text:span text:style-name="T3"><text:s text:c="12"/></text:span><text:span text:style-name="T6">base</text:span><text:span text:style-name="T3">.Costo = costo;</text:span></text:p>
      <text:p text:style-name="P2"><text:span text:style-name="T3"><text:s text:c="12"/></text:span><text:span text:style-name="T6">this</text:span><text:span text:style-name="T3">.estaExplotado = </text:span><text:span text:style-name="T6">false</text:span><text:span text:style-name="T3">;</text:span></text:p>
      <text:p text:style-name="P2"><text:span text:style-name="T3"><text:s text:c="12"/></text:span><text:span text:style-name="T6">this</text:span><text:span text:style-name="T3">.retardo = retardo;</text:span></text:p>
      <text:p text:style-name="P2"><text:span text:style-name="T3"><text:s text:c="12"/></text:span><text:span text:style-name="T6">this</text:span><text:span text:style-name="T3">.Radio = radio;</text:span></text:p>
      <text:p text:style-name="P23"><text:s text:c="8"/>}</text:p>
      <text:p text:style-name="P23"/>
      <text:p text:style-name="P2"><text:span text:style-name="T3"><text:s text:c="8"/></text:span><text:span text:style-name="T8">/* Actualizacion del retardo de la mina */</text:span></text:p>
      <text:p text:style-name="P2"><text:span text:style-name="T3"><text:s text:c="8"/></text:span><text:span text:style-name="T6">public</text:span><text:span text:style-name="T3"> </text:span><text:span text:style-name="T6">override</text:span><text:span text:style-name="T3"> </text:span><text:span text:style-name="T6">void</text:span><text:span text:style-name="T3"> Actualizar()</text:span></text:p>
      <text:p text:style-name="P23"><text:s text:c="8"/>{</text:p>
      <text:p text:style-name="P2"><text:span text:style-name="T3"><text:s text:c="12"/></text:span><text:span text:style-name="T6">if</text:span><text:span text:style-name="T3"> (</text:span><text:span text:style-name="T6">this</text:span><text:span text:style-name="T3">.estaExplotado) </text:span><text:span text:style-name="T6">return</text:span><text:span text:style-name="T3">;</text:span></text:p>
      <text:p text:style-name="P23"/>
      <text:p text:style-name="P2"><text:span text:style-name="T3"><text:s text:c="12"/>retardo -= 1; <text:s text:c="2"/></text:span><text:span text:style-name="T8">// Actualizacion del retardo</text:span></text:p>
      <text:p text:style-name="P23"/>
      <text:p text:style-name="P2"><text:soft-page-break/><text:span text:style-name="T3"><text:s text:c="12"/></text:span><text:span text:style-name="T6">if</text:span><text:span text:style-name="T3"> (retardo == 0)</text:span></text:p>
      <text:p text:style-name="P23"><text:s text:c="12"/>{</text:p>
      <text:p text:style-name="P23"><text:s text:c="16"/>Explotar();</text:p>
      <text:p text:style-name="P2"><text:span text:style-name="T3"><text:s text:c="16"/>estaExplotado = </text:span><text:span text:style-name="T6">true</text:span><text:span text:style-name="T3">;</text:span></text:p>
      <text:p text:style-name="P23"><text:s text:c="12"/>}</text:p>
      <text:p text:style-name="P23"><text:s text:c="8"/>}</text:p>
      <text:p text:style-name="P23"/>
      <text:p text:style-name="P2"><text:span text:style-name="T3"><text:s text:c="8"/></text:span><text:span text:style-name="T8">/*Logica de a quien afecta cuando explota una MinaConRetardo*/</text:span></text:p>
      <text:p text:style-name="P2"><text:span text:style-name="T3"><text:s text:c="8"/></text:span><text:span text:style-name="T6">private</text:span><text:span text:style-name="T3"> </text:span><text:span text:style-name="T6">void</text:span><text:span text:style-name="T3"> Explotar() </text:span></text:p>
      <text:p text:style-name="P23"><text:s text:c="8"/>{</text:p>
      <text:p text:style-name="P2"><text:span text:style-name="T3"><text:s text:c="12"/></text:span><text:span text:style-name="T7">List</text:span><text:span text:style-name="T3">&lt;</text:span><text:span text:style-name="T7">Posicion</text:span><text:span text:style-name="T3">&gt; posicionesAImpactar = </text:span><text:span text:style-name="T6">this</text:span><text:span text:style-name="T3">.Posicion.GetPosicionesEnUnRadioDe(</text:span><text:span text:style-name="T6">this</text:span><text:span text:style-name="T3">.Radio);</text:span></text:p>
      <text:p text:style-name="P2"><text:span text:style-name="T3"><text:s text:c="12"/>posicionesAImpactar.Add(</text:span><text:span text:style-name="T6">this</text:span><text:span text:style-name="T3">.Posicion);</text:span></text:p>
      <text:p text:style-name="P23"/>
      <text:p text:style-name="P2"><text:span text:style-name="T3"><text:s text:c="12"/></text:span><text:span text:style-name="T6">foreach</text:span><text:span text:style-name="T3"> (</text:span><text:span text:style-name="T7">Posicion</text:span><text:span text:style-name="T3"> posicion </text:span><text:span text:style-name="T6">in</text:span><text:span text:style-name="T3"> posicionesAImpactar)</text:span></text:p>
      <text:p text:style-name="P23"><text:s text:c="12"/>{</text:p>
      <text:p text:style-name="P2"><text:span text:style-name="T3"><text:s text:c="16"/></text:span><text:span text:style-name="T7">List</text:span><text:span text:style-name="T3">&lt;</text:span><text:span text:style-name="T7">Nave</text:span><text:span text:style-name="T3">&gt; naves = </text:span><text:span text:style-name="T6">this</text:span><text:span text:style-name="T3">.TableroEnElQueEsta.GetNavesEn(posicion);</text:span></text:p>
      <text:p text:style-name="P23"><text:s text:c="16"/>DispararA(naves, posicion);</text:p>
      <text:p text:style-name="P23"><text:s text:c="12"/>}</text:p>
      <text:p text:style-name="P23"><text:s text:c="8"/>}</text:p>
      <text:p text:style-name="P23"/>
      <text:p text:style-name="P2"><text:span text:style-name="T3"><text:s text:c="8"/></text:span><text:span text:style-name="T8">/* Ataca a las naves */</text:span></text:p>
      <text:p text:style-name="P2"><text:span text:style-name="T3"><text:s text:c="8"/></text:span><text:span text:style-name="T6">private</text:span><text:span text:style-name="T3"> </text:span><text:span text:style-name="T6">void</text:span><text:span text:style-name="T3"> DispararA(</text:span><text:span text:style-name="T7">List</text:span><text:span text:style-name="T3">&lt;</text:span><text:span text:style-name="T7">Nave</text:span><text:span text:style-name="T3">&gt; naves, </text:span><text:span text:style-name="T7">Posicion</text:span><text:span text:style-name="T3"> posicion)</text:span></text:p>
      <text:p text:style-name="P23"><text:s text:c="8"/>{</text:p>
      <text:p text:style-name="P2"><text:span text:style-name="T3"><text:s text:c="12"/></text:span><text:span text:style-name="T6">foreach</text:span><text:span text:style-name="T3"> (</text:span><text:span text:style-name="T7">Nave</text:span><text:span text:style-name="T3"> nave </text:span><text:span text:style-name="T6">in</text:span><text:span text:style-name="T3"> naves)</text:span></text:p>
      <text:p text:style-name="P23"><text:s text:c="12"/>{</text:p>
      <text:p text:style-name="P2"><text:span text:style-name="T3"><text:s text:c="16"/>nave.RecibirAtaque(</text:span><text:span text:style-name="T6">this</text:span><text:span text:style-name="T3">, posicion);</text:span></text:p>
      <text:p text:style-name="P23"><text:s text:c="12"/>}</text:p>
      <text:p text:style-name="P23"><text:s text:c="8"/>} <text:s text:c="7"/></text:p>
      <text:p text:style-name="P23"><text:s text:c="4"/>}</text:p>
      <text:p text:style-name="P23">}</text:p>
      <text:p text:style-name="P16"/>
      <text:p text:style-name="P19">MinaPorContacto.cs</text:p>
      <text:p text:style-name="P2"><text:span text:style-name="T6">using</text:span><text:span text:style-name="T3"> System;</text:span></text:p>
      <text:p text:style-name="P2"><text:span text:style-name="T6">using</text:span><text:span text:style-name="T3"> System.Collections.Generic;</text:span></text:p>
      <text:p text:style-name="P2"><text:span text:style-name="T6">using</text:span><text:span text:style-name="T3"> System.Linq;</text:span></text:p>
      <text:p text:style-name="P2"><text:span text:style-name="T6">using</text:span><text:span text:style-name="T3"> System.Text;</text:span></text:p>
      <text:p text:style-name="P23"/>
      <text:p text:style-name="P2"><text:span text:style-name="T6">namespace</text:span><text:span text:style-name="T3"> BatallaNavalgo</text:span></text:p>
      <text:p text:style-name="P23"><text:soft-page-break/>{</text:p>
      <text:p text:style-name="P2"><text:span text:style-name="T3"><text:s text:c="4"/></text:span><text:span text:style-name="T6">public</text:span><text:span text:style-name="T3"> </text:span><text:span text:style-name="T6">class</text:span><text:span text:style-name="T3"> </text:span><text:span text:style-name="T7">MinaPorContacto</text:span><text:span text:style-name="T3">: </text:span><text:span text:style-name="T7">Mina</text:span></text:p>
      <text:p text:style-name="P23"><text:s text:c="4"/>{</text:p>
      <text:p text:style-name="P2"><text:span text:style-name="T3"><text:s text:c="8"/></text:span><text:span text:style-name="T8">/*Contructor de la MinaPorContacto*/</text:span></text:p>
      <text:p text:style-name="P2"><text:span text:style-name="T3"><text:s text:c="8"/></text:span><text:span text:style-name="T6">public</text:span><text:span text:style-name="T3"> MinaPorContacto(</text:span><text:span text:style-name="T7">Tablero</text:span><text:span text:style-name="T3"> tablero, </text:span><text:span text:style-name="T7">Posicion</text:span><text:span text:style-name="T3"> posicion, </text:span><text:span text:style-name="T6">int</text:span><text:span text:style-name="T3"> costo) </text:span></text:p>
      <text:p text:style-name="P23"><text:s text:c="8"/>{</text:p>
      <text:p text:style-name="P2"><text:span text:style-name="T3"><text:s text:c="12"/></text:span><text:span text:style-name="T6">base</text:span><text:span text:style-name="T3">.TableroEnElQueEsta = tablero;</text:span></text:p>
      <text:p text:style-name="P2"><text:span text:style-name="T3"><text:s text:c="12"/></text:span><text:span text:style-name="T6">base</text:span><text:span text:style-name="T3">.Posicion = posicion;</text:span></text:p>
      <text:p text:style-name="P2"><text:span text:style-name="T3"><text:s text:c="12"/></text:span><text:span text:style-name="T6">base</text:span><text:span text:style-name="T3">.Costo = costo;</text:span></text:p>
      <text:p text:style-name="P2"><text:span text:style-name="T3"><text:s text:c="12"/></text:span><text:span text:style-name="T6">this</text:span><text:span text:style-name="T3">.Radio = 0; <text:s text:c="11"/></text:span></text:p>
      <text:p text:style-name="P2"><text:span text:style-name="T3"><text:s text:c="12"/>estaExplotado = </text:span><text:span text:style-name="T6">false</text:span><text:span text:style-name="T3">; <text:s text:c="7"/></text:span></text:p>
      <text:p text:style-name="P23"><text:s text:c="8"/>}</text:p>
      <text:p text:style-name="P23"><text:s text:c="8"/></text:p>
      <text:p text:style-name="P2"><text:span text:style-name="T3"><text:s text:c="8"/></text:span><text:span text:style-name="T8">/* Actualiza la mina por contacto. Explota si hay alguna nave en su posici</text:span><text:span text:style-name="T8">ó</text:span><text:span text:style-name="T8">n */</text:span></text:p>
      <text:p text:style-name="P2"><text:span text:style-name="T3"><text:s text:c="8"/></text:span><text:span text:style-name="T6">public</text:span><text:span text:style-name="T3"> </text:span><text:span text:style-name="T6">override</text:span><text:span text:style-name="T3"> </text:span><text:span text:style-name="T6">void</text:span><text:span text:style-name="T3"> Actualizar() </text:span></text:p>
      <text:p text:style-name="P23"><text:s text:c="8"/>{</text:p>
      <text:p text:style-name="P2"><text:span text:style-name="T3"><text:s text:c="12"/></text:span><text:span text:style-name="T6">if</text:span><text:span text:style-name="T3"> (</text:span><text:span text:style-name="T6">this</text:span><text:span text:style-name="T3">.Explotado) </text:span><text:span text:style-name="T6">return</text:span><text:span text:style-name="T3">;</text:span></text:p>
      <text:p text:style-name="P23"/>
      <text:p text:style-name="P2"><text:span text:style-name="T3"><text:s text:c="12"/></text:span><text:span text:style-name="T6">if</text:span><text:span text:style-name="T3"> (</text:span><text:span text:style-name="T6">this</text:span><text:span text:style-name="T3">.TableroEnElQueEsta.HayNave(</text:span><text:span text:style-name="T6">this</text:span><text:span text:style-name="T3">.Posicion)) </text:span></text:p>
      <text:p text:style-name="P23"><text:s text:c="12"/>{</text:p>
      <text:p text:style-name="P2"><text:span text:style-name="T3"><text:s text:c="16"/>estaExplotado = </text:span><text:span text:style-name="T6">true</text:span><text:span text:style-name="T3">;</text:span></text:p>
      <text:p text:style-name="P2"><text:span text:style-name="T3"><text:s text:c="16"/></text:span><text:span text:style-name="T7">List</text:span><text:span text:style-name="T3">&lt;</text:span><text:span text:style-name="T7">Nave</text:span><text:span text:style-name="T3">&gt; naves = </text:span><text:span text:style-name="T6">this</text:span><text:span text:style-name="T3">.TableroEnElQueEsta.GetNavesEn(</text:span><text:span text:style-name="T6">this</text:span><text:span text:style-name="T3">.Posicion);</text:span></text:p>
      <text:p text:style-name="P23"/>
      <text:p text:style-name="P23"><text:s text:c="16"/>DispararA(naves);</text:p>
      <text:p text:style-name="P23"><text:s text:c="12"/>}</text:p>
      <text:p text:style-name="P23"><text:s text:c="8"/>}</text:p>
      <text:p text:style-name="P23"/>
      <text:p text:style-name="P2"><text:span text:style-name="T3"><text:s text:c="8"/></text:span><text:span text:style-name="T8">//-----------------------------------------------------------</text:span></text:p>
      <text:p text:style-name="P23"><text:s text:c="8"/></text:p>
      <text:p text:style-name="P2"><text:span text:style-name="T3"><text:s text:c="8"/></text:span><text:span text:style-name="T8">/* Dispara a cada una de las naves en la lista */</text:span></text:p>
      <text:p text:style-name="P2"><text:span text:style-name="T3"><text:s text:c="8"/></text:span><text:span text:style-name="T6">private</text:span><text:span text:style-name="T3"> </text:span><text:span text:style-name="T6">void</text:span><text:span text:style-name="T3"> DispararA(</text:span><text:span text:style-name="T7">List</text:span><text:span text:style-name="T3">&lt;</text:span><text:span text:style-name="T7">Nave</text:span><text:span text:style-name="T3">&gt; naves)</text:span></text:p>
      <text:p text:style-name="P23"><text:s text:c="8"/>{</text:p>
      <text:p text:style-name="P2"><text:span text:style-name="T3"><text:s text:c="12"/></text:span><text:span text:style-name="T6">foreach</text:span><text:span text:style-name="T3"> (</text:span><text:span text:style-name="T7">Nave</text:span><text:span text:style-name="T3"> nave </text:span><text:span text:style-name="T6">in</text:span><text:span text:style-name="T3"> naves)</text:span></text:p>
      <text:p text:style-name="P23"><text:s text:c="12"/>{</text:p>
      <text:p text:style-name="P2"><text:span text:style-name="T3"><text:s text:c="16"/>nave.RecibirAtaque(</text:span><text:span text:style-name="T6">this</text:span><text:span text:style-name="T3">, </text:span><text:span text:style-name="T6">this</text:span><text:span text:style-name="T3">.Posicion);</text:span></text:p>
      <text:p text:style-name="P23"><text:s text:c="12"/>}</text:p>
      <text:p text:style-name="P23"><text:s text:c="8"/>}</text:p>
      <text:p text:style-name="P2"><text:span text:style-name="T3"><text:s text:c="8"/></text:span><text:span text:style-name="T8">/* ---------------------------------------------*/</text:span></text:p>
      <text:p text:style-name="P23"><text:soft-page-break/><text:s text:c="4"/>}</text:p>
      <text:p text:style-name="P23">}</text:p>
      <text:p text:style-name="P16"/>
      <text:p text:style-name="P19">Nave.cs</text:p>
      <text:p text:style-name="P2"><text:span text:style-name="T6">using</text:span><text:span text:style-name="T3"> System;</text:span></text:p>
      <text:p text:style-name="P2"><text:span text:style-name="T6">using</text:span><text:span text:style-name="T3"> System.Collections.Generic;</text:span></text:p>
      <text:p text:style-name="P2"><text:span text:style-name="T6">using</text:span><text:span text:style-name="T3"> System.Linq;</text:span></text:p>
      <text:p text:style-name="P2"><text:span text:style-name="T6">using</text:span><text:span text:style-name="T3"> System.Text;</text:span></text:p>
      <text:p text:style-name="P2"><text:span text:style-name="T6">using</text:span><text:span text:style-name="T3"> BatallaNavalgoExcepciones;</text:span></text:p>
      <text:p text:style-name="P23"/>
      <text:p text:style-name="P2"><text:span text:style-name="T6">namespace</text:span><text:span text:style-name="T3"> BatallaNavalgo</text:span></text:p>
      <text:p text:style-name="P23">{</text:p>
      <text:p text:style-name="P2"><text:span text:style-name="T3"><text:s text:c="4"/></text:span><text:span text:style-name="T6">public</text:span><text:span text:style-name="T3"> </text:span><text:span text:style-name="T6">enum</text:span><text:span text:style-name="T3"> </text:span><text:span text:style-name="T7">Orientacion</text:span></text:p>
      <text:p text:style-name="P23"><text:s text:c="4"/>{</text:p>
      <text:p text:style-name="P23"><text:s text:c="8"/>Vertical = 0,</text:p>
      <text:p text:style-name="P23"><text:s text:c="8"/>Horizontal = 1</text:p>
      <text:p text:style-name="P23"><text:s text:c="4"/>}</text:p>
      <text:p text:style-name="P23"/>
      <text:p text:style-name="P2"><text:span text:style-name="T3"><text:s text:c="4"/></text:span><text:span text:style-name="T6">public</text:span><text:span text:style-name="T3"> </text:span><text:span text:style-name="T6">class</text:span><text:span text:style-name="T3"> </text:span><text:span text:style-name="T7">Nave</text:span><text:span text:style-name="T3">: </text:span><text:span text:style-name="T7">IAtacable</text:span></text:p>
      <text:p text:style-name="P23"><text:s text:c="4"/>{</text:p>
      <text:p text:style-name="P2"><text:span text:style-name="T3"><text:s text:c="8"/></text:span><text:span text:style-name="T6">private</text:span><text:span text:style-name="T3"> </text:span><text:span text:style-name="T7">Direccion</text:span><text:span text:style-name="T3"> direccion;</text:span></text:p>
      <text:p text:style-name="P2"><text:span text:style-name="T3"><text:s text:c="8"/></text:span><text:span text:style-name="T6">private</text:span><text:span text:style-name="T3"> </text:span><text:span text:style-name="T7">List</text:span><text:span text:style-name="T3">&lt;</text:span><text:span text:style-name="T7">ParteNave</text:span><text:span text:style-name="T3">&gt; partes;</text:span></text:p>
      <text:p text:style-name="P23"/>
      <text:p text:style-name="P2"><text:span text:style-name="T3"><text:s text:c="8"/></text:span><text:span text:style-name="T8">/* Constructor</text:span></text:p>
      <text:p text:style-name="P25"><text:s text:c="9"/>* resistenciaDePartes: numero de golpes necesarios para destruir la parte</text:p>
      <text:p text:style-name="P25"><text:s text:c="9"/>* posicionInicial: Posicion donde arranca la nave.</text:p>
      <text:p text:style-name="P25"><text:s text:c="9"/>* orientacion = HORIZONTAL : Crea la nave desde la posicion inicial hacia la derecha ( suma de columna)</text:p>
      <text:p text:style-name="P25"><text:s text:c="9"/>* orientacion = VERTICAL : Crea la nave desde la posicion inicial hacia abajo ( suma de filas )</text:p>
      <text:p text:style-name="P25"><text:s text:c="9"/>*/</text:p>
      <text:p text:style-name="P2"><text:span text:style-name="T3"><text:s text:c="8"/></text:span><text:span text:style-name="T6">public</text:span><text:span text:style-name="T3"> Nave(</text:span><text:span text:style-name="T6">int</text:span><text:span text:style-name="T3"> numeroDePartes, </text:span><text:span text:style-name="T6">int</text:span><text:span text:style-name="T3"> resistenciaDePartes, </text:span><text:span text:style-name="T7">Posicion</text:span><text:span text:style-name="T3"> posicionInicial, </text:span><text:span text:style-name="T7">Orientacion</text:span><text:span text:style-name="T3"> orientacion, </text:span><text:span text:style-name="T7">Direccion</text:span><text:span text:style-name="T3"> direccion)</text:span></text:p>
      <text:p text:style-name="P23"><text:s text:c="8"/>{</text:p>
      <text:p text:style-name="P2"><text:span text:style-name="T3"><text:s text:c="12"/></text:span><text:span text:style-name="T6">this</text:span><text:span text:style-name="T3">.CrearPartes(numeroDePartes, resistenciaDePartes, posicionInicial, orientacion);</text:span></text:p>
      <text:p text:style-name="P2"><text:span text:style-name="T3"><text:s text:c="12"/></text:span><text:span text:style-name="T6">this</text:span><text:span text:style-name="T3">.direccion = direccion;</text:span></text:p>
      <text:p text:style-name="P23"><text:s text:c="8"/>}</text:p>
      <text:p text:style-name="P23"/>
      <text:p text:style-name="P2"><text:span text:style-name="T3"><text:s text:c="8"/></text:span><text:span text:style-name="T6">public</text:span><text:span text:style-name="T3"> </text:span><text:span text:style-name="T7">Direccion</text:span><text:span text:style-name="T3"> Direccion </text:span></text:p>
      <text:p text:style-name="P23"><text:soft-page-break/><text:s text:c="8"/>{</text:p>
      <text:p text:style-name="P2"><text:span text:style-name="T3"><text:s text:c="12"/></text:span><text:span text:style-name="T6">get</text:span><text:span text:style-name="T3"> { </text:span><text:span text:style-name="T6">return</text:span><text:span text:style-name="T3"> direccion; }</text:span></text:p>
      <text:p text:style-name="P23"><text:s text:c="8"/>}</text:p>
      <text:p text:style-name="P23"/>
      <text:p text:style-name="P23"><text:s text:c="9"/></text:p>
      <text:p text:style-name="P2"><text:span text:style-name="T3"><text:s text:c="8"/></text:span><text:span text:style-name="T8">/*Obtiene las posiciones para poder crear la nave*/</text:span></text:p>
      <text:p text:style-name="P2"><text:span text:style-name="T3"><text:s text:c="8"/></text:span><text:span text:style-name="T6">private</text:span><text:span text:style-name="T3"> </text:span><text:span text:style-name="T7">List</text:span><text:span text:style-name="T3">&lt;</text:span><text:span text:style-name="T7">Posicion</text:span><text:span text:style-name="T3">&gt; GetPosicionesParaCrearNave(</text:span><text:span text:style-name="T6">int</text:span><text:span text:style-name="T3"> numeroDePartes, </text:span><text:span text:style-name="T7">Posicion</text:span><text:span text:style-name="T3"> posicionInicial, </text:span><text:span text:style-name="T7">Orientacion</text:span><text:span text:style-name="T3"> orientacion)</text:span></text:p>
      <text:p text:style-name="P23"><text:s text:c="8"/>{</text:p>
      <text:p text:style-name="P2"><text:span text:style-name="T3"><text:s text:c="12"/></text:span><text:span text:style-name="T7">List</text:span><text:span text:style-name="T3">&lt;</text:span><text:span text:style-name="T7">Posicion</text:span><text:span text:style-name="T3">&gt; posiciones = </text:span><text:span text:style-name="T6">new</text:span><text:span text:style-name="T3"> </text:span><text:span text:style-name="T7">List</text:span><text:span text:style-name="T3">&lt;</text:span><text:span text:style-name="T7">Posicion</text:span><text:span text:style-name="T3">&gt;();</text:span></text:p>
      <text:p text:style-name="P23"><text:s text:c="12"/>posiciones.Add(posicionInicial);</text:p>
      <text:p text:style-name="P2"><text:span text:style-name="T3"><text:s text:c="12"/></text:span><text:span text:style-name="T7">Posicion</text:span><text:span text:style-name="T3"> posicion = posicionInicial;</text:span></text:p>
      <text:p text:style-name="P2"><text:span text:style-name="T3"><text:s text:c="12"/></text:span><text:span text:style-name="T6">for</text:span><text:span text:style-name="T3"> (</text:span><text:span text:style-name="T6">int</text:span><text:span text:style-name="T3"> i = 0; i &lt; numeroDePartes - 1; i++)</text:span></text:p>
      <text:p text:style-name="P23"><text:s text:c="12"/>{</text:p>
      <text:p text:style-name="P2"><text:span text:style-name="T3"><text:s text:c="16"/></text:span><text:span text:style-name="T6">if</text:span><text:span text:style-name="T3"> (orientacion == </text:span><text:span text:style-name="T7">Orientacion</text:span><text:span text:style-name="T3">.Vertical)</text:span></text:p>
      <text:p text:style-name="P23"><text:s text:c="16"/>{</text:p>
      <text:p text:style-name="P2"><text:span text:style-name="T3"><text:s text:c="20"/>posicion = </text:span><text:span text:style-name="T6">new</text:span><text:span text:style-name="T3"> </text:span><text:span text:style-name="T7">Posicion</text:span><text:span text:style-name="T3">(posicion.Fila + 1, posicion.Columna);</text:span></text:p>
      <text:p text:style-name="P23"><text:s text:c="16"/>}</text:p>
      <text:p text:style-name="P2"><text:span text:style-name="T3"><text:s text:c="16"/></text:span><text:span text:style-name="T6">else</text:span></text:p>
      <text:p text:style-name="P23"><text:s text:c="16"/>{</text:p>
      <text:p text:style-name="P2"><text:span text:style-name="T3"><text:s text:c="20"/>posicion = </text:span><text:span text:style-name="T6">new</text:span><text:span text:style-name="T3"> </text:span><text:span text:style-name="T7">Posicion</text:span><text:span text:style-name="T3">(posicion.Fila, posicion.Columna + 1);</text:span></text:p>
      <text:p text:style-name="P23"><text:s text:c="16"/>}</text:p>
      <text:p text:style-name="P23"><text:s text:c="16"/>posiciones.Add(posicion);</text:p>
      <text:p text:style-name="P23"><text:s text:c="12"/>}</text:p>
      <text:p text:style-name="P2"><text:span text:style-name="T3"><text:s text:c="12"/></text:span><text:span text:style-name="T6">return</text:span><text:span text:style-name="T3"> posiciones;</text:span></text:p>
      <text:p text:style-name="P23"><text:s text:c="8"/>}</text:p>
      <text:p text:style-name="P23"/>
      <text:p text:style-name="P2"><text:span text:style-name="T3"><text:s text:c="8"/></text:span><text:span text:style-name="T8">/* Permite crear todas las partes de las naves.</text:span></text:p>
      <text:p text:style-name="P25"><text:s text:c="9"/>* orientacion = HORIZONTAL : Crea la nave desde la posicion inicial hacia la derecha ( suma de columna)</text:p>
      <text:p text:style-name="P25"><text:s text:c="9"/>* orientacion = VERTICAL : Crea la nave desde la posicion inicial hacia abajo ( suma de filas )</text:p>
      <text:p text:style-name="P25"><text:s text:c="9"/>*/</text:p>
      <text:p text:style-name="P2"><text:span text:style-name="T3"><text:s text:c="8"/></text:span><text:span text:style-name="T6">private</text:span><text:span text:style-name="T3"> </text:span><text:span text:style-name="T6">void</text:span><text:span text:style-name="T3"> CrearPartes(</text:span><text:span text:style-name="T6">int</text:span><text:span text:style-name="T3"> numeroDePartes, </text:span><text:span text:style-name="T6">int</text:span><text:span text:style-name="T3"> resistencia, </text:span><text:span text:style-name="T7">Posicion</text:span><text:span text:style-name="T3"> posicionInicial, </text:span><text:span text:style-name="T7">Orientacion</text:span><text:span text:style-name="T3"> orientacion)</text:span></text:p>
      <text:p text:style-name="P23"><text:s text:c="8"/>{</text:p>
      <text:p text:style-name="P2"><text:span text:style-name="T3"><text:s text:c="12"/></text:span><text:span text:style-name="T6">this</text:span><text:span text:style-name="T3">.partes = </text:span><text:span text:style-name="T6">new</text:span><text:span text:style-name="T3"> </text:span><text:span text:style-name="T7">List</text:span><text:span text:style-name="T3">&lt;</text:span><text:span text:style-name="T7">ParteNave</text:span><text:span text:style-name="T3">&gt;();</text:span></text:p>
      <text:p text:style-name="P2"><text:span text:style-name="T3"><text:s text:c="12"/></text:span><text:span text:style-name="T7">List</text:span><text:span text:style-name="T3">&lt;</text:span><text:span text:style-name="T7">Posicion</text:span><text:span text:style-name="T3">&gt; posiciones = GetPosicionesParaCrearNave(numeroDePartes, posicionInicial, orientacion);</text:span></text:p>
      <text:p text:style-name="P2"><text:span text:style-name="T3"><text:s text:c="12"/></text:span><text:span text:style-name="T6">foreach</text:span><text:span text:style-name="T3"> (</text:span><text:span text:style-name="T7">Posicion</text:span><text:span text:style-name="T3"> posicion </text:span><text:span text:style-name="T6">in</text:span><text:span text:style-name="T3"> posiciones)</text:span></text:p>
      <text:p text:style-name="P23"><text:soft-page-break/><text:s text:c="12"/>{</text:p>
      <text:p text:style-name="P2"><text:span text:style-name="T3"><text:s text:c="16"/></text:span><text:span text:style-name="T6">if</text:span><text:span text:style-name="T3"> (!posicion.EstaDentroDe(</text:span><text:span text:style-name="T7">Tablero</text:span><text:span text:style-name="T3">.ESQUINA_IZQUIERDA_ARRIBA, </text:span><text:span text:style-name="T7">Tablero</text:span><text:span text:style-name="T3">.ESQUINA_DERECHA_ABAJO))</text:span></text:p>
      <text:p text:style-name="P23"><text:s text:c="16"/>{</text:p>
      <text:p text:style-name="P2"><text:span text:style-name="T3"><text:s text:c="20"/></text:span><text:span text:style-name="T6">throw</text:span><text:span text:style-name="T3"> </text:span><text:span text:style-name="T6">new</text:span><text:span text:style-name="T3"> </text:span><text:span text:style-name="T7">ImposibleCrearNaveException</text:span><text:span text:style-name="T3">();</text:span></text:p>
      <text:p text:style-name="P23"><text:s text:c="16"/>}</text:p>
      <text:p text:style-name="P23"/>
      <text:p text:style-name="P2"><text:span text:style-name="T3"><text:s text:c="16"/></text:span><text:span text:style-name="T6">this</text:span><text:span text:style-name="T3">.partes.Add(</text:span><text:span text:style-name="T6">new</text:span><text:span text:style-name="T3"> </text:span><text:span text:style-name="T7">ParteNave</text:span><text:span text:style-name="T3">(resistencia, posicion));</text:span></text:p>
      <text:p text:style-name="P23"><text:s text:c="12"/>}</text:p>
      <text:p text:style-name="P23"><text:s text:c="8"/>}</text:p>
      <text:p text:style-name="P23"/>
      <text:p text:style-name="P2"><text:span text:style-name="T3"><text:s text:c="8"/></text:span><text:span text:style-name="T8">/* Obtiene las posiciones donde se encuentra la nave */</text:span></text:p>
      <text:p text:style-name="P2"><text:span text:style-name="T3"><text:s text:c="8"/></text:span><text:span text:style-name="T6">public</text:span><text:span text:style-name="T3"> </text:span><text:span text:style-name="T7">List</text:span><text:span text:style-name="T3">&lt;</text:span><text:span text:style-name="T7">Posicion</text:span><text:span text:style-name="T3">&gt; GetPosiciones()</text:span></text:p>
      <text:p text:style-name="P23"><text:s text:c="8"/>{</text:p>
      <text:p text:style-name="P2"><text:span text:style-name="T3"><text:s text:c="12"/></text:span><text:span text:style-name="T7">List</text:span><text:span text:style-name="T3">&lt;</text:span><text:span text:style-name="T7">Posicion</text:span><text:span text:style-name="T3">&gt; lista = </text:span><text:span text:style-name="T6">new</text:span><text:span text:style-name="T3"> </text:span><text:span text:style-name="T7">List</text:span><text:span text:style-name="T3">&lt;</text:span><text:span text:style-name="T7">Posicion</text:span><text:span text:style-name="T3">&gt;();</text:span></text:p>
      <text:p text:style-name="P2"><text:span text:style-name="T3"><text:s text:c="12"/></text:span><text:span text:style-name="T6">foreach</text:span><text:span text:style-name="T3"> ( </text:span><text:span text:style-name="T7">ParteNave</text:span><text:span text:style-name="T3"> parte </text:span><text:span text:style-name="T6">in</text:span><text:span text:style-name="T3"> partes)</text:span></text:p>
      <text:p text:style-name="P23"><text:s text:c="12"/>{</text:p>
      <text:p text:style-name="P23"><text:s text:c="16"/>lista.Add(parte.Posicion);</text:p>
      <text:p text:style-name="P23"><text:s text:c="12"/>}</text:p>
      <text:p text:style-name="P2"><text:span text:style-name="T3"><text:s text:c="12"/></text:span><text:span text:style-name="T6">return</text:span><text:span text:style-name="T3"> lista;</text:span></text:p>
      <text:p text:style-name="P23"><text:s text:c="8"/>}</text:p>
      <text:p text:style-name="P23"/>
      <text:p text:style-name="P23"/>
      <text:p text:style-name="P2"><text:span text:style-name="T3"><text:s text:c="8"/></text:span><text:span text:style-name="T8">/* Permite verificar si la nave esta destruida en su totalidad */</text:span></text:p>
      <text:p text:style-name="P2"><text:span text:style-name="T3"><text:s text:c="8"/></text:span><text:span text:style-name="T6">public</text:span><text:span text:style-name="T3"> </text:span><text:span text:style-name="T6">virtual</text:span><text:span text:style-name="T3"> </text:span><text:span text:style-name="T7">Boolean</text:span><text:span text:style-name="T3"> EstaDestruida() </text:span></text:p>
      <text:p text:style-name="P23"><text:s text:c="8"/>{</text:p>
      <text:p text:style-name="P2"><text:span text:style-name="T3"><text:s text:c="12"/></text:span><text:span text:style-name="T6">foreach</text:span><text:span text:style-name="T3"> (</text:span><text:span text:style-name="T7">ParteNave</text:span><text:span text:style-name="T3"> parte </text:span><text:span text:style-name="T6">in</text:span><text:span text:style-name="T3"> partes)</text:span></text:p>
      <text:p text:style-name="P23"><text:s text:c="12"/>{</text:p>
      <text:p text:style-name="P2"><text:span text:style-name="T3"><text:s text:c="16"/></text:span><text:span text:style-name="T6">if</text:span><text:span text:style-name="T3"> (!parte.EstaDestruida())</text:span></text:p>
      <text:p text:style-name="P23"><text:s text:c="16"/>{</text:p>
      <text:p text:style-name="P2"><text:span text:style-name="T3"><text:s text:c="20"/></text:span><text:span text:style-name="T6">return</text:span><text:span text:style-name="T3"> </text:span><text:span text:style-name="T6">false</text:span><text:span text:style-name="T3">;</text:span></text:p>
      <text:p text:style-name="P23"><text:s text:c="16"/>}</text:p>
      <text:p text:style-name="P23"><text:s text:c="12"/>}</text:p>
      <text:p text:style-name="P2"><text:span text:style-name="T3"><text:s text:c="12"/></text:span><text:span text:style-name="T6">return</text:span><text:span text:style-name="T3"> </text:span><text:span text:style-name="T6">true</text:span><text:span text:style-name="T3">;</text:span></text:p>
      <text:p text:style-name="P23"><text:s text:c="8"/>}</text:p>
      <text:p text:style-name="P23"><text:s text:c="8"/></text:p>
      <text:p text:style-name="P2"><text:span text:style-name="T3"><text:s text:c="8"/></text:span><text:span text:style-name="T8">/* Permite atacar a la nave, en la posicion especificada*/</text:span></text:p>
      <text:p text:style-name="P2"><text:span text:style-name="T3"><text:s text:c="8"/></text:span><text:span text:style-name="T6">private</text:span><text:span text:style-name="T3"> </text:span><text:span text:style-name="T6">void</text:span><text:span text:style-name="T3"> RecibirAtaqueGeneral(</text:span><text:span text:style-name="T7">Armamento</text:span><text:span text:style-name="T3"> armamento, </text:span><text:span text:style-name="T7">Posicion</text:span><text:span text:style-name="T3"> posicion)</text:span></text:p>
      <text:p text:style-name="P23"><text:s text:c="8"/>{</text:p>
      <text:p text:style-name="P2"><text:soft-page-break/><text:span text:style-name="T3"><text:s text:c="12"/></text:span><text:span text:style-name="T6">foreach</text:span><text:span text:style-name="T3"> (</text:span><text:span text:style-name="T7">ParteNave</text:span><text:span text:style-name="T3"> parte </text:span><text:span text:style-name="T6">in</text:span><text:span text:style-name="T3"> partes)</text:span></text:p>
      <text:p text:style-name="P23"><text:s text:c="12"/>{</text:p>
      <text:p text:style-name="P2"><text:span text:style-name="T3"><text:s text:c="16"/></text:span><text:span text:style-name="T6">if</text:span><text:span text:style-name="T3"> (parte.Posicion.EsIgualA(posicion))</text:span></text:p>
      <text:p text:style-name="P23"><text:s text:c="16"/>{</text:p>
      <text:p text:style-name="P23"><text:s text:c="20"/>parte.RecibirAtaque();</text:p>
      <text:p text:style-name="P2"><text:span text:style-name="T3"><text:s text:c="20"/></text:span><text:span text:style-name="T6">return</text:span><text:span text:style-name="T3">;</text:span></text:p>
      <text:p text:style-name="P23"><text:s text:c="16"/>}</text:p>
      <text:p text:style-name="P23"><text:s text:c="12"/>}</text:p>
      <text:p text:style-name="P23"><text:s text:c="8"/>}</text:p>
      <text:p text:style-name="P23"/>
      <text:p text:style-name="P2"><text:span text:style-name="T3"><text:s text:c="8"/></text:span><text:span text:style-name="T8">/* Ataca a la nave, dado un disparo */</text:span></text:p>
      <text:p text:style-name="P2"><text:span text:style-name="T3"><text:s text:c="8"/></text:span><text:span text:style-name="T6">public</text:span><text:span text:style-name="T3"> </text:span><text:span text:style-name="T6">virtual</text:span><text:span text:style-name="T3"> </text:span><text:span text:style-name="T6">void</text:span><text:span text:style-name="T3"> RecibirAtaque(</text:span><text:span text:style-name="T7">DisparoComun</text:span><text:span text:style-name="T3"> disparo, </text:span><text:span text:style-name="T7">Posicion</text:span><text:span text:style-name="T3"> posicion)</text:span></text:p>
      <text:p text:style-name="P23"><text:s text:c="8"/>{</text:p>
      <text:p text:style-name="P23"><text:s text:c="12"/>RecibirAtaqueGeneral(disparo, posicion);</text:p>
      <text:p text:style-name="P23"><text:s text:c="8"/>}</text:p>
      <text:p text:style-name="P23"/>
      <text:p text:style-name="P2"><text:span text:style-name="T3"><text:s text:c="8"/></text:span><text:span text:style-name="T8">/* Ataca a la nave, dada una mina */</text:span></text:p>
      <text:p text:style-name="P2"><text:span text:style-name="T3"><text:s text:c="8"/></text:span><text:span text:style-name="T6">public</text:span><text:span text:style-name="T3"> </text:span><text:span text:style-name="T6">virtual</text:span><text:span text:style-name="T3"> </text:span><text:span text:style-name="T6">void</text:span><text:span text:style-name="T3"> RecibirAtaque(</text:span><text:span text:style-name="T7">Mina</text:span><text:span text:style-name="T3"> mina, </text:span><text:span text:style-name="T7">Posicion</text:span><text:span text:style-name="T3"> posicion)</text:span></text:p>
      <text:p text:style-name="P23"><text:s text:c="8"/>{</text:p>
      <text:p text:style-name="P23"><text:s text:c="12"/>RecibirAtaqueGeneral(mina, posicion);</text:p>
      <text:p text:style-name="P23"><text:s text:c="8"/>}</text:p>
      <text:p text:style-name="P23"/>
      <text:p text:style-name="P2"><text:span text:style-name="T3"><text:s text:c="8"/></text:span><text:span text:style-name="T8">/* Verifica que la nueva posicion de las partes este dentro del rango del Tablero */</text:span></text:p>
      <text:p text:style-name="P2"><text:span text:style-name="T3"><text:s text:c="8"/></text:span><text:span text:style-name="T6">private</text:span><text:span text:style-name="T3"> </text:span><text:span text:style-name="T7">Boolean</text:span><text:span text:style-name="T3"> SePuedenMoverLasPartes()</text:span></text:p>
      <text:p text:style-name="P23"><text:s text:c="8"/>{</text:p>
      <text:p text:style-name="P2"><text:span text:style-name="T3"><text:s text:c="12"/></text:span><text:span text:style-name="T6">foreach</text:span><text:span text:style-name="T3"> (</text:span><text:span text:style-name="T7">ParteNave</text:span><text:span text:style-name="T3"> parte </text:span><text:span text:style-name="T6">in</text:span><text:span text:style-name="T3"> partes)</text:span></text:p>
      <text:p text:style-name="P23"><text:s text:c="12"/>{</text:p>
      <text:p text:style-name="P2"><text:span text:style-name="T3"><text:s text:c="16"/></text:span><text:span text:style-name="T6">if</text:span><text:span text:style-name="T3"> (!direccion.GetNuevaPosicion(parte.Posicion).EstaDentroDe(</text:span><text:span text:style-name="T7">Tablero</text:span><text:span text:style-name="T3">.ESQUINA_IZQUIERDA_ARRIBA,</text:span></text:p>
      <text:p text:style-name="P2"><text:span text:style-name="T3"><text:s text:c="77"/></text:span><text:span text:style-name="T7">Tablero</text:span><text:span text:style-name="T3">.ESQUINA_DERECHA_ABAJO))</text:span></text:p>
      <text:p text:style-name="P2"><text:span text:style-name="T3"><text:s text:c="20"/></text:span><text:span text:style-name="T6">return</text:span><text:span text:style-name="T3"> </text:span><text:span text:style-name="T6">false</text:span><text:span text:style-name="T3">;</text:span></text:p>
      <text:p text:style-name="P23"><text:s text:c="12"/>}</text:p>
      <text:p text:style-name="P2"><text:span text:style-name="T3"><text:s text:c="12"/></text:span><text:span text:style-name="T6">return</text:span><text:span text:style-name="T3"> </text:span><text:span text:style-name="T6">true</text:span><text:span text:style-name="T3">;</text:span></text:p>
      <text:p text:style-name="P23"><text:s text:c="8"/>}</text:p>
      <text:p text:style-name="P23"/>
      <text:p text:style-name="P2"><text:span text:style-name="T3"><text:s text:c="8"/></text:span><text:span text:style-name="T8">/* Mueve todas las posiciones de la nave, segun la direccion especificada */</text:span></text:p>
      <text:p text:style-name="P2"><text:span text:style-name="T3"><text:s text:c="8"/></text:span><text:span text:style-name="T6">public</text:span><text:span text:style-name="T3"> </text:span><text:span text:style-name="T6">void</text:span><text:span text:style-name="T3"> Mover ( )</text:span></text:p>
      <text:p text:style-name="P23"><text:soft-page-break/><text:s text:c="8"/>{</text:p>
      <text:p text:style-name="P2"><text:span text:style-name="T3"><text:s text:c="12"/></text:span><text:span text:style-name="T6">if</text:span><text:span text:style-name="T3"> (!SePuedenMoverLasPartes())</text:span></text:p>
      <text:p text:style-name="P23"><text:s text:c="12"/>{</text:p>
      <text:p text:style-name="P23"><text:s text:c="16"/>direccion = direccion.Invertir();</text:p>
      <text:p text:style-name="P2"><text:span text:style-name="T3"><text:s text:c="16"/></text:span><text:span text:style-name="T6">if</text:span><text:span text:style-name="T3"> (!SePuedenMoverLasPartes())</text:span></text:p>
      <text:p text:style-name="P2"><text:span text:style-name="T3"><text:s text:c="16"/>{ <text:s text:c="2"/></text:span><text:span text:style-name="T8">// Situaci</text:span><text:span text:style-name="T8">ó</text:span><text:span text:style-name="T8">n en la cual la nave est</text:span><text:span text:style-name="T8">á</text:span><text:span text:style-name="T8"> estancada.</text:span></text:p>
      <text:p text:style-name="P2"><text:span text:style-name="T3"><text:s text:c="20"/></text:span><text:span text:style-name="T6">return</text:span><text:span text:style-name="T3">;</text:span></text:p>
      <text:p text:style-name="P23"><text:s text:c="16"/>}</text:p>
      <text:p text:style-name="P23"><text:s text:c="12"/>}</text:p>
      <text:p text:style-name="P23"/>
      <text:p text:style-name="P2"><text:span text:style-name="T3"><text:s text:c="12"/></text:span><text:span text:style-name="T6">foreach</text:span><text:span text:style-name="T3">(</text:span><text:span text:style-name="T7">ParteNave</text:span><text:span text:style-name="T3"> parte </text:span><text:span text:style-name="T6">in</text:span><text:span text:style-name="T3"> partes)</text:span></text:p>
      <text:p text:style-name="P23"><text:s text:c="12"/>{</text:p>
      <text:p text:style-name="P23"><text:s text:c="16"/>parte.Posicion = direccion.GetNuevaPosicion(parte.Posicion);</text:p>
      <text:p text:style-name="P23"><text:s text:c="12"/>}</text:p>
      <text:p text:style-name="P23"><text:s text:c="8"/>}</text:p>
      <text:p text:style-name="P23"/>
      <text:p text:style-name="P2"><text:span text:style-name="T3"><text:s text:c="8"/></text:span><text:span text:style-name="T8">/* Permite saber si la parte ubicada en posicion est</text:span><text:span text:style-name="T8">á</text:span><text:span text:style-name="T8"> destruida o no */</text:span></text:p>
      <text:p text:style-name="P2"><text:span text:style-name="T3"><text:s text:c="8"/></text:span><text:span text:style-name="T6">public</text:span><text:span text:style-name="T3"> </text:span><text:span text:style-name="T6">bool</text:span><text:span text:style-name="T3"> EstaDestruidaEnLaPosicion(</text:span><text:span text:style-name="T7">Posicion</text:span><text:span text:style-name="T3"> posicion)</text:span></text:p>
      <text:p text:style-name="P23"><text:s text:c="8"/>{</text:p>
      <text:p text:style-name="P2"><text:span text:style-name="T3"><text:s text:c="12"/></text:span><text:span text:style-name="T6">foreach</text:span><text:span text:style-name="T3"> (</text:span><text:span text:style-name="T7">ParteNave</text:span><text:span text:style-name="T3"> parte </text:span><text:span text:style-name="T6">in</text:span><text:span text:style-name="T3"> partes)</text:span></text:p>
      <text:p text:style-name="P23"><text:s text:c="12"/>{</text:p>
      <text:p text:style-name="P2"><text:span text:style-name="T3"><text:s text:c="16"/></text:span><text:span text:style-name="T6">if</text:span><text:span text:style-name="T3"> (parte.Posicion.EsIgualA(posicion))</text:span></text:p>
      <text:p text:style-name="P2"><text:span text:style-name="T3"><text:s text:c="20"/></text:span><text:span text:style-name="T6">return</text:span><text:span text:style-name="T3"> parte.EstaDestruida();</text:span></text:p>
      <text:p text:style-name="P23"><text:s text:c="12"/>}</text:p>
      <text:p text:style-name="P2"><text:span text:style-name="T3"><text:s text:c="12"/></text:span><text:span text:style-name="T6">return</text:span><text:span text:style-name="T3"> </text:span><text:span text:style-name="T6">false</text:span><text:span text:style-name="T3">;</text:span></text:p>
      <text:p text:style-name="P23"><text:s text:c="8"/>}</text:p>
      <text:p text:style-name="P23"/>
      <text:p text:style-name="P2"><text:span text:style-name="T3"><text:s text:c="8"/></text:span><text:span text:style-name="T8">/*Verificaciones para comprobar de que se puede crear la nave*/</text:span></text:p>
      <text:p text:style-name="P2"><text:span text:style-name="T3"><text:s text:c="8"/></text:span><text:span text:style-name="T6">public</text:span><text:span text:style-name="T3"> </text:span><text:span text:style-name="T6">static</text:span><text:span text:style-name="T3"> </text:span><text:span text:style-name="T6">bool</text:span><text:span text:style-name="T3"> SePuedeCrear(</text:span><text:span text:style-name="T6">int</text:span><text:span text:style-name="T3"> numeroDePartes, </text:span><text:span text:style-name="T7">Posicion</text:span><text:span text:style-name="T3"> posicionInicial, </text:span><text:span text:style-name="T7">Orientacion</text:span><text:span text:style-name="T3"> orientacion)</text:span></text:p>
      <text:p text:style-name="P23"><text:s text:c="8"/>{</text:p>
      <text:p text:style-name="P2"><text:span text:style-name="T3"><text:s text:c="12"/></text:span><text:span text:style-name="T7">Posicion</text:span><text:span text:style-name="T3"> posicionExtrema;</text:span></text:p>
      <text:p text:style-name="P2"><text:span text:style-name="T3"><text:s text:c="12"/></text:span><text:span text:style-name="T6">if</text:span><text:span text:style-name="T3"> (orientacion == </text:span><text:span text:style-name="T7">Orientacion</text:span><text:span text:style-name="T3">.Vertical)</text:span></text:p>
      <text:p text:style-name="P2"><text:span text:style-name="T3"><text:s text:c="16"/>posicionExtrema = </text:span><text:span text:style-name="T6">new</text:span><text:span text:style-name="T3"> </text:span><text:span text:style-name="T7">Posicion</text:span><text:span text:style-name="T3">(posicionInicial.Fila + numeroDePartes - 1, posicionInicial.Columna);</text:span></text:p>
      <text:p text:style-name="P2"><text:span text:style-name="T3"><text:s text:c="12"/></text:span><text:span text:style-name="T6">else</text:span><text:span text:style-name="T3"> </text:span></text:p>
      <text:p text:style-name="P2"><text:span text:style-name="T3"><text:s text:c="16"/>posicionExtrema = </text:span><text:span text:style-name="T6">new</text:span><text:span text:style-name="T3"> </text:span><text:span text:style-name="T7">Posicion</text:span><text:span text:style-name="T3">(posicionInicial.Fila, posicionInicial.Columna + numeroDePartes - 1);</text:span></text:p>
      <text:p text:style-name="P23"/>
      <text:p text:style-name="P2"><text:span text:style-name="T3"><text:s text:c="12"/></text:span><text:span text:style-name="T6">bool</text:span><text:span text:style-name="T3"> posicionInicialValida = </text:span><text:soft-page-break/><text:span text:style-name="T3">posicionInicial.EstaDentroDe(</text:span><text:span text:style-name="T7">Tablero</text:span><text:span text:style-name="T3">.ESQUINA_IZQUIERDA_ARRIBA, </text:span><text:span text:style-name="T7">Tablero</text:span><text:span text:style-name="T3">.ESQUINA_DERECHA_ABAJO);</text:span></text:p>
      <text:p text:style-name="P2"><text:span text:style-name="T3"><text:s text:c="12"/></text:span><text:span text:style-name="T6">bool</text:span><text:span text:style-name="T3"> posicionExtremaValida = posicionExtrema.EstaDentroDe(</text:span><text:span text:style-name="T7">Tablero</text:span><text:span text:style-name="T3">.ESQUINA_IZQUIERDA_ARRIBA, </text:span><text:span text:style-name="T7">Tablero</text:span><text:span text:style-name="T3">.ESQUINA_DERECHA_ABAJO);</text:span></text:p>
      <text:p text:style-name="P23"/>
      <text:p text:style-name="P2"><text:span text:style-name="T3"><text:s text:c="12"/></text:span><text:span text:style-name="T6">return</text:span><text:span text:style-name="T3"> posicionInicialValida &amp;&amp; posicionExtremaValida;</text:span></text:p>
      <text:p text:style-name="P23"><text:s text:c="8"/>}</text:p>
      <text:p text:style-name="P23"><text:s text:c="4"/>}</text:p>
      <text:p text:style-name="P23">}</text:p>
      <text:p text:style-name="P16"/>
      <text:p text:style-name="P19">NaveFactory.cs</text:p>
      <text:p text:style-name="P2"><text:span text:style-name="T6">using</text:span><text:span text:style-name="T3"> System;</text:span></text:p>
      <text:p text:style-name="P2"><text:span text:style-name="T6">using</text:span><text:span text:style-name="T3"> System.Collections.Generic;</text:span></text:p>
      <text:p text:style-name="P2"><text:span text:style-name="T6">using</text:span><text:span text:style-name="T3"> System.Linq;</text:span></text:p>
      <text:p text:style-name="P2"><text:span text:style-name="T6">using</text:span><text:span text:style-name="T3"> System.Text;</text:span></text:p>
      <text:p text:style-name="P23"/>
      <text:p text:style-name="P2"><text:span text:style-name="T6">namespace</text:span><text:span text:style-name="T3"> BatallaNavalgo</text:span></text:p>
      <text:p text:style-name="P23">{</text:p>
      <text:p text:style-name="P2"><text:span text:style-name="T3"><text:s text:c="4"/></text:span><text:span text:style-name="T6">public</text:span><text:span text:style-name="T3"> </text:span><text:span text:style-name="T6">class</text:span><text:span text:style-name="T3"> </text:span><text:span text:style-name="T7">NaveFactory</text:span></text:p>
      <text:p text:style-name="P23"><text:s text:c="4"/>{</text:p>
      <text:p text:style-name="P2"><text:span text:style-name="T3"><text:s text:c="8"/></text:span><text:span text:style-name="T6">public</text:span><text:span text:style-name="T3"> </text:span><text:span text:style-name="T6">static</text:span><text:span text:style-name="T3"> </text:span><text:span text:style-name="T7">Random</text:span><text:span text:style-name="T3"> numeroAleatorio = </text:span><text:span text:style-name="T6">new</text:span><text:span text:style-name="T3"> </text:span><text:span text:style-name="T7">Random</text:span><text:span text:style-name="T3">();</text:span></text:p>
      <text:p text:style-name="P23"/>
      <text:p text:style-name="P2"><text:span text:style-name="T3"><text:s text:c="8"/></text:span><text:span text:style-name="T8">/*Se obtiene una direccion aleatoria dentro de las posibles direcciones que existen*/</text:span></text:p>
      <text:p text:style-name="P2"><text:span text:style-name="T3"><text:s text:c="8"/></text:span><text:span text:style-name="T6">private</text:span><text:span text:style-name="T3"> </text:span><text:span text:style-name="T6">static</text:span><text:span text:style-name="T3"> </text:span><text:span text:style-name="T7">Direccion</text:span><text:span text:style-name="T3"> ObtenerDireccionAleatoria()</text:span></text:p>
      <text:p text:style-name="P23"><text:s text:c="8"/>{</text:p>
      <text:p text:style-name="P2"><text:span text:style-name="T3"><text:s text:c="12"/></text:span><text:span text:style-name="T6">int</text:span><text:span text:style-name="T3"> numeroDeDireccionAleatoria = (numeroAleatorio).Next(0, </text:span><text:span text:style-name="T7">Direccion</text:span><text:span text:style-name="T3">.DireccionesDisponibles.Length);</text:span></text:p>
      <text:p text:style-name="P23"/>
      <text:p text:style-name="P2"><text:span text:style-name="T3"><text:s text:c="12"/></text:span><text:span text:style-name="T6">return</text:span><text:span text:style-name="T3"> </text:span><text:span text:style-name="T7">Direccion</text:span><text:span text:style-name="T3">.DireccionesDisponibles[numeroDeDireccionAleatoria];</text:span></text:p>
      <text:p text:style-name="P23"><text:s text:c="8"/>}</text:p>
      <text:p text:style-name="P23"/>
      <text:p text:style-name="P2"><text:span text:style-name="T3"><text:s text:c="8"/></text:span><text:span text:style-name="T8">/*Se obtiene una orientacion aleatoria dentro de las posibles orientaciones que existen*/</text:span></text:p>
      <text:p text:style-name="P2"><text:span text:style-name="T3"><text:s text:c="8"/></text:span><text:span text:style-name="T6">public</text:span><text:span text:style-name="T3"> </text:span><text:span text:style-name="T6">static</text:span><text:span text:style-name="T3"> </text:span><text:span text:style-name="T7">Orientacion</text:span><text:span text:style-name="T3"> ObtenerOrientacionAleatoria()</text:span></text:p>
      <text:p text:style-name="P23"><text:s text:c="8"/>{</text:p>
      <text:p text:style-name="P2"><text:span text:style-name="T3"><text:s text:c="12"/></text:span><text:span text:style-name="T6">if</text:span><text:span text:style-name="T3"> ((numeroAleatorio).Next(0, 2) == 0)</text:span></text:p>
      <text:p text:style-name="P2"><text:span text:style-name="T3"><text:s text:c="16"/></text:span><text:span text:style-name="T6">return</text:span><text:span text:style-name="T3"> </text:span><text:span text:style-name="T7">Orientacion</text:span><text:span text:style-name="T3">.Vertical;</text:span></text:p>
      <text:p text:style-name="P2"><text:span text:style-name="T3"><text:s text:c="12"/></text:span><text:span text:style-name="T6">return</text:span><text:span text:style-name="T3"> </text:span><text:span text:style-name="T7">Orientacion</text:span><text:span text:style-name="T3">.Horizontal;</text:span></text:p>
      <text:p text:style-name="P23"><text:s text:c="8"/>}</text:p>
      <text:p text:style-name="P23"><text:soft-page-break/></text:p>
      <text:p text:style-name="P2"><text:span text:style-name="T3"><text:s text:c="8"/></text:span><text:span text:style-name="T8">/*Se obtiene una posicion aleatoria dentro de las posibles posiciones que existen*/</text:span></text:p>
      <text:p text:style-name="P2"><text:span text:style-name="T3"><text:s text:c="8"/></text:span><text:span text:style-name="T6">public</text:span><text:span text:style-name="T3"> </text:span><text:span text:style-name="T6">static</text:span><text:span text:style-name="T3"> </text:span><text:span text:style-name="T7">Posicion</text:span><text:span text:style-name="T3"> ObtenerPosicionAleatoria()</text:span></text:p>
      <text:p text:style-name="P23"><text:s text:c="8"/>{</text:p>
      <text:p text:style-name="P2"><text:span text:style-name="T3"><text:s text:c="12"/></text:span><text:span text:style-name="T6">return</text:span><text:span text:style-name="T3"> </text:span><text:span text:style-name="T7">Posicion</text:span><text:span text:style-name="T3">.HacerAleatoria(1, </text:span><text:span text:style-name="T7">Tablero</text:span><text:span text:style-name="T3">.Filas, 1, </text:span><text:span text:style-name="T7">Tablero</text:span><text:span text:style-name="T3">.Columnas);</text:span></text:p>
      <text:p text:style-name="P23"><text:s text:c="8"/>}</text:p>
      <text:p text:style-name="P23"/>
      <text:p text:style-name="P2"><text:span text:style-name="T3"><text:s text:c="8"/></text:span><text:span text:style-name="T8">/*Crea una lancha con posicion, direccion y orientacion aleatoria*/</text:span></text:p>
      <text:p text:style-name="P2"><text:span text:style-name="T3"><text:s text:c="8"/></text:span><text:span text:style-name="T6">public</text:span><text:span text:style-name="T3"> </text:span><text:span text:style-name="T6">static</text:span><text:span text:style-name="T3"> </text:span><text:span text:style-name="T7">Nave</text:span><text:span text:style-name="T3"> CrearLancha()</text:span></text:p>
      <text:p text:style-name="P23"><text:s text:c="8"/>{</text:p>
      <text:p text:style-name="P2"><text:span text:style-name="T3"><text:s text:c="12"/></text:span><text:span text:style-name="T6">int</text:span><text:span text:style-name="T3"> numeroDePartesLancha = 2;</text:span></text:p>
      <text:p text:style-name="P2"><text:span text:style-name="T3"><text:s text:c="12"/></text:span><text:span text:style-name="T6">int</text:span><text:span text:style-name="T3"> resistenciaDeLancha = 1;</text:span></text:p>
      <text:p text:style-name="P2"><text:span text:style-name="T3"><text:s text:c="12"/></text:span><text:span text:style-name="T7">Posicion</text:span><text:span text:style-name="T3"> posicionAleatoria;</text:span></text:p>
      <text:p text:style-name="P2"><text:span text:style-name="T3"><text:s text:c="12"/></text:span><text:span text:style-name="T7">Orientacion</text:span><text:span text:style-name="T3"> orientacionNave;</text:span></text:p>
      <text:p text:style-name="P2"><text:span text:style-name="T3"><text:s text:c="12"/></text:span><text:span text:style-name="T6">do</text:span></text:p>
      <text:p text:style-name="P23"><text:s text:c="12"/>{</text:p>
      <text:p text:style-name="P23"><text:s text:c="16"/>posicionAleatoria = ObtenerPosicionAleatoria();</text:p>
      <text:p text:style-name="P23"><text:s text:c="16"/>orientacionNave = ObtenerOrientacionAleatoria(); <text:s text:c="14"/></text:p>
      <text:p text:style-name="P2"><text:span text:style-name="T3"><text:s text:c="12"/>} </text:span><text:span text:style-name="T6">while</text:span><text:span text:style-name="T3"> (!</text:span><text:span text:style-name="T7">Nave</text:span><text:span text:style-name="T3">.SePuedeCrear(numeroDePartesLancha, posicionAleatoria, orientacionNave));</text:span></text:p>
      <text:p text:style-name="P23"/>
      <text:p text:style-name="P2"><text:span text:style-name="T3"><text:s text:c="12"/></text:span><text:span text:style-name="T7">Direccion</text:span><text:span text:style-name="T3"> direccionDeNave = ObtenerDireccionAleatoria(); <text:s text:c="11"/></text:span></text:p>
      <text:p text:style-name="P2"><text:span text:style-name="T3"><text:s text:c="12"/></text:span><text:span text:style-name="T7">Nave</text:span><text:span text:style-name="T3"> lancha = </text:span><text:span text:style-name="T6">new</text:span><text:span text:style-name="T3"> </text:span><text:span text:style-name="T7">Nave</text:span><text:span text:style-name="T3">(numeroDePartesLancha, resistenciaDeLancha, posicionAleatoria, orientacionNave, direccionDeNave);</text:span></text:p>
      <text:p text:style-name="P23"><text:s text:c="12"/></text:p>
      <text:p text:style-name="P2"><text:span text:style-name="T3"><text:s text:c="12"/></text:span><text:span text:style-name="T6">return</text:span><text:span text:style-name="T3"> lancha;</text:span></text:p>
      <text:p text:style-name="P23"><text:s text:c="8"/>}</text:p>
      <text:p text:style-name="P23"/>
      <text:p text:style-name="P2"><text:span text:style-name="T3"><text:s text:c="8"/></text:span><text:span text:style-name="T8">/*Crea un destructor con posicion, direccion y orientacion aleatoria*/</text:span></text:p>
      <text:p text:style-name="P2"><text:span text:style-name="T3"><text:s text:c="8"/></text:span><text:span text:style-name="T6">public</text:span><text:span text:style-name="T3"> </text:span><text:span text:style-name="T6">static</text:span><text:span text:style-name="T3"> </text:span><text:span text:style-name="T7">Destructor</text:span><text:span text:style-name="T3"> CrearDestructor()</text:span></text:p>
      <text:p text:style-name="P23"><text:s text:c="8"/>{</text:p>
      <text:p text:style-name="P2"><text:span text:style-name="T3"><text:s text:c="12"/></text:span><text:span text:style-name="T7">Posicion</text:span><text:span text:style-name="T3"> posicionAleatoria;</text:span></text:p>
      <text:p text:style-name="P2"><text:span text:style-name="T3"><text:s text:c="12"/></text:span><text:span text:style-name="T7">Orientacion</text:span><text:span text:style-name="T3"> orientacionNave;</text:span></text:p>
      <text:p text:style-name="P2"><text:span text:style-name="T3"><text:s text:c="12"/></text:span><text:span text:style-name="T6">do</text:span></text:p>
      <text:p text:style-name="P23"><text:s text:c="12"/>{</text:p>
      <text:p text:style-name="P23"><text:s text:c="16"/>posicionAleatoria = ObtenerPosicionAleatoria();</text:p>
      <text:p text:style-name="P23"><text:s text:c="16"/>orientacionNave = ObtenerOrientacionAleatoria();</text:p>
      <text:p text:style-name="P2"><text:span text:style-name="T3"><text:s text:c="12"/>} </text:span><text:span text:style-name="T6">while</text:span><text:span text:style-name="T3"> (!</text:span><text:span text:style-name="T7">Destructor</text:span><text:span text:style-name="T3">.SePuedeCrear(posicionAleatoria, orientacionNave));</text:span></text:p>
      <text:p text:style-name="P23"><text:soft-page-break/></text:p>
      <text:p text:style-name="P2"><text:span text:style-name="T3"><text:s text:c="12"/></text:span><text:span text:style-name="T7">Direccion</text:span><text:span text:style-name="T3"> direccionDeNave = ObtenerDireccionAleatoria(); <text:s text:c="11"/></text:span></text:p>
      <text:p text:style-name="P2"><text:span text:style-name="T3"><text:s text:c="12"/></text:span><text:span text:style-name="T7">Destructor</text:span><text:span text:style-name="T3"> destructor = </text:span><text:span text:style-name="T6">new</text:span><text:span text:style-name="T3"> </text:span><text:span text:style-name="T7">Destructor</text:span><text:span text:style-name="T3">(posicionAleatoria, orientacionNave,direccionDeNave);</text:span></text:p>
      <text:p text:style-name="P23"><text:s text:c="12"/></text:p>
      <text:p text:style-name="P2"><text:span text:style-name="T3"><text:s text:c="12"/></text:span><text:span text:style-name="T6">return</text:span><text:span text:style-name="T3"> destructor;</text:span></text:p>
      <text:p text:style-name="P23"><text:s text:c="8"/>}</text:p>
      <text:p text:style-name="P23"/>
      <text:p text:style-name="P2"><text:span text:style-name="T3"><text:s text:c="8"/></text:span><text:span text:style-name="T8">/*Crea un PortaAviones con posicion, direccion y orientacion aleatoria*/</text:span></text:p>
      <text:p text:style-name="P2"><text:span text:style-name="T3"><text:s text:c="8"/></text:span><text:span text:style-name="T6">public</text:span><text:span text:style-name="T3"> </text:span><text:span text:style-name="T6">static</text:span><text:span text:style-name="T3"> </text:span><text:span text:style-name="T7">Nave</text:span><text:span text:style-name="T3"> CrearPortaAviones()</text:span></text:p>
      <text:p text:style-name="P23"><text:s text:c="8"/>{</text:p>
      <text:p text:style-name="P2"><text:span text:style-name="T3"><text:s text:c="12"/></text:span><text:span text:style-name="T6">int</text:span><text:span text:style-name="T3"> numeroDePartesPortaAviones = 5;</text:span></text:p>
      <text:p text:style-name="P2"><text:span text:style-name="T3"><text:s text:c="12"/></text:span><text:span text:style-name="T6">int</text:span><text:span text:style-name="T3"> resistenciaDePartesPortaAviones = 1;</text:span></text:p>
      <text:p text:style-name="P23"/>
      <text:p text:style-name="P2"><text:span text:style-name="T3"><text:s text:c="12"/></text:span><text:span text:style-name="T7">Orientacion</text:span><text:span text:style-name="T3"> orientacionNave;</text:span></text:p>
      <text:p text:style-name="P2"><text:span text:style-name="T3"><text:s text:c="12"/></text:span><text:span text:style-name="T7">Posicion</text:span><text:span text:style-name="T3"> posicionAleatoria;</text:span></text:p>
      <text:p text:style-name="P2"><text:span text:style-name="T3"><text:s text:c="12"/></text:span><text:span text:style-name="T6">do</text:span></text:p>
      <text:p text:style-name="P23"><text:s text:c="12"/>{</text:p>
      <text:p text:style-name="P23"><text:s text:c="16"/>orientacionNave = ObtenerOrientacionAleatoria();</text:p>
      <text:p text:style-name="P23"><text:s text:c="16"/>posicionAleatoria = ObtenerPosicionAleatoria();</text:p>
      <text:p text:style-name="P2"><text:span text:style-name="T3"><text:s text:c="12"/>} </text:span><text:span text:style-name="T6">while</text:span><text:span text:style-name="T3"> (!</text:span><text:span text:style-name="T7">Nave</text:span><text:span text:style-name="T3">.SePuedeCrear(numeroDePartesPortaAviones, posicionAleatoria, orientacionNave));</text:span></text:p>
      <text:p text:style-name="P23"/>
      <text:p text:style-name="P2"><text:span text:style-name="T3"><text:s text:c="12"/></text:span><text:span text:style-name="T7">Direccion</text:span><text:span text:style-name="T3"> direccionDeNave = ObtenerDireccionAleatoria(); <text:s text:c="11"/></text:span></text:p>
      <text:p text:style-name="P2"><text:span text:style-name="T3"><text:s text:c="12"/></text:span><text:span text:style-name="T7">Nave</text:span><text:span text:style-name="T3"> portaAviones = </text:span><text:span text:style-name="T6">new</text:span><text:span text:style-name="T3"> </text:span><text:span text:style-name="T7">Nave</text:span><text:span text:style-name="T3">(numeroDePartesPortaAviones, resistenciaDePartesPortaAviones, posicionAleatoria, orientacionNave, direccionDeNave);</text:span></text:p>
      <text:p text:style-name="P23"><text:s text:c="11"/></text:p>
      <text:p text:style-name="P2"><text:span text:style-name="T3"><text:s text:c="12"/></text:span><text:span text:style-name="T6">return</text:span><text:span text:style-name="T3"> portaAviones;</text:span></text:p>
      <text:p text:style-name="P23"><text:s text:c="8"/>}</text:p>
      <text:p text:style-name="P23"><text:s text:c="8"/></text:p>
      <text:p text:style-name="P2"><text:span text:style-name="T3"><text:s text:c="8"/></text:span><text:span text:style-name="T8">/*Crea un RompeHielos con posicion, direccion y orientacion aleatoria*/</text:span></text:p>
      <text:p text:style-name="P2"><text:span text:style-name="T3"><text:s text:c="8"/></text:span><text:span text:style-name="T6">public</text:span><text:span text:style-name="T3"> </text:span><text:span text:style-name="T6">static</text:span><text:span text:style-name="T3"> </text:span><text:span text:style-name="T7">Nave</text:span><text:span text:style-name="T3"> CrearRompeHielos()</text:span></text:p>
      <text:p text:style-name="P23"><text:s text:c="8"/>{</text:p>
      <text:p text:style-name="P2"><text:span text:style-name="T3"><text:s text:c="12"/></text:span><text:span text:style-name="T6">int</text:span><text:span text:style-name="T3"> numeroDePartesRompeHielo = 3;</text:span></text:p>
      <text:p text:style-name="P2"><text:span text:style-name="T3"><text:s text:c="12"/></text:span><text:span text:style-name="T6">int</text:span><text:span text:style-name="T3"> resistenciaDePartesRompeHielo = 2;</text:span></text:p>
      <text:p text:style-name="P2"><text:span text:style-name="T3"><text:s text:c="12"/></text:span><text:span text:style-name="T7">Orientacion</text:span><text:span text:style-name="T3"> orientacionNave;</text:span></text:p>
      <text:p text:style-name="P2"><text:span text:style-name="T3"><text:s text:c="12"/></text:span><text:span text:style-name="T7">Posicion</text:span><text:span text:style-name="T3"> posicionAleatoria;</text:span></text:p>
      <text:p text:style-name="P2"><text:span text:style-name="T3"><text:s text:c="12"/></text:span><text:span text:style-name="T6">do</text:span></text:p>
      <text:p text:style-name="P23"><text:s text:c="12"/>{</text:p>
      <text:p text:style-name="P23"><text:soft-page-break/><text:s text:c="16"/>orientacionNave = ObtenerOrientacionAleatoria();</text:p>
      <text:p text:style-name="P23"><text:s text:c="16"/>posicionAleatoria = ObtenerPosicionAleatoria();</text:p>
      <text:p text:style-name="P2"><text:span text:style-name="T3"><text:s text:c="12"/>} </text:span><text:span text:style-name="T6">while</text:span><text:span text:style-name="T3"> (!</text:span><text:span text:style-name="T7">Nave</text:span><text:span text:style-name="T3">.SePuedeCrear(numeroDePartesRompeHielo, posicionAleatoria, orientacionNave));</text:span></text:p>
      <text:p text:style-name="P23"/>
      <text:p text:style-name="P2"><text:span text:style-name="T3"><text:s text:c="12"/></text:span><text:span text:style-name="T7">Direccion</text:span><text:span text:style-name="T3"> direccionDeNave = ObtenerDireccionAleatoria(); <text:s text:c="11"/></text:span></text:p>
      <text:p text:style-name="P2"><text:span text:style-name="T3"><text:s text:c="12"/></text:span><text:span text:style-name="T7">Nave</text:span><text:span text:style-name="T3"> rompeHielos = </text:span><text:span text:style-name="T6">new</text:span><text:span text:style-name="T3"> </text:span><text:span text:style-name="T7">Nave</text:span><text:span text:style-name="T3">(numeroDePartesRompeHielo, resistenciaDePartesRompeHielo, posicionAleatoria, orientacionNave,direccionDeNave);</text:span></text:p>
      <text:p text:style-name="P23"><text:s text:c="12"/></text:p>
      <text:p text:style-name="P2"><text:span text:style-name="T3"><text:s text:c="12"/></text:span><text:span text:style-name="T6">return</text:span><text:span text:style-name="T3"> rompeHielos;</text:span></text:p>
      <text:p text:style-name="P23"><text:s text:c="8"/>}</text:p>
      <text:p text:style-name="P23"/>
      <text:p text:style-name="P2"><text:span text:style-name="T3"><text:s text:c="8"/></text:span><text:span text:style-name="T8">/*Crea un Buque con posicion, direccion y orientacion aleatoria*/</text:span></text:p>
      <text:p text:style-name="P2"><text:span text:style-name="T3"><text:s text:c="8"/></text:span><text:span text:style-name="T6">public</text:span><text:span text:style-name="T3"> </text:span><text:span text:style-name="T6">static</text:span><text:span text:style-name="T3"> </text:span><text:span text:style-name="T7">Buque</text:span><text:span text:style-name="T3"> CrearBuque()</text:span></text:p>
      <text:p text:style-name="P23"><text:s text:c="8"/>{</text:p>
      <text:p text:style-name="P2"><text:span text:style-name="T3"><text:s text:c="12"/></text:span><text:span text:style-name="T7">Posicion</text:span><text:span text:style-name="T3"> posicionAleatoria;</text:span></text:p>
      <text:p text:style-name="P2"><text:span text:style-name="T3"><text:s text:c="12"/></text:span><text:span text:style-name="T7">Orientacion</text:span><text:span text:style-name="T3"> orientacionNave;</text:span></text:p>
      <text:p text:style-name="P2"><text:span text:style-name="T3"><text:s text:c="12"/></text:span><text:span text:style-name="T6">do</text:span></text:p>
      <text:p text:style-name="P23"><text:s text:c="12"/>{</text:p>
      <text:p text:style-name="P23"><text:s text:c="16"/>posicionAleatoria = ObtenerPosicionAleatoria();</text:p>
      <text:p text:style-name="P23"><text:s text:c="16"/>orientacionNave = ObtenerOrientacionAleatoria();</text:p>
      <text:p text:style-name="P2"><text:span text:style-name="T3"><text:s text:c="12"/>} </text:span><text:span text:style-name="T6">while</text:span><text:span text:style-name="T3"> (!</text:span><text:span text:style-name="T7">Buque</text:span><text:span text:style-name="T3">.SePuedeCrear(posicionAleatoria, orientacionNave));</text:span></text:p>
      <text:p text:style-name="P23"/>
      <text:p text:style-name="P2"><text:span text:style-name="T3"><text:s text:c="12"/></text:span><text:span text:style-name="T7">Direccion</text:span><text:span text:style-name="T3"> direccionDeNave = ObtenerDireccionAleatoria(); <text:s text:c="11"/></text:span></text:p>
      <text:p text:style-name="P2"><text:span text:style-name="T3"><text:s text:c="12"/></text:span><text:span text:style-name="T7">Buque</text:span><text:span text:style-name="T3"> buque = </text:span><text:span text:style-name="T6">new</text:span><text:span text:style-name="T3"> </text:span><text:span text:style-name="T7">Buque</text:span><text:span text:style-name="T3">(posicionAleatoria, orientacionNave,direccionDeNave);</text:span></text:p>
      <text:p text:style-name="P23"><text:s text:c="12"/></text:p>
      <text:p text:style-name="P2"><text:span text:style-name="T3"><text:s text:c="12"/></text:span><text:span text:style-name="T6">return</text:span><text:span text:style-name="T3"> buque;</text:span></text:p>
      <text:p text:style-name="P23"><text:s text:c="8"/>}</text:p>
      <text:p text:style-name="P23"><text:s text:c="4"/>}</text:p>
      <text:p text:style-name="P23">}</text:p>
      <text:p text:style-name="P16"/>
      <text:p text:style-name="P19">ParteNave.cs</text:p>
      <text:p text:style-name="P2"><text:span text:style-name="T6">using</text:span><text:span text:style-name="T3"> System;</text:span></text:p>
      <text:p text:style-name="P2"><text:span text:style-name="T6">using</text:span><text:span text:style-name="T3"> System.Collections.Generic;</text:span></text:p>
      <text:p text:style-name="P2"><text:span text:style-name="T6">using</text:span><text:span text:style-name="T3"> System.Linq;</text:span></text:p>
      <text:p text:style-name="P2"><text:span text:style-name="T6">using</text:span><text:span text:style-name="T3"> System.Text;</text:span></text:p>
      <text:p text:style-name="P23"/>
      <text:p text:style-name="P2"><text:span text:style-name="T6">namespace</text:span><text:span text:style-name="T3"> BatallaNavalgo</text:span></text:p>
      <text:p text:style-name="P23"><text:soft-page-break/>{</text:p>
      <text:p text:style-name="P2"><text:span text:style-name="T3"><text:s text:c="4"/></text:span><text:span text:style-name="T6">public</text:span><text:span text:style-name="T3"> </text:span><text:span text:style-name="T6">class</text:span><text:span text:style-name="T3"> </text:span><text:span text:style-name="T7">ParteNave</text:span></text:p>
      <text:p text:style-name="P23"><text:s text:c="4"/>{</text:p>
      <text:p text:style-name="P2"><text:span text:style-name="T3"><text:s text:c="8"/></text:span><text:span text:style-name="T6">private</text:span><text:span text:style-name="T3"> </text:span><text:span text:style-name="T6">int</text:span><text:span text:style-name="T3"> resistencia;</text:span></text:p>
      <text:p text:style-name="P2"><text:span text:style-name="T3"><text:s text:c="8"/></text:span><text:span text:style-name="T6">private</text:span><text:span text:style-name="T3"> </text:span><text:span text:style-name="T7">Posicion</text:span><text:span text:style-name="T3"> posicionActual;</text:span></text:p>
      <text:p text:style-name="P2"><text:span text:style-name="T3"><text:s text:c="8"/></text:span><text:span text:style-name="T8">/*Constructor de ParteNave*/</text:span></text:p>
      <text:p text:style-name="P2"><text:span text:style-name="T3"><text:s text:c="8"/></text:span><text:span text:style-name="T6">public</text:span><text:span text:style-name="T3"> ParteNave(</text:span><text:span text:style-name="T6">int</text:span><text:span text:style-name="T3"> resistenciaInicial, </text:span><text:span text:style-name="T7">Posicion</text:span><text:span text:style-name="T3"> posicionInicial) </text:span></text:p>
      <text:p text:style-name="P23"><text:s text:c="8"/>{</text:p>
      <text:p text:style-name="P2"><text:span text:style-name="T3"><text:s text:c="12"/></text:span><text:span text:style-name="T6">this</text:span><text:span text:style-name="T3">.resistencia = resistenciaInicial;</text:span></text:p>
      <text:p text:style-name="P2"><text:span text:style-name="T3"><text:s text:c="12"/></text:span><text:span text:style-name="T6">this</text:span><text:span text:style-name="T3">.posicionActual = posicionInicial;</text:span></text:p>
      <text:p text:style-name="P23"><text:s text:c="8"/>}</text:p>
      <text:p text:style-name="P2"><text:span text:style-name="T3"><text:s text:c="8"/></text:span><text:span text:style-name="T8">//-----------------------------------------------------------</text:span></text:p>
      <text:p text:style-name="P2"><text:span text:style-name="T3"><text:s text:c="8"/></text:span><text:span text:style-name="T8">/*La parte recibe un ataque*/</text:span></text:p>
      <text:p text:style-name="P2"><text:span text:style-name="T3"><text:s text:c="8"/></text:span><text:span text:style-name="T6">public</text:span><text:span text:style-name="T3"> </text:span><text:span text:style-name="T6">void</text:span><text:span text:style-name="T3"> RecibirAtaque()</text:span></text:p>
      <text:p text:style-name="P23"><text:s text:c="8"/>{</text:p>
      <text:p text:style-name="P23"><text:s text:c="12"/>resistencia -= 1;</text:p>
      <text:p text:style-name="P23"><text:s text:c="8"/>}</text:p>
      <text:p text:style-name="P23"/>
      <text:p text:style-name="P2"><text:span text:style-name="T3"><text:s text:c="8"/></text:span><text:span text:style-name="T8">/*Devuelve la posicion de la ParteNave*/</text:span></text:p>
      <text:p text:style-name="P2"><text:span text:style-name="T3"><text:s text:c="8"/></text:span><text:span text:style-name="T6">public</text:span><text:span text:style-name="T3"> </text:span><text:span text:style-name="T7">Posicion</text:span><text:span text:style-name="T3"> Posicion</text:span></text:p>
      <text:p text:style-name="P23"><text:s text:c="8"/>{</text:p>
      <text:p text:style-name="P2"><text:span text:style-name="T3"><text:s text:c="12"/></text:span><text:span text:style-name="T6">get</text:span><text:span text:style-name="T3"> { </text:span><text:span text:style-name="T6">return</text:span><text:span text:style-name="T3"> posicionActual; }</text:span></text:p>
      <text:p text:style-name="P2"><text:span text:style-name="T3"><text:s text:c="12"/></text:span><text:span text:style-name="T6">set</text:span><text:span text:style-name="T3"> { posicionActual = </text:span><text:span text:style-name="T6">value</text:span><text:span text:style-name="T3">; }</text:span></text:p>
      <text:p text:style-name="P23"><text:s text:c="8"/>}</text:p>
      <text:p text:style-name="P23"><text:s text:c="8"/></text:p>
      <text:p text:style-name="P2"><text:span text:style-name="T3"><text:s text:c="8"/></text:span><text:span text:style-name="T8">/*Estado de la ParteNave*/</text:span></text:p>
      <text:p text:style-name="P2"><text:span text:style-name="T3"><text:s text:c="8"/></text:span><text:span text:style-name="T6">public</text:span><text:span text:style-name="T3"> </text:span><text:span text:style-name="T7">Boolean</text:span><text:span text:style-name="T3"> EstaDestruida()</text:span></text:p>
      <text:p text:style-name="P23"><text:s text:c="8"/>{</text:p>
      <text:p text:style-name="P2"><text:span text:style-name="T3"><text:s text:c="12"/></text:span><text:span text:style-name="T6">return</text:span><text:span text:style-name="T3"> (resistencia &lt;= 0);</text:span></text:p>
      <text:p text:style-name="P23"><text:s text:c="8"/>}</text:p>
      <text:p text:style-name="P2"><text:span text:style-name="T3"><text:s text:c="8"/></text:span><text:span text:style-name="T8">//-----------------------------------------------------------</text:span></text:p>
      <text:p text:style-name="P23"/>
      <text:p text:style-name="P23"><text:s text:c="4"/>}</text:p>
      <text:p text:style-name="P23">}</text:p>
      <text:p text:style-name="P16"/>
      <text:p text:style-name="P19">Posicion.cs</text:p>
      <text:p text:style-name="P2"><text:span text:style-name="T6">using</text:span><text:span text:style-name="T3"> System;</text:span></text:p>
      <text:p text:style-name="P2"><text:span text:style-name="T6">using</text:span><text:span text:style-name="T3"> System.Collections.Generic;</text:span></text:p>
      <text:p text:style-name="P2"><text:span text:style-name="T6">using</text:span><text:span text:style-name="T3"> System.Linq;</text:span></text:p>
      <text:p text:style-name="P2"><text:soft-page-break/><text:span text:style-name="T6">using</text:span><text:span text:style-name="T3"> System.Text;</text:span></text:p>
      <text:p text:style-name="P23"/>
      <text:p text:style-name="P2"><text:span text:style-name="T6">namespace</text:span><text:span text:style-name="T3"> BatallaNavalgo</text:span></text:p>
      <text:p text:style-name="P23">{</text:p>
      <text:p text:style-name="P2"><text:span text:style-name="T3"><text:s text:c="4"/></text:span><text:span text:style-name="T6">public</text:span><text:span text:style-name="T3"> </text:span><text:span text:style-name="T6">class</text:span><text:span text:style-name="T3"> </text:span><text:span text:style-name="T7">Posicion</text:span><text:span text:style-name="T3"> : </text:span><text:span text:style-name="T7">IEquatable</text:span><text:span text:style-name="T3">&lt;</text:span><text:span text:style-name="T7">Posicion</text:span><text:span text:style-name="T3">&gt;</text:span></text:p>
      <text:p text:style-name="P23"><text:s text:c="4"/>{</text:p>
      <text:p text:style-name="P2"><text:span text:style-name="T3"><text:s text:c="8"/></text:span><text:span text:style-name="T6">private</text:span><text:span text:style-name="T3"> </text:span><text:span text:style-name="T6">int</text:span><text:span text:style-name="T3"> fila, columna;</text:span></text:p>
      <text:p text:style-name="P2"><text:span text:style-name="T3"><text:s text:c="8"/></text:span><text:span text:style-name="T6">private</text:span><text:span text:style-name="T3"> </text:span><text:span text:style-name="T6">static</text:span><text:span text:style-name="T3"> </text:span><text:span text:style-name="T7">Random</text:span><text:span text:style-name="T3"> numeroAleatorio = </text:span><text:span text:style-name="T6">new</text:span><text:span text:style-name="T3"> </text:span><text:span text:style-name="T7">Random</text:span><text:span text:style-name="T3">();</text:span></text:p>
      <text:p text:style-name="P23"/>
      <text:p text:style-name="P23"/>
      <text:p text:style-name="P23"/>
      <text:p text:style-name="P2"><text:span text:style-name="T3"><text:s text:c="8"/></text:span><text:span text:style-name="T8">/*Contructor de Posicion*/</text:span></text:p>
      <text:p text:style-name="P2"><text:span text:style-name="T3"><text:s text:c="8"/></text:span><text:span text:style-name="T6">public</text:span><text:span text:style-name="T3"> Posicion(</text:span><text:span text:style-name="T6">int</text:span><text:span text:style-name="T3"> fila, </text:span><text:span text:style-name="T6">int</text:span><text:span text:style-name="T3"> columna)</text:span></text:p>
      <text:p text:style-name="P23"><text:s text:c="8"/>{</text:p>
      <text:p text:style-name="P2"><text:span text:style-name="T3"><text:s text:c="12"/></text:span><text:span text:style-name="T6">this</text:span><text:span text:style-name="T3">.fila = fila;</text:span></text:p>
      <text:p text:style-name="P2"><text:span text:style-name="T3"><text:s text:c="12"/></text:span><text:span text:style-name="T6">this</text:span><text:span text:style-name="T3">.columna = columna;</text:span></text:p>
      <text:p text:style-name="P23"><text:s text:c="8"/>}</text:p>
      <text:p text:style-name="P23"/>
      <text:p text:style-name="P2"><text:span text:style-name="T3"><text:s text:c="8"/></text:span><text:span text:style-name="T8">/*Funcion para hacer aleatoria una posicion*/</text:span></text:p>
      <text:p text:style-name="P2"><text:span text:style-name="T3"><text:s text:c="8"/></text:span><text:span text:style-name="T6">public</text:span><text:span text:style-name="T3"> </text:span><text:span text:style-name="T6">static</text:span><text:span text:style-name="T3"> </text:span><text:span text:style-name="T7">Posicion</text:span><text:span text:style-name="T3"> HacerAleatoria(</text:span><text:span text:style-name="T6">int</text:span><text:span text:style-name="T3"> filaMin, </text:span><text:span text:style-name="T6">int</text:span><text:span text:style-name="T3"> filaMax, </text:span><text:span text:style-name="T6">int</text:span><text:span text:style-name="T3"> columnaMin, </text:span><text:span text:style-name="T6">int</text:span><text:span text:style-name="T3"> columnaMax) </text:span></text:p>
      <text:p text:style-name="P23"><text:s text:c="8"/>{</text:p>
      <text:p text:style-name="P2"><text:span text:style-name="T3"><text:s text:c="12"/></text:span><text:span text:style-name="T6">int</text:span><text:span text:style-name="T3"> fila = numeroAleatorio.Next(filaMin, filaMax + 1);</text:span></text:p>
      <text:p text:style-name="P2"><text:span text:style-name="T3"><text:s text:c="12"/></text:span><text:span text:style-name="T6">int</text:span><text:span text:style-name="T3"> columna = numeroAleatorio.Next(columnaMin, columnaMax + 1);</text:span></text:p>
      <text:p text:style-name="P2"><text:span text:style-name="T3"><text:s text:c="12"/></text:span><text:span text:style-name="T7">Posicion</text:span><text:span text:style-name="T3"> posicion = </text:span><text:span text:style-name="T6">new</text:span><text:span text:style-name="T3"> </text:span><text:span text:style-name="T7">Posicion</text:span><text:span text:style-name="T3">(fila, columna);</text:span></text:p>
      <text:p text:style-name="P2"><text:span text:style-name="T3"><text:s text:c="12"/></text:span><text:span text:style-name="T6">return</text:span><text:span text:style-name="T3"> posicion;</text:span></text:p>
      <text:p text:style-name="P23"><text:s text:c="8"/>}</text:p>
      <text:p text:style-name="P2"><text:span text:style-name="T3"><text:s text:c="8"/></text:span><text:span text:style-name="T8">//-----------------------------------------------------------</text:span></text:p>
      <text:p text:style-name="P2"><text:span text:style-name="T3"><text:s text:c="8"/></text:span><text:span text:style-name="T6">public</text:span><text:span text:style-name="T3"> </text:span><text:span text:style-name="T6">int</text:span><text:span text:style-name="T3"> Fila </text:span></text:p>
      <text:p text:style-name="P23"><text:s text:c="8"/>{</text:p>
      <text:p text:style-name="P2"><text:span text:style-name="T3"><text:s text:c="12"/></text:span><text:span text:style-name="T6">get</text:span><text:span text:style-name="T3"> { </text:span><text:span text:style-name="T6">return</text:span><text:span text:style-name="T3"> fila; }</text:span></text:p>
      <text:p text:style-name="P23"><text:s text:c="8"/>}</text:p>
      <text:p text:style-name="P2"><text:span text:style-name="T3"><text:s text:c="8"/></text:span><text:span text:style-name="T8">//-----------------------------------------------------------</text:span></text:p>
      <text:p text:style-name="P2"><text:span text:style-name="T3"><text:s text:c="8"/></text:span><text:span text:style-name="T6">public</text:span><text:span text:style-name="T3"> </text:span><text:span text:style-name="T6">int</text:span><text:span text:style-name="T3"> Columna</text:span></text:p>
      <text:p text:style-name="P23"><text:s text:c="8"/>{</text:p>
      <text:p text:style-name="P2"><text:span text:style-name="T3"><text:s text:c="12"/></text:span><text:span text:style-name="T6">get</text:span><text:span text:style-name="T3"> { </text:span><text:span text:style-name="T6">return</text:span><text:span text:style-name="T3"> columna; }</text:span></text:p>
      <text:p text:style-name="P23"><text:s text:c="8"/>} <text:s text:c="14"/></text:p>
      <text:p text:style-name="P2"><text:span text:style-name="T3"><text:s text:c="8"/></text:span><text:span text:style-name="T8">//-----------------------------------------------------------</text:span></text:p>
      <text:p text:style-name="P23"/>
      <text:p text:style-name="P2"><text:span text:style-name="T3"><text:s text:c="8"/></text:span><text:span text:style-name="T8">/*Si una posicion se encuentra dentro de posicion1 y posicion2*/</text:span></text:p>
      <text:p text:style-name="P2"><text:soft-page-break/><text:span text:style-name="T3"><text:s text:c="8"/></text:span><text:span text:style-name="T6">public</text:span><text:span text:style-name="T3"> </text:span><text:span text:style-name="T7">Boolean</text:span><text:span text:style-name="T3"> EstaDentroDe(</text:span><text:span text:style-name="T7">Posicion</text:span><text:span text:style-name="T3"> posicion1, </text:span><text:span text:style-name="T7">Posicion</text:span><text:span text:style-name="T3"> posicion2)</text:span></text:p>
      <text:p text:style-name="P23"><text:s text:c="8"/>{</text:p>
      <text:p text:style-name="P2"><text:span text:style-name="T3"><text:s text:c="12"/></text:span><text:span text:style-name="T7">Boolean</text:span><text:span text:style-name="T3"> dentroDeFilas = (</text:span><text:span text:style-name="T6">this</text:span><text:span text:style-name="T3">.fila &gt;= posicion1.Fila &amp;&amp; </text:span><text:span text:style-name="T6">this</text:span><text:span text:style-name="T3">.fila &lt;= posicion2.Fila);</text:span></text:p>
      <text:p text:style-name="P2"><text:span text:style-name="T3"><text:s text:c="12"/></text:span><text:span text:style-name="T7">Boolean</text:span><text:span text:style-name="T3"> dentroDeColumnas = (</text:span><text:span text:style-name="T6">this</text:span><text:span text:style-name="T3">.columna &gt;= posicion1.Columna &amp;&amp; </text:span><text:span text:style-name="T6">this</text:span><text:span text:style-name="T3">.columna &lt;= posicion2.Columna);</text:span></text:p>
      <text:p text:style-name="P2"><text:span text:style-name="T3"><text:s text:c="12"/></text:span><text:span text:style-name="T6">return</text:span><text:span text:style-name="T3"> (dentroDeFilas &amp;&amp; dentroDeColumnas);</text:span></text:p>
      <text:p text:style-name="P23"><text:s text:c="8"/>}</text:p>
      <text:p text:style-name="P23"/>
      <text:p text:style-name="P2"><text:span text:style-name="T3"><text:s text:c="7"/></text:span></text:p>
      <text:p text:style-name="P2"><text:span text:style-name="T3"/></text:p>
      <text:p text:style-name="P2"><text:span text:style-name="T3"/></text:p>
      <text:p text:style-name="P2"><text:span text:style-name="T3"><text:tab/> </text:span><text:span text:style-name="T8">/*Si una posicion es igual a otra posicion*/</text:span></text:p>
      <text:p text:style-name="P2"><text:span text:style-name="T3"><text:s text:c="8"/></text:span><text:span text:style-name="T6">public</text:span><text:span text:style-name="T3"> </text:span><text:span text:style-name="T7">Boolean</text:span><text:span text:style-name="T3"> EsIgualA(</text:span><text:span text:style-name="T7">Posicion</text:span><text:span text:style-name="T3"> otraPosicion)</text:span></text:p>
      <text:p text:style-name="P23"><text:s text:c="8"/>{</text:p>
      <text:p text:style-name="P2"><text:span text:style-name="T3"><text:s text:c="12"/></text:span><text:span text:style-name="T6">return</text:span><text:span text:style-name="T3"> (</text:span><text:span text:style-name="T6">this</text:span><text:span text:style-name="T3">.fila == otraPosicion.fila &amp;&amp; </text:span><text:span text:style-name="T6">this</text:span><text:span text:style-name="T3">.columna == otraPosicion.columna);</text:span></text:p>
      <text:p text:style-name="P23"><text:s text:c="8"/>}</text:p>
      <text:p text:style-name="P2"><text:span text:style-name="T3"><text:s text:c="8"/></text:span><text:span text:style-name="T6">public</text:span><text:span text:style-name="T3"> </text:span><text:span text:style-name="T7">Boolean</text:span><text:span text:style-name="T3"> Equals(</text:span><text:span text:style-name="T7">Posicion</text:span><text:span text:style-name="T3"> otraPosicion)</text:span></text:p>
      <text:p text:style-name="P23"><text:s text:c="8"/>{</text:p>
      <text:p text:style-name="P2"><text:span text:style-name="T3"><text:s text:c="12"/></text:span><text:span text:style-name="T6">return</text:span><text:span text:style-name="T3"> </text:span><text:span text:style-name="T6">this</text:span><text:span text:style-name="T3">.EsIgualA(otraPosicion);</text:span></text:p>
      <text:p text:style-name="P23"><text:s text:c="8"/>}</text:p>
      <text:p text:style-name="P23"/>
      <text:p text:style-name="P2"><text:span text:style-name="T3"><text:s text:c="8"/></text:span><text:span text:style-name="T8">/*Devuelve posiciones que se encutren dentro de un radio r*/</text:span></text:p>
      <text:p text:style-name="P2"><text:span text:style-name="T3"><text:s text:c="8"/></text:span><text:span text:style-name="T6">public</text:span><text:span text:style-name="T3"> </text:span><text:span text:style-name="T7">List</text:span><text:span text:style-name="T3">&lt;</text:span><text:span text:style-name="T7">Posicion</text:span><text:span text:style-name="T3">&gt; GetPosicionesEnUnRadioDe(</text:span><text:span text:style-name="T6">int</text:span><text:span text:style-name="T3"> r)</text:span></text:p>
      <text:p text:style-name="P23"><text:s text:c="8"/>{</text:p>
      <text:p text:style-name="P2"><text:span text:style-name="T3"><text:s text:c="12"/></text:span><text:span text:style-name="T7">List</text:span><text:span text:style-name="T3">&lt;</text:span><text:span text:style-name="T7">Posicion</text:span><text:span text:style-name="T3">&gt; posiciones = </text:span><text:span text:style-name="T6">new</text:span><text:span text:style-name="T3"> </text:span><text:span text:style-name="T7">List</text:span><text:span text:style-name="T3">&lt;</text:span><text:span text:style-name="T7">Posicion</text:span><text:span text:style-name="T3">&gt;();</text:span></text:p>
      <text:p text:style-name="P23"/>
      <text:p text:style-name="P2"><text:span text:style-name="T3"><text:s text:c="12"/></text:span><text:span text:style-name="T6">for</text:span><text:span text:style-name="T3"> (</text:span><text:span text:style-name="T6">int</text:span><text:span text:style-name="T3"> i = </text:span><text:span text:style-name="T6">this</text:span><text:span text:style-name="T3">.fila - r; i &lt;= </text:span><text:span text:style-name="T6">this</text:span><text:span text:style-name="T3">.fila + r; i++)</text:span></text:p>
      <text:p text:style-name="P23"><text:s text:c="12"/>{</text:p>
      <text:p text:style-name="P2"><text:span text:style-name="T3"><text:s text:c="16"/></text:span><text:span text:style-name="T6">for</text:span><text:span text:style-name="T3"> (</text:span><text:span text:style-name="T6">int</text:span><text:span text:style-name="T3"> j = </text:span><text:span text:style-name="T6">this</text:span><text:span text:style-name="T3">.columna - r; j &lt;= </text:span><text:span text:style-name="T6">this</text:span><text:span text:style-name="T3">.columna + r; j++)</text:span></text:p>
      <text:p text:style-name="P23"><text:s text:c="16"/>{</text:p>
      <text:p text:style-name="P2"><text:span text:style-name="T3"><text:s text:c="20"/></text:span><text:span text:style-name="T6">if</text:span><text:span text:style-name="T3"> (!(i == </text:span><text:span text:style-name="T6">this</text:span><text:span text:style-name="T3">.fila &amp;&amp; j == </text:span><text:span text:style-name="T6">this</text:span><text:span text:style-name="T3">.columna))</text:span></text:p>
      <text:p text:style-name="P23"><text:s text:c="20"/>{</text:p>
      <text:p text:style-name="P2"><text:span text:style-name="T3"><text:s text:c="24"/>posiciones.Add(</text:span><text:span text:style-name="T6">new</text:span><text:span text:style-name="T3"> </text:span><text:span text:style-name="T7">Posicion</text:span><text:span text:style-name="T3">(i, j));</text:span></text:p>
      <text:p text:style-name="P23"><text:s text:c="20"/>}</text:p>
      <text:p text:style-name="P23"><text:s text:c="16"/>}</text:p>
      <text:p text:style-name="P23"><text:s text:c="12"/>}</text:p>
      <text:p text:style-name="P23"/>
      <text:p text:style-name="P2"><text:span text:style-name="T3"><text:s text:c="12"/></text:span><text:span text:style-name="T6">return</text:span><text:span text:style-name="T3"> posiciones;</text:span></text:p>
      <text:p text:style-name="P23"><text:s text:c="8"/>}</text:p>
      <text:p text:style-name="P23"><text:soft-page-break/><text:s text:c="4"/>}</text:p>
      <text:p text:style-name="P23">}</text:p>
      <text:p text:style-name="P16"/>
      <text:p text:style-name="P19">Tablero.cs</text:p>
      <text:p text:style-name="P2"><text:span text:style-name="T6">using</text:span><text:span text:style-name="T3"> System;</text:span></text:p>
      <text:p text:style-name="P2"><text:span text:style-name="T6">using</text:span><text:span text:style-name="T3"> System.Collections.Generic;</text:span></text:p>
      <text:p text:style-name="P2"><text:span text:style-name="T6">using</text:span><text:span text:style-name="T3"> System.Linq;</text:span></text:p>
      <text:p text:style-name="P2"><text:span text:style-name="T6">using</text:span><text:span text:style-name="T3"> System.Text;</text:span></text:p>
      <text:p text:style-name="P2"><text:span text:style-name="T6">using</text:span><text:span text:style-name="T3"> BatallaNavalgoExcepciones;</text:span></text:p>
      <text:p text:style-name="P23"/>
      <text:p text:style-name="P23"/>
      <text:p text:style-name="P2"><text:span text:style-name="T6">namespace</text:span><text:span text:style-name="T3"> BatallaNavalgo</text:span></text:p>
      <text:p text:style-name="P23">{</text:p>
      <text:p text:style-name="P2"><text:span text:style-name="T3"><text:s text:c="4"/></text:span><text:span text:style-name="T6">public</text:span><text:span text:style-name="T3"> </text:span><text:span text:style-name="T6">class</text:span><text:span text:style-name="T3"> </text:span><text:span text:style-name="T7">Tablero</text:span></text:p>
      <text:p text:style-name="P23"><text:s text:c="4"/>{</text:p>
      <text:p text:style-name="P2"><text:span text:style-name="T3"><text:s text:c="8"/></text:span><text:span text:style-name="T6">private</text:span><text:span text:style-name="T3"> </text:span><text:span text:style-name="T6">static</text:span><text:span text:style-name="T3"> </text:span><text:span text:style-name="T6">int</text:span><text:span text:style-name="T3"> CANTIDAD_DE_FILAS = 10;</text:span></text:p>
      <text:p text:style-name="P2"><text:span text:style-name="T3"><text:s text:c="8"/></text:span><text:span text:style-name="T6">private</text:span><text:span text:style-name="T3"> </text:span><text:span text:style-name="T6">static</text:span><text:span text:style-name="T3"> </text:span><text:span text:style-name="T6">int</text:span><text:span text:style-name="T3"> CANTIDAD_DE_COLUMNAS = 10;</text:span></text:p>
      <text:p text:style-name="P2"><text:span text:style-name="T3"><text:s text:c="8"/></text:span><text:span text:style-name="T6">public</text:span><text:span text:style-name="T3"> </text:span><text:span text:style-name="T6">static</text:span><text:span text:style-name="T3"> </text:span><text:span text:style-name="T7">Posicion</text:span><text:span text:style-name="T3"> ESQUINA_IZQUIERDA_ARRIBA = </text:span><text:span text:style-name="T6">new</text:span><text:span text:style-name="T3"> </text:span><text:span text:style-name="T7">Posicion</text:span><text:span text:style-name="T3">(1, 1);</text:span></text:p>
      <text:p text:style-name="P2"><text:span text:style-name="T3"><text:s text:c="8"/></text:span><text:span text:style-name="T6">public</text:span><text:span text:style-name="T3"> </text:span><text:span text:style-name="T6">static</text:span><text:span text:style-name="T3"> </text:span><text:span text:style-name="T7">Posicion</text:span><text:span text:style-name="T3"> ESQUINA_DERECHA_ABAJO = </text:span><text:span text:style-name="T6">new</text:span><text:span text:style-name="T3"> </text:span><text:span text:style-name="T7">Posicion</text:span><text:span text:style-name="T3">(10, 10);</text:span></text:p>
      <text:p text:style-name="P2"><text:span text:style-name="T3"><text:s text:c="8"/></text:span><text:span text:style-name="T6">private</text:span><text:span text:style-name="T3"> </text:span><text:span text:style-name="T7">List</text:span><text:span text:style-name="T3">&lt;</text:span><text:span text:style-name="T7">Armamento</text:span><text:span text:style-name="T3">&gt; armamentos;</text:span></text:p>
      <text:p text:style-name="P2"><text:span text:style-name="T3"><text:s text:c="8"/></text:span><text:span text:style-name="T6">private</text:span><text:span text:style-name="T3"> </text:span><text:span text:style-name="T7">List</text:span><text:span text:style-name="T3">&lt;</text:span><text:span text:style-name="T7">Nave</text:span><text:span text:style-name="T3">&gt; naves;</text:span></text:p>
      <text:p text:style-name="P23"><text:s text:c="8"/></text:p>
      <text:p text:style-name="P2"><text:span text:style-name="T3"><text:s text:c="8"/></text:span><text:span text:style-name="T8">/*Constructor del Tablero*/</text:span></text:p>
      <text:p text:style-name="P2"><text:span text:style-name="T3"><text:s text:c="8"/></text:span><text:span text:style-name="T6">public</text:span><text:span text:style-name="T3"> Tablero()</text:span></text:p>
      <text:p text:style-name="P23"><text:s text:c="8"/>{ <text:s text:c="11"/></text:p>
      <text:p text:style-name="P2"><text:span text:style-name="T3"><text:s text:c="12"/>armamentos = </text:span><text:span text:style-name="T6">new</text:span><text:span text:style-name="T3"> </text:span><text:span text:style-name="T7">List</text:span><text:span text:style-name="T3">&lt;</text:span><text:span text:style-name="T7">Armamento</text:span><text:span text:style-name="T3">&gt;();</text:span></text:p>
      <text:p text:style-name="P2"><text:span text:style-name="T3"><text:s text:c="12"/>naves = </text:span><text:span text:style-name="T6">new</text:span><text:span text:style-name="T3"> </text:span><text:span text:style-name="T7">List</text:span><text:span text:style-name="T3">&lt;</text:span><text:span text:style-name="T7">Nave</text:span><text:span text:style-name="T3">&gt;();</text:span></text:p>
      <text:p text:style-name="P23"><text:s text:c="8"/>}</text:p>
      <text:p text:style-name="P23"/>
      <text:p text:style-name="P2"><text:span text:style-name="T3"><text:s text:c="8"/></text:span><text:span text:style-name="T8">//---------------------------------------------------------------------</text:span></text:p>
      <text:p text:style-name="P2"><text:span text:style-name="T3"><text:s text:c="8"/></text:span><text:span text:style-name="T6">public</text:span><text:span text:style-name="T3"> </text:span><text:span text:style-name="T6">static</text:span><text:span text:style-name="T3"> </text:span><text:span text:style-name="T6">int</text:span><text:span text:style-name="T3"> Filas </text:span></text:p>
      <text:p text:style-name="P23"><text:s text:c="8"/>{</text:p>
      <text:p text:style-name="P2"><text:span text:style-name="T3"><text:s text:c="12"/></text:span><text:span text:style-name="T6">get</text:span><text:span text:style-name="T3"> { </text:span><text:span text:style-name="T6">return</text:span><text:span text:style-name="T3"> CANTIDAD_DE_FILAS; }</text:span></text:p>
      <text:p text:style-name="P23"><text:s text:c="8"/>}</text:p>
      <text:p text:style-name="P23"/>
      <text:p text:style-name="P2"><text:span text:style-name="T3"><text:s text:c="8"/></text:span><text:span text:style-name="T6">public</text:span><text:span text:style-name="T3"> </text:span><text:span text:style-name="T6">static</text:span><text:span text:style-name="T3"> </text:span><text:span text:style-name="T6">int</text:span><text:span text:style-name="T3"> Columnas</text:span></text:p>
      <text:p text:style-name="P23"><text:s text:c="8"/>{</text:p>
      <text:p text:style-name="P2"><text:span text:style-name="T3"><text:s text:c="12"/></text:span><text:span text:style-name="T6">get</text:span><text:span text:style-name="T3"> { </text:span><text:span text:style-name="T6">return</text:span><text:span text:style-name="T3"> CANTIDAD_DE_COLUMNAS; }</text:span></text:p>
      <text:p text:style-name="P23"><text:soft-page-break/><text:s text:c="8"/>}</text:p>
      <text:p text:style-name="P23"/>
      <text:p text:style-name="P2"><text:span text:style-name="T3"><text:s text:c="8"/></text:span><text:span text:style-name="T8">/*Agrega una nave al tablero*/</text:span></text:p>
      <text:p text:style-name="P2"><text:span text:style-name="T3"><text:s text:c="8"/></text:span><text:span text:style-name="T6">public</text:span><text:span text:style-name="T3"> </text:span><text:span text:style-name="T6">void</text:span><text:span text:style-name="T3"> AgregarNave(</text:span><text:span text:style-name="T7">Nave</text:span><text:span text:style-name="T3"> nave) </text:span></text:p>
      <text:p text:style-name="P23"><text:s text:c="8"/>{</text:p>
      <text:p text:style-name="P23"><text:s text:c="12"/>naves.Add(nave);</text:p>
      <text:p text:style-name="P23"><text:s text:c="8"/>}</text:p>
      <text:p text:style-name="P23"/>
      <text:p text:style-name="P2"><text:span text:style-name="T3"><text:s text:c="7"/></text:span></text:p>
      <text:p text:style-name="P2"><text:span text:style-name="T3"/></text:p>
      <text:p text:style-name="P2"><text:span text:style-name="T3"/></text:p>
      <text:p text:style-name="P2"><text:span text:style-name="T3"><text:tab/> </text:span><text:span text:style-name="T8">/*Agrega un armamento al tablero*/</text:span></text:p>
      <text:p text:style-name="P2"><text:span text:style-name="T3"><text:s text:c="8"/></text:span><text:span text:style-name="T6">public</text:span><text:span text:style-name="T3"> </text:span><text:span text:style-name="T6">void</text:span><text:span text:style-name="T3"> Impactar(</text:span><text:span text:style-name="T7">Armamento</text:span><text:span text:style-name="T3"> arma) </text:span></text:p>
      <text:p text:style-name="P23"><text:s text:c="8"/>{</text:p>
      <text:p text:style-name="P2"><text:span text:style-name="T3"><text:s text:c="12"/></text:span><text:span text:style-name="T6">if</text:span><text:span text:style-name="T3"> (!arma.Posicion.EstaDentroDe(</text:span><text:span text:style-name="T7">Tablero</text:span><text:span text:style-name="T3">.ESQUINA_IZQUIERDA_ARRIBA, </text:span><text:span text:style-name="T7">Tablero</text:span><text:span text:style-name="T3">.ESQUINA_DERECHA_ABAJO))</text:span></text:p>
      <text:p text:style-name="P2"><text:span text:style-name="T3"><text:s text:c="16"/></text:span><text:span text:style-name="T6">throw</text:span><text:span text:style-name="T3"> </text:span><text:span text:style-name="T6">new</text:span><text:span text:style-name="T3"> </text:span><text:span text:style-name="T7">ArmamentoFueraDelTableroException</text:span><text:span text:style-name="T3">();</text:span></text:p>
      <text:p text:style-name="P23"/>
      <text:p text:style-name="P23"><text:s text:c="12"/>armamentos.Add(arma);</text:p>
      <text:p text:style-name="P23"><text:s text:c="8"/>}</text:p>
      <text:p text:style-name="P23"/>
      <text:p text:style-name="P2"><text:span text:style-name="T3"><text:s text:c="8"/></text:span><text:span text:style-name="T8">/*Obtiene las naves del tablero que estan en una posicion*/</text:span></text:p>
      <text:p text:style-name="P2"><text:span text:style-name="T3"><text:s text:c="8"/></text:span><text:span text:style-name="T6">public</text:span><text:span text:style-name="T3"> </text:span><text:span text:style-name="T7">List</text:span><text:span text:style-name="T3">&lt;</text:span><text:span text:style-name="T7">Nave</text:span><text:span text:style-name="T3">&gt; GetNavesEn(</text:span><text:span text:style-name="T7">Posicion</text:span><text:span text:style-name="T3"> posicion)</text:span></text:p>
      <text:p text:style-name="P23"><text:s text:c="8"/>{</text:p>
      <text:p text:style-name="P2"><text:span text:style-name="T3"><text:s text:c="12"/></text:span><text:span text:style-name="T7">List</text:span><text:span text:style-name="T3">&lt;</text:span><text:span text:style-name="T7">Nave</text:span><text:span text:style-name="T3">&gt; listaNavesEnPosicion = </text:span><text:span text:style-name="T6">new</text:span><text:span text:style-name="T3"> </text:span><text:span text:style-name="T7">List</text:span><text:span text:style-name="T3">&lt;</text:span><text:span text:style-name="T7">Nave</text:span><text:span text:style-name="T3">&gt;();</text:span></text:p>
      <text:p text:style-name="P2"><text:span text:style-name="T3"><text:s text:c="12"/></text:span><text:span text:style-name="T6">foreach</text:span><text:span text:style-name="T3"> (</text:span><text:span text:style-name="T7">Nave</text:span><text:span text:style-name="T3"> nave </text:span><text:span text:style-name="T6">in</text:span><text:span text:style-name="T3"> naves)</text:span></text:p>
      <text:p text:style-name="P23"><text:s text:c="12"/>{</text:p>
      <text:p text:style-name="P2"><text:span text:style-name="T3"><text:s text:c="16"/></text:span><text:span text:style-name="T7">List</text:span><text:span text:style-name="T3">&lt;</text:span><text:span text:style-name="T7">Posicion</text:span><text:span text:style-name="T3">&gt; listaPosicionesDePartes = (nave.GetPosiciones());</text:span></text:p>
      <text:p text:style-name="P2"><text:span text:style-name="T3"><text:s text:c="16"/></text:span><text:span text:style-name="T6">foreach</text:span><text:span text:style-name="T3"> (</text:span><text:span text:style-name="T7">Posicion</text:span><text:span text:style-name="T3"> posicionParteNave </text:span><text:span text:style-name="T6">in</text:span><text:span text:style-name="T3"> listaPosicionesDePartes)</text:span></text:p>
      <text:p text:style-name="P23"><text:s text:c="16"/>{</text:p>
      <text:p text:style-name="P2"><text:span text:style-name="T3"><text:s text:c="20"/></text:span><text:span text:style-name="T6">if</text:span><text:span text:style-name="T3"> (posicion.EsIgualA(posicionParteNave))</text:span></text:p>
      <text:p text:style-name="P23"><text:s text:c="20"/>{</text:p>
      <text:p text:style-name="P23"><text:s text:c="24"/>listaNavesEnPosicion.Add(nave);</text:p>
      <text:p text:style-name="P23"><text:s text:c="20"/>}</text:p>
      <text:p text:style-name="P23"><text:s text:c="16"/>}</text:p>
      <text:p text:style-name="P23"><text:s text:c="12"/>}</text:p>
      <text:p text:style-name="P2"><text:span text:style-name="T3"><text:s text:c="12"/></text:span><text:span text:style-name="T6">return</text:span><text:span text:style-name="T3"> listaNavesEnPosicion;</text:span></text:p>
      <text:p text:style-name="P23"><text:s text:c="8"/>}</text:p>
      <text:p text:style-name="P23"><text:soft-page-break/></text:p>
      <text:p text:style-name="P2"><text:span text:style-name="T3"><text:s text:c="8"/></text:span><text:span text:style-name="T8">//---------------------------------------------------------------------</text:span></text:p>
      <text:p text:style-name="P23"/>
      <text:p text:style-name="P2"><text:span text:style-name="T3"><text:s text:c="8"/></text:span><text:span text:style-name="T8">/* Actualizaci</text:span><text:span text:style-name="T8">ó</text:span><text:span text:style-name="T8">n del tablero.</text:span></text:p>
      <text:p text:style-name="P25"><text:s text:c="9"/>* Primero actualiza los armamentos, de forma de hacer que exploten si tienen que explotar,</text:p>
      <text:p text:style-name="P25"><text:s text:c="9"/>* Y luego mueve las naves */</text:p>
      <text:p text:style-name="P2"><text:span text:style-name="T3"><text:s text:c="8"/></text:span><text:span text:style-name="T6">public</text:span><text:span text:style-name="T3"> </text:span><text:span text:style-name="T6">void</text:span><text:span text:style-name="T3"> Actualizar() </text:span></text:p>
      <text:p text:style-name="P23"><text:s text:c="8"/>{</text:p>
      <text:p text:style-name="P2"><text:span text:style-name="T3"><text:s text:c="12"/></text:span><text:span text:style-name="T6">this</text:span><text:span text:style-name="T3">.ActualizarArmamentos();</text:span></text:p>
      <text:p text:style-name="P2"><text:span text:style-name="T3"><text:s text:c="12"/></text:span><text:span text:style-name="T6">this</text:span><text:span text:style-name="T3">.BorrarArmamentosExplotados();</text:span></text:p>
      <text:p text:style-name="P2"><text:span text:style-name="T3"><text:s text:c="12"/></text:span><text:span text:style-name="T6">this</text:span><text:span text:style-name="T3">.ActualizarPosicionDeNaves();</text:span></text:p>
      <text:p text:style-name="P23"><text:s text:c="8"/>}</text:p>
      <text:p text:style-name="P23"/>
      <text:p text:style-name="P2"><text:span text:style-name="T3"><text:s text:c="8"/></text:span><text:span text:style-name="T8">/* M</text:span><text:span text:style-name="T8">é</text:span><text:span text:style-name="T8">todo auxiliar para mover las naves */</text:span></text:p>
      <text:p text:style-name="P2"><text:span text:style-name="T3"><text:s text:c="8"/></text:span><text:span text:style-name="T6">private</text:span><text:span text:style-name="T3"> </text:span><text:span text:style-name="T6">void</text:span><text:span text:style-name="T3"> ActualizarPosicionDeNaves()</text:span></text:p>
      <text:p text:style-name="P23"><text:s text:c="8"/>{</text:p>
      <text:p text:style-name="P2"><text:span text:style-name="T3"><text:s text:c="12"/></text:span><text:span text:style-name="T6">foreach</text:span><text:span text:style-name="T3"> (</text:span><text:span text:style-name="T7">Nave</text:span><text:span text:style-name="T3"> nave </text:span><text:span text:style-name="T6">in</text:span><text:span text:style-name="T3"> naves)</text:span></text:p>
      <text:p text:style-name="P23"><text:s text:c="12"/>{</text:p>
      <text:p text:style-name="P23"><text:s text:c="16"/>nave.Mover();</text:p>
      <text:p text:style-name="P23"><text:s text:c="12"/>}</text:p>
      <text:p text:style-name="P23"><text:s text:c="8"/>}</text:p>
      <text:p text:style-name="P23"/>
      <text:p text:style-name="P2"><text:span text:style-name="T3"><text:s text:c="8"/></text:span><text:span text:style-name="T8">/* M</text:span><text:span text:style-name="T8">é</text:span><text:span text:style-name="T8">todo auxiliar para actualizar los armamentos */</text:span></text:p>
      <text:p text:style-name="P2"><text:span text:style-name="T3"><text:s text:c="8"/></text:span><text:span text:style-name="T6">private</text:span><text:span text:style-name="T3"> </text:span><text:span text:style-name="T6">void</text:span><text:span text:style-name="T3"> ActualizarArmamentos()</text:span></text:p>
      <text:p text:style-name="P23"><text:s text:c="8"/>{</text:p>
      <text:p text:style-name="P2"><text:span text:style-name="T3"><text:s text:c="12"/></text:span><text:span text:style-name="T6">foreach</text:span><text:span text:style-name="T3"> (</text:span><text:span text:style-name="T7">Armamento</text:span><text:span text:style-name="T3"> armamento </text:span><text:span text:style-name="T6">in</text:span><text:span text:style-name="T3"> armamentos)</text:span></text:p>
      <text:p text:style-name="P23"><text:s text:c="12"/>{</text:p>
      <text:p text:style-name="P23"><text:s text:c="16"/>armamento.Actualizar();</text:p>
      <text:p text:style-name="P23"><text:s text:c="12"/>}</text:p>
      <text:p text:style-name="P23"><text:s text:c="8"/>}</text:p>
      <text:p text:style-name="P23"/>
      <text:p text:style-name="P2"><text:span text:style-name="T3"><text:s text:c="8"/></text:span><text:span text:style-name="T8">/* M</text:span><text:span text:style-name="T8">é</text:span><text:span text:style-name="T8">todo auxiliar para borrar los armamentos que ya est</text:span><text:span text:style-name="T8">á</text:span><text:span text:style-name="T8">n explotados y no sirven */</text:span></text:p>
      <text:p text:style-name="P2"><text:span text:style-name="T3"><text:s text:c="8"/></text:span><text:span text:style-name="T6">private</text:span><text:span text:style-name="T3"> </text:span><text:span text:style-name="T6">void</text:span><text:span text:style-name="T3"> BorrarArmamentosExplotados()</text:span></text:p>
      <text:p text:style-name="P23"><text:s text:c="8"/>{</text:p>
      <text:p text:style-name="P2"><text:span text:style-name="T3"><text:s text:c="12"/></text:span><text:span text:style-name="T7">List</text:span><text:span text:style-name="T3">&lt;</text:span><text:span text:style-name="T7">Armamento</text:span><text:span text:style-name="T3">&gt; armamentosActualizados = </text:span><text:span text:style-name="T6">new</text:span><text:span text:style-name="T3"> </text:span><text:span text:style-name="T7">List</text:span><text:span text:style-name="T3">&lt;</text:span><text:span text:style-name="T7">Armamento</text:span><text:span text:style-name="T3">&gt;();</text:span></text:p>
      <text:p text:style-name="P2"><text:span text:style-name="T3"><text:s text:c="12"/></text:span><text:span text:style-name="T6">foreach</text:span><text:span text:style-name="T3"> (</text:span><text:span text:style-name="T7">Armamento</text:span><text:span text:style-name="T3"> armamento </text:span><text:span text:style-name="T6">in</text:span><text:span text:style-name="T3"> armamentos)</text:span></text:p>
      <text:p text:style-name="P23"><text:s text:c="12"/>{</text:p>
      <text:p text:style-name="P2"><text:span text:style-name="T3"><text:s text:c="16"/></text:span><text:span text:style-name="T6">if</text:span><text:span text:style-name="T3"> (!armamento.Explotado)</text:span></text:p>
      <text:p text:style-name="P23"><text:soft-page-break/><text:s text:c="16"/>{</text:p>
      <text:p text:style-name="P23"><text:s text:c="20"/>armamentosActualizados.Add(armamento);</text:p>
      <text:p text:style-name="P23"><text:s text:c="16"/>}</text:p>
      <text:p text:style-name="P23"><text:s text:c="12"/>}</text:p>
      <text:p text:style-name="P2"><text:span text:style-name="T3"><text:s text:c="12"/></text:span><text:span text:style-name="T6">this</text:span><text:span text:style-name="T3">.armamentos = armamentosActualizados;</text:span></text:p>
      <text:p text:style-name="P23"><text:s text:c="8"/>}</text:p>
      <text:p text:style-name="P23"/>
      <text:p text:style-name="P2"><text:span text:style-name="T3"><text:s text:c="8"/></text:span><text:span text:style-name="T8">//---------------------------------------------------------------------</text:span></text:p>
      <text:p text:style-name="P2"><text:span text:style-name="T3"><text:s text:c="8"/></text:span><text:span text:style-name="T8">/*Si el tablero sigue teniendo alguna nave*/</text:span></text:p>
      <text:p text:style-name="P2"><text:span text:style-name="T3"><text:s text:c="8"/></text:span><text:span text:style-name="T6">public</text:span><text:span text:style-name="T3"> </text:span><text:span text:style-name="T7">Boolean</text:span><text:span text:style-name="T3"> HayNave(</text:span><text:span text:style-name="T7">Posicion</text:span><text:span text:style-name="T3"> posicion) </text:span></text:p>
      <text:p text:style-name="P23"><text:s text:c="8"/>{</text:p>
      <text:p text:style-name="P2"><text:span text:style-name="T3"><text:s text:c="12"/></text:span><text:span text:style-name="T6">foreach</text:span><text:span text:style-name="T3"> (</text:span><text:span text:style-name="T7">Nave</text:span><text:span text:style-name="T3"> nave </text:span><text:span text:style-name="T6">in</text:span><text:span text:style-name="T3"> naves)</text:span></text:p>
      <text:p text:style-name="P23"><text:s text:c="12"/>{</text:p>
      <text:p text:style-name="P2"><text:span text:style-name="T3"><text:s text:c="16"/></text:span><text:span text:style-name="T7">List</text:span><text:span text:style-name="T3">&lt;</text:span><text:span text:style-name="T7">Posicion</text:span><text:span text:style-name="T3">&gt; listaPosiciones = (nave.GetPosiciones());</text:span></text:p>
      <text:p text:style-name="P2"><text:span text:style-name="T3"><text:s text:c="16"/></text:span><text:span text:style-name="T6">foreach</text:span><text:span text:style-name="T3"> (</text:span><text:span text:style-name="T7">Posicion</text:span><text:span text:style-name="T3"> posicionParteNave </text:span><text:span text:style-name="T6">in</text:span><text:span text:style-name="T3"> listaPosiciones)</text:span></text:p>
      <text:p text:style-name="P23"><text:s text:c="16"/>{</text:p>
      <text:p text:style-name="P2"><text:span text:style-name="T3"><text:s text:c="20"/></text:span><text:span text:style-name="T6">if</text:span><text:span text:style-name="T3"> (posicion.EsIgualA(posicionParteNave))</text:span></text:p>
      <text:p text:style-name="P23"><text:s text:c="20"/>{</text:p>
      <text:p text:style-name="P2"><text:span text:style-name="T3"><text:s text:c="24"/></text:span><text:span text:style-name="T6">return</text:span><text:span text:style-name="T3"> </text:span><text:span text:style-name="T6">true</text:span><text:span text:style-name="T3">;</text:span></text:p>
      <text:p text:style-name="P23"><text:s text:c="20"/>}</text:p>
      <text:p text:style-name="P23"><text:s text:c="16"/>}</text:p>
      <text:p text:style-name="P23"><text:s text:c="12"/>}</text:p>
      <text:p text:style-name="P2"><text:span text:style-name="T3"><text:s text:c="12"/></text:span><text:span text:style-name="T6">return</text:span><text:span text:style-name="T3"> </text:span><text:span text:style-name="T6">false</text:span><text:span text:style-name="T3">;</text:span></text:p>
      <text:p text:style-name="P23"><text:s text:c="8"/>}</text:p>
      <text:p text:style-name="P23"/>
      <text:p text:style-name="P2"><text:span text:style-name="T3"><text:s text:c="8"/></text:span><text:span text:style-name="T8">/*Estado de las naves del tablero*/</text:span></text:p>
      <text:p text:style-name="P2"><text:span text:style-name="T3"><text:s text:c="8"/></text:span><text:span text:style-name="T6">public</text:span><text:span text:style-name="T3"> </text:span><text:span text:style-name="T7">Boolean</text:span><text:span text:style-name="T3"> TieneNavesConVida()</text:span></text:p>
      <text:p text:style-name="P23"><text:s text:c="8"/>{</text:p>
      <text:p text:style-name="P2"><text:span text:style-name="T3"><text:s text:c="12"/></text:span><text:span text:style-name="T6">foreach</text:span><text:span text:style-name="T3"> (</text:span><text:span text:style-name="T7">Nave</text:span><text:span text:style-name="T3"> nave </text:span><text:span text:style-name="T6">in</text:span><text:span text:style-name="T3"> naves)</text:span></text:p>
      <text:p text:style-name="P23"><text:s text:c="12"/>{</text:p>
      <text:p text:style-name="P2"><text:span text:style-name="T3"><text:s text:c="16"/></text:span><text:span text:style-name="T6">if</text:span><text:span text:style-name="T3"> (!nave.EstaDestruida())</text:span></text:p>
      <text:p text:style-name="P23"><text:s text:c="16"/>{</text:p>
      <text:p text:style-name="P2"><text:span text:style-name="T3"><text:s text:c="20"/></text:span><text:span text:style-name="T6">return</text:span><text:span text:style-name="T3"> </text:span><text:span text:style-name="T6">true</text:span><text:span text:style-name="T3">;</text:span></text:p>
      <text:p text:style-name="P23"><text:s text:c="16"/>}</text:p>
      <text:p text:style-name="P23"><text:s text:c="12"/>}</text:p>
      <text:p text:style-name="P2"><text:span text:style-name="T3"><text:s text:c="12"/></text:span><text:span text:style-name="T6">return</text:span><text:span text:style-name="T3"> </text:span><text:span text:style-name="T6">false</text:span><text:span text:style-name="T3">;</text:span></text:p>
      <text:p text:style-name="P23"><text:s text:c="8"/>}</text:p>
      <text:p text:style-name="P23"><text:s text:c="4"/>}</text:p>
      <text:p text:style-name="P23">}</text:p>
      <text:p text:style-name="P16"><text:soft-page-break/></text:p>
      <text:p text:style-name="P16"/>
      <text:p text:style-name="P16"/>
      <text:p text:style-name="P16"/>
      <text:p text:style-name="P16"/>
      <text:p text:style-name="P16"/>
      <text:p text:style-name="P16"/>
      <text:p text:style-name="P14"/>
      <text:p text:style-name="P8">Checklist de corrección</text:p>
      <text:p text:style-name="P16">Esta sección es para uso exclusivo de la cátedra, por favor no modificar.</text:p>
      <text:p text:style-name="P22"/>
      <text:p text:style-name="P20">Carpeta</text:p>
      <text:p text:style-name="P21">Generalidades</text:p>
      <text:list xml:id="list2933487661525868024" text:style-name="L4">
        <text:list-item>
          <text:p text:style-name="P33">¿Son correctos los supuestos y extensiones?</text:p>
        </text:list-item>
        <text:list-item>
          <text:p text:style-name="P33">¿Es prolija la presentación? (hojas del mismo tamaño, numeradas y con tipografía uniforme)</text:p>
        </text:list-item>
      </text:list>
      <text:p text:style-name="P21">Modelo</text:p>
      <text:list xml:id="list237032541353920235" text:style-name="L5">
        <text:list-item>
          <text:p text:style-name="P34">¿Está completo?¿Contempla la totalidad del problema?</text:p>
        </text:list-item>
        <text:list-item>
          <text:p text:style-name="P34">¿Respeta encapsulamiento?</text:p>
        </text:list-item>
        <text:list-item>
          <text:p text:style-name="P34">¿Hace un buen uso de excepciones?</text:p>
        </text:list-item>
        <text:list-item>
          <text:p text:style-name="P34">¿Utiliza polimorfismo en las situaciones esperadas?</text:p>
        </text:list-item>
      </text:list>
      <text:p text:style-name="P22"/>
      <text:p text:style-name="P20">Diagramas</text:p>
      <text:p text:style-name="P21">Diagrama de clases</text:p>
      <text:list xml:id="list4198367774899172064" text:style-name="L6">
        <text:list-item>
          <text:p text:style-name="P35">¿Está completo?</text:p>
        </text:list-item>
        <text:list-item>
          <text:p text:style-name="P35">¿Está bien utilizada la notación?</text:p>
        </text:list-item>
      </text:list>
      <text:p text:style-name="P21">Diagramas de secuencia</text:p>
      <text:list xml:id="list9037028559231917361" text:style-name="L7">
        <text:list-item>
          <text:p text:style-name="P36">¿Está completo?</text:p>
        </text:list-item>
        <text:list-item>
          <text:p text:style-name="P36">¿Es consistente con el diagrama de clases?</text:p>
        </text:list-item>
        <text:list-item>
          <text:p text:style-name="P36">¿Está bien utilizada la notación?</text:p>
        </text:list-item>
      </text:list>
      <text:p text:style-name="P21">Diagrama de estados</text:p>
      <text:list xml:id="list7417151357484795882" text:style-name="L8">
        <text:list-item>
          <text:p text:style-name="P37">¿Está completo?</text:p>
        </text:list-item>
        <text:list-item>
          <text:p text:style-name="P37">¿Está bien utilizada la notación?</text:p>
        </text:list-item>
      </text:list>
      <text:p text:style-name="P22"/>
      <text:p text:style-name="P13">Código</text:p>
      <text:p text:style-name="P21">Generalidades</text:p>
      <text:list xml:id="list2852803075790352733" text:style-name="L9">
        <text:list-item>
          <text:p text:style-name="P38">¿Respeta estándares de codificación?</text:p>
        </text:list-item>
        <text:list-item>
          <text:p text:style-name="P38">¿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Calibri1" svg:font-family="Calibri"/>
    <style:font-face style:name="Cambria" svg:font-family="Cambria"/>
    <style:font-face style:name="Consolas" svg:font-family="Consolas"/>
    <style:font-face style:name="OpenSymbol" svg:font-family="OpenSymbol"/>
    <style:font-face style:name="Symbol" svg:font-family="Symbol"/>
    <style:font-face style:name="Verdana" svg:font-family="Verdana"/>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6" meta:page-count="50" meta:paragraph-count="1382" meta:word-count="5411" meta:character-count="54612"/>
    <dc:date>2013-07-03T02:14:02.31</dc:date>
    <meta:editing-duration>PT34M42S</meta:editing-duration>
    <meta:editing-cycles>1</meta:editing-cycles>
    <meta:generator>OpenOffice.org/3.4.1$Win32 OpenOffice.org_project/341m1$Build-9593</meta:generator>
  </office:meta>
</office:document-meta>
</file>